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5700000318D4D87E33220F72D2.png" manifest:media-type="image/png"/>
  <manifest:file-entry manifest:full-path="Pictures/1000000100000457000003180255090F09C8D736.png" manifest:media-type="image/png"/>
  <manifest:file-entry manifest:full-path="Pictures/100000000000045700000318A21C775E19244BD9.png" manifest:media-type="image/png"/>
  <manifest:file-entry manifest:full-path="Pictures/10000001000001140000009D88240F25B2DEDF47.png" manifest:media-type="image/png"/>
  <manifest:file-entry manifest:full-path="Pictures/10000000000003E9000002EDFB4872C1CA901A66.png" manifest:media-type="image/png"/>
  <manifest:file-entry manifest:full-path="Pictures/10000000000000710000021CEAB3FAEB55EDBC2C.png" manifest:media-type="image/png"/>
  <manifest:file-entry manifest:full-path="Pictures/1000000000000457000003186B85E442CFA065E0.png" manifest:media-type="image/png"/>
  <manifest:file-entry manifest:full-path="Pictures/1000000000000503000003BFFD7B04BB3A9E41F6.png" manifest:media-type="image/png"/>
  <manifest:file-entry manifest:full-path="Pictures/1000000000000555000000FA0609DD94561870C0.png" manifest:media-type="image/png"/>
  <manifest:file-entry manifest:full-path="Pictures/1000000000000281000001E0163183B8DEDDB747.png" manifest:media-type="image/png"/>
  <manifest:file-entry manifest:full-path="Pictures/1000000000000402000001CA40F087A2EA293057.png" manifest:media-type="image/png"/>
  <manifest:file-entry manifest:full-path="Pictures/100000000000032000000258436B4C156DD8F1B3.png" manifest:media-type="image/png"/>
  <manifest:file-entry manifest:full-path="Pictures/1000000000000457000003180DA2AD991CE438A5.png" manifest:media-type="image/png"/>
  <manifest:file-entry manifest:full-path="Pictures/100000000000016C00000242CBC30A3F7241CC0E.png" manifest:media-type="image/png"/>
  <manifest:file-entry manifest:full-path="Pictures/100000000000016C00000242E46A3598994E02A1.png" manifest:media-type="image/png"/>
  <manifest:file-entry manifest:full-path="Pictures/1000000100000402000001CAC1E636EE77D246AB.png" manifest:media-type="image/png"/>
  <manifest:file-entry manifest:full-path="Pictures/10000000000003B80000021811B0339C2460396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5" style:family="table">
      <style:table-properties style:width="17cm" table:align="margins" style:writing-mode="lr-tb"/>
    </style:style>
    <style:style style:name="Table5.A" style:family="table-column">
      <style:table-column-properties style:column-width="17cm" style:rel-column-width="65535*"/>
    </style:style>
    <style:style style:name="Table5.A1" style:family="table-cell">
      <style:table-cell-properties style:vertical-align="middle" fo:padding="0.097cm" fo:border-left="0.5pt solid #000000" fo:border-right="0.5pt solid #000000" fo:border-top="0.5pt solid #000000" fo:border-bottom="none" style:writing-mode="page"/>
    </style:style>
    <style:style style:name="Table5.A2" style:family="table-cell">
      <style:table-cell-properties style:vertical-align="middle" fo:padding="0.097cm" fo:border-left="0.5pt solid #000000" fo:border-right="0.5pt solid #000000" fo:border-top="none" fo:border-bottom="0.5pt solid #000000" style:writing-mode="page"/>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1" style:family="table-row">
      <style:table-row-properties style:min-row-height="3.792cm"/>
    </style:style>
    <style:style style:name="Table1.A1" style:family="table-cell">
      <style:table-cell-properties style:vertical-align="middle" fo:padding="0.097cm" fo:border-left="0.5pt solid #000000" fo:border-right="0.5pt solid #000000" fo:border-top="0.5pt solid #000000" fo:border-bottom="none" style:writing-mode="page"/>
    </style:style>
    <style:style style:name="Table1.A2" style:family="table-cell">
      <style:table-cell-properties style:vertical-align="middle" fo:padding="0.097cm" fo:border-left="0.5pt solid #000000" fo:border-right="0.5pt solid #000000" fo:border-top="none" fo:border-bottom="0.5pt solid #000000" style:writing-mode="page"/>
    </style:style>
    <style:style style:name="Table1.3" style:family="table-row">
      <style:table-row-properties style:min-row-height="5.886cm"/>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style:vertical-align="middle" fo:padding="0.097cm" fo:border-left="0.5pt solid #000000" fo:border-right="0.5pt solid #000000" fo:border-top="0.5pt solid #000000" fo:border-bottom="none" style:writing-mode="page"/>
    </style:style>
    <style:style style:name="Table13.A2" style:family="table-cell">
      <style:table-cell-properties style:vertical-align="middle" fo:padding="0.097cm" fo:border-left="0.5pt solid #000000" fo:border-right="0.5pt solid #000000" fo:border-top="none" fo:border-bottom="0.5pt solid #000000" style:writing-mode="page"/>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style:vertical-align="middle" fo:padding="0.097cm" fo:border-left="0.5pt solid #000000" fo:border-right="0.5pt solid #000000" fo:border-top="0.5pt solid #000000" fo:border-bottom="none" style:writing-mode="page"/>
    </style:style>
    <style:style style:name="Table4.A2" style:family="table-cell">
      <style:table-cell-properties style:vertical-align="middle" fo:padding="0.097cm" fo:border-left="0.5pt solid #000000" fo:border-right="0.5pt solid #000000" fo:border-top="none" fo:border-bottom="0.5pt solid #000000" style:writing-mode="page"/>
    </style:style>
    <style:style style:name="Table2" style:family="table">
      <style:table-properties style:width="17cm" table:align="margins" style:writing-mode="lr-tb"/>
    </style:style>
    <style:style style:name="Table2.A" style:family="table-column">
      <style:table-column-properties style:column-width="17cm" style:rel-column-width="65535*"/>
    </style:style>
    <style:style style:name="Table2.A1" style:family="table-cell">
      <style:table-cell-properties style:vertical-align="middle" fo:padding="0.097cm" fo:border-left="0.5pt solid #000000" fo:border-right="0.5pt solid #000000" fo:border-top="0.5pt solid #000000" fo:border-bottom="none" style:writing-mode="page"/>
    </style:style>
    <style:style style:name="Table2.A2" style:family="table-cell">
      <style:table-cell-properties style:vertical-align="middle" fo:padding="0.097cm" fo:border-left="0.5pt solid #000000" fo:border-right="0.5pt solid #000000" fo:border-top="none" fo:border-bottom="0.5pt solid #000000" style:writing-mode="page"/>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1" style:family="table-row">
      <style:table-row-properties style:min-row-height="6.682cm"/>
    </style:style>
    <style:style style:name="Table11.A1" style:family="table-cell">
      <style:table-cell-properties style:vertical-align="middle" fo:padding="0.097cm" fo:border-left="0.5pt solid #000000" fo:border-right="0.5pt solid #000000" fo:border-top="0.5pt solid #000000" fo:border-bottom="none" style:writing-mode="page"/>
    </style:style>
    <style:style style:name="Table11.2" style:family="table-row">
      <style:table-row-properties style:min-row-height="1.54cm"/>
    </style:style>
    <style:style style:name="Table11.A2" style:family="table-cell">
      <style:table-cell-properties fo:padding="0.097cm" fo:border-left="0.5pt solid #000000" fo:border-right="0.5pt solid #000000" fo:border-top="none" fo:border-bottom="0.5pt solid #000000" style:writing-mode="page"/>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style:vertical-align="middle" fo:padding="0.097cm" fo:border-left="0.5pt solid #000000" fo:border-right="0.5pt solid #000000" fo:border-top="0.5pt solid #000000" fo:border-bottom="none" style:writing-mode="page"/>
    </style:style>
    <style:style style:name="Table15.A2" style:family="table-cell">
      <style:table-cell-properties style:vertical-align="middle" fo:padding="0.097cm" fo:border-left="0.5pt solid #000000" fo:border-right="0.5pt solid #000000" fo:border-top="none" fo:border-bottom="0.5pt solid #000000" style:writing-mode="page"/>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style:vertical-align="middle" fo:padding="0.097cm" fo:border-left="0.5pt solid #000000" fo:border-right="0.5pt solid #000000" fo:border-top="0.5pt solid #000000" fo:border-bottom="none" style:writing-mode="page"/>
    </style:style>
    <style:style style:name="Table14.A2" style:family="table-cell">
      <style:table-cell-properties style:vertical-align="middle" fo:padding="0.097cm" fo:border-left="0.5pt solid #000000" fo:border-right="0.5pt solid #000000" fo:border-top="none" fo:border-bottom="0.5pt solid #000000" style:writing-mode="page"/>
    </style:style>
    <style:style style:name="P1" style:family="paragraph" style:parent-style-name="Footer">
      <style:paragraph-properties fo:text-align="center" style:justify-single-word="false"/>
    </style:style>
    <style:style style:name="P2" style:family="paragraph" style:parent-style-name="Caption">
      <style:paragraph-properties fo:text-align="center" style:justify-single-word="false"/>
      <style:text-properties officeooo:paragraph-rsid="029b09d9"/>
    </style:style>
    <style:style style:name="P3" style:family="paragraph" style:parent-style-name="Caption">
      <style:paragraph-properties fo:text-align="center" style:justify-single-word="false"/>
      <style:text-properties officeooo:paragraph-rsid="02b6249c"/>
    </style:style>
    <style:style style:name="P4" style:family="paragraph" style:parent-style-name="Caption">
      <style:paragraph-properties fo:text-align="center" style:justify-single-word="false"/>
      <style:text-properties officeooo:paragraph-rsid="02b7296f"/>
    </style:style>
    <style:style style:name="P5" style:family="paragraph" style:parent-style-name="Caption">
      <style:paragraph-properties fo:text-align="center" style:justify-single-word="false"/>
      <style:text-properties officeooo:paragraph-rsid="02b7cb02"/>
    </style:style>
    <style:style style:name="P6" style:family="paragraph" style:parent-style-name="Table_20_Contents">
      <style:paragraph-properties fo:text-align="center" style:justify-single-word="false"/>
    </style:style>
    <style:style style:name="P7" style:family="paragraph" style:parent-style-name="Caption">
      <style:paragraph-properties fo:text-align="center" style:justify-single-word="false"/>
      <style:text-properties officeooo:paragraph-rsid="04ab9c1d"/>
    </style:style>
    <style:style style:name="P8" style:family="paragraph" style:parent-style-name="Table_20_Contents">
      <style:paragraph-properties fo:text-align="center" style:justify-single-word="false"/>
      <style:text-properties officeooo:paragraph-rsid="04ab9c1d"/>
    </style:style>
    <style:style style:name="P9" style:family="paragraph" style:parent-style-name="Standard">
      <style:paragraph-properties fo:text-align="center" style:justify-single-word="false"/>
    </style:style>
    <style:style style:name="P10" style:family="paragraph" style:parent-style-name="Table_20_Contents">
      <style:paragraph-properties fo:text-align="center" style:justify-single-word="false"/>
      <style:text-properties officeooo:paragraph-rsid="04c23220"/>
    </style:style>
    <style:style style:name="P11" style:family="paragraph" style:parent-style-name="First_20_line_20_indent">
      <style:text-properties officeooo:rsid="012b8127" officeooo:paragraph-rsid="012b8127"/>
    </style:style>
    <style:style style:name="P12" style:family="paragraph" style:parent-style-name="Preformatted_20_Text">
      <style:text-properties fo:font-weight="normal" officeooo:rsid="08acdc8f" officeooo:paragraph-rsid="08acdc8f" style:font-weight-asian="normal" style:font-weight-complex="normal"/>
    </style:style>
    <style:style style:name="P13" style:family="paragraph" style:parent-style-name="First_20_line_20_indent">
      <style:paragraph-properties style:writing-mode="lr-tb"/>
      <style:text-properties fo:font-weight="normal" officeooo:rsid="044391de" officeooo:paragraph-rsid="04ab9c1d" style:font-weight-asian="normal" style:font-weight-complex="normal"/>
    </style:style>
    <style:style style:name="P14" style:family="paragraph" style:parent-style-name="First_20_line_20_indent">
      <style:text-properties fo:font-weight="normal" officeooo:rsid="042b64ab" officeooo:paragraph-rsid="04cb4aa9" style:font-weight-asian="normal" style:font-weight-complex="normal"/>
    </style:style>
    <style:style style:name="P15" style:family="paragraph" style:parent-style-name="First_20_line_20_indent">
      <style:paragraph-properties style:writing-mode="lr-tb"/>
      <style:text-properties fo:font-weight="normal" officeooo:rsid="05d7caa6" officeooo:paragraph-rsid="05d06642" style:font-weight-asian="normal" style:font-weight-complex="normal"/>
    </style:style>
    <style:style style:name="P16" style:family="paragraph" style:parent-style-name="First_20_line_20_indent">
      <style:paragraph-properties style:writing-mode="lr-tb"/>
      <style:text-properties fo:font-weight="normal" officeooo:rsid="05dafff1" officeooo:paragraph-rsid="05dafff1" style:font-weight-asian="normal" style:font-weight-complex="normal"/>
    </style:style>
    <style:style style:name="P17" style:family="paragraph" style:parent-style-name="First_20_line_20_indent">
      <style:text-properties fo:font-weight="normal" officeooo:rsid="04f0fa82" officeooo:paragraph-rsid="04ef4db5" style:font-weight-asian="normal" style:font-weight-complex="normal"/>
    </style:style>
    <style:style style:name="P18" style:family="paragraph" style:parent-style-name="First_20_line_20_indent">
      <style:text-properties fo:font-weight="normal" officeooo:rsid="04fdaa6f" officeooo:paragraph-rsid="04fd944e" style:font-weight-asian="normal" style:font-weight-complex="normal"/>
    </style:style>
    <style:style style:name="P19" style:family="paragraph" style:parent-style-name="First_20_line_20_indent">
      <style:text-properties officeooo:rsid="02e85965" officeooo:paragraph-rsid="02e85965"/>
    </style:style>
    <style:style style:name="P20" style:family="paragraph" style:parent-style-name="First_20_line_20_indent">
      <style:text-properties officeooo:rsid="02e85965" officeooo:paragraph-rsid="04ccbe36"/>
    </style:style>
    <style:style style:name="P21" style:family="paragraph" style:parent-style-name="First_20_line_20_indent">
      <style:text-properties officeooo:rsid="02e85965" officeooo:paragraph-rsid="04cb4aa9"/>
    </style:style>
    <style:style style:name="P22" style:family="paragraph" style:parent-style-name="First_20_line_20_indent">
      <style:text-properties officeooo:rsid="04110414" officeooo:paragraph-rsid="04110414"/>
    </style:style>
    <style:style style:name="P23" style:family="paragraph" style:parent-style-name="First_20_line_20_indent">
      <style:text-properties officeooo:rsid="04110414" officeooo:paragraph-rsid="04cb4aa9"/>
    </style:style>
    <style:style style:name="P24" style:family="paragraph" style:parent-style-name="First_20_line_20_indent">
      <style:text-properties officeooo:rsid="04110414" officeooo:paragraph-rsid="04ccbe36"/>
    </style:style>
    <style:style style:name="P25" style:family="paragraph" style:parent-style-name="sub-groups_20_in_20_changelog">
      <style:text-properties officeooo:paragraph-rsid="049d7bd4"/>
    </style:style>
    <style:style style:name="P26" style:family="paragraph" style:parent-style-name="First_20_line_20_indent">
      <style:text-properties officeooo:rsid="01db4886" officeooo:paragraph-rsid="04a2d688"/>
    </style:style>
    <style:style style:name="P27" style:family="paragraph" style:parent-style-name="First_20_line_20_indent">
      <style:text-properties officeooo:rsid="01f45f89" officeooo:paragraph-rsid="04a2d688"/>
    </style:style>
    <style:style style:name="P28" style:family="paragraph" style:parent-style-name="First_20_line_20_indent">
      <style:text-properties officeooo:rsid="01bf8369" officeooo:paragraph-rsid="04a2d688"/>
    </style:style>
    <style:style style:name="P29" style:family="paragraph" style:parent-style-name="First_20_line_20_indent">
      <style:text-properties officeooo:rsid="01c8bc6d" officeooo:paragraph-rsid="04a2d688"/>
    </style:style>
    <style:style style:name="P30" style:family="paragraph" style:parent-style-name="First_20_line_20_indent">
      <style:text-properties officeooo:paragraph-rsid="0176485e"/>
    </style:style>
    <style:style style:name="P31" style:family="paragraph" style:parent-style-name="First_20_line_20_indent">
      <style:text-properties officeooo:paragraph-rsid="04ab9c1d"/>
    </style:style>
    <style:style style:name="P32" style:family="paragraph" style:parent-style-name="First_20_line_20_indent">
      <style:text-properties officeooo:rsid="04f250e0" officeooo:paragraph-rsid="04f250e0"/>
    </style:style>
    <style:style style:name="P33" style:family="paragraph" style:parent-style-name="First_20_line_20_indent">
      <style:text-properties fo:font-size="12pt" officeooo:rsid="04110414" officeooo:paragraph-rsid="04ef3d1f" style:font-size-asian="12pt" style:font-size-complex="12pt"/>
    </style:style>
    <style:style style:name="P34" style:family="paragraph" style:parent-style-name="First_20_line_20_indent">
      <style:paragraph-properties style:writing-mode="lr-tb"/>
      <style:text-properties style:text-underline-style="none" fo:font-weight="bold" officeooo:rsid="01172dc2" officeooo:paragraph-rsid="054dbd7f" style:font-weight-asian="bold" style:font-weight-complex="bold"/>
    </style:style>
    <style:style style:name="P35" style:family="paragraph" style:parent-style-name="First_20_line_20_indent">
      <style:paragraph-properties style:writing-mode="lr-tb"/>
      <style:text-properties style:text-underline-style="none" fo:font-weight="bold" officeooo:rsid="01172dc2" officeooo:paragraph-rsid="08d231d6" style:font-weight-asian="bold" style:font-weight-complex="bold"/>
    </style:style>
    <style:style style:name="P36" style:family="paragraph" style:parent-style-name="First_20_line_20_indent">
      <style:paragraph-properties fo:text-align="start" style:justify-single-word="false" style:writing-mode="lr-tb"/>
      <style:text-properties style:text-underline-style="none" fo:font-weight="normal" officeooo:rsid="0627e2ce" officeooo:paragraph-rsid="0627e2ce" style:font-weight-asian="normal" style:font-weight-complex="normal"/>
    </style:style>
    <style:style style:name="P37" style:family="paragraph" style:parent-style-name="First_20_line_20_indent">
      <style:paragraph-properties fo:text-align="start" style:justify-single-word="false" style:writing-mode="lr-tb"/>
      <style:text-properties style:text-underline-style="none" fo:font-weight="normal" officeooo:rsid="0627e2ce" officeooo:paragraph-rsid="08cf72f8" style:font-weight-asian="normal" style:font-weight-complex="normal"/>
    </style:style>
    <style:style style:name="P38" style:family="paragraph" style:parent-style-name="First_20_line_20_indent">
      <style:paragraph-properties fo:text-align="start" style:justify-single-word="false" style:writing-mode="lr-tb"/>
      <style:text-properties style:text-underline-style="none" fo:font-weight="normal" officeooo:rsid="0624d03a" officeooo:paragraph-rsid="0624d03a" style:font-weight-asian="normal" style:font-weight-complex="normal"/>
    </style:style>
    <style:style style:name="P39" style:family="paragraph" style:parent-style-name="First_20_line_20_indent">
      <style:paragraph-properties fo:text-align="start" style:justify-single-word="false" style:writing-mode="lr-tb"/>
      <style:text-properties style:text-underline-style="none" fo:font-weight="normal" officeooo:rsid="0624d03a" officeooo:paragraph-rsid="08cf72f8" style:font-weight-asian="normal" style:font-weight-complex="normal"/>
    </style:style>
    <style:style style:name="P40" style:family="paragraph" style:parent-style-name="First_20_line_20_indent">
      <style:text-properties officeooo:paragraph-rsid="0172876d"/>
    </style:style>
    <style:style style:name="P41" style:family="paragraph" style:parent-style-name="First_20_line_20_indent">
      <style:text-properties officeooo:paragraph-rsid="0557e5d6"/>
    </style:style>
    <style:style style:name="P42" style:family="paragraph" style:parent-style-name="First_20_line_20_indent">
      <style:text-properties officeooo:paragraph-rsid="055b0d3c"/>
    </style:style>
    <style:style style:name="P43" style:family="paragraph" style:parent-style-name="First_20_line_20_indent">
      <style:paragraph-properties style:writing-mode="lr-tb"/>
      <style:text-properties officeooo:rsid="012a3e7e" officeooo:paragraph-rsid="01b4bcc3"/>
    </style:style>
    <style:style style:name="P44" style:family="paragraph" style:parent-style-name="First_20_line_20_indent">
      <style:paragraph-properties fo:text-align="start" style:justify-single-word="false" style:writing-mode="lr-tb"/>
      <style:text-properties officeooo:rsid="0627e2ce" officeooo:paragraph-rsid="062753a4"/>
    </style:style>
    <style:style style:name="P45" style:family="paragraph" style:parent-style-name="First_20_line_20_indent">
      <style:paragraph-properties fo:text-align="start" style:justify-single-word="false" style:writing-mode="lr-tb"/>
      <style:text-properties officeooo:rsid="0627e2ce" officeooo:paragraph-rsid="08cf72f8"/>
    </style:style>
    <style:style style:name="P46" style:family="paragraph" style:parent-style-name="First_20_line_20_indent">
      <style:text-properties officeooo:rsid="063d2149" officeooo:paragraph-rsid="063d2149"/>
    </style:style>
    <style:style style:name="P47" style:family="paragraph" style:parent-style-name="First_20_line_20_indent">
      <style:text-properties officeooo:paragraph-rsid="0652bd8f"/>
    </style:style>
    <style:style style:name="P48" style:family="paragraph" style:parent-style-name="First_20_line_20_indent">
      <style:paragraph-properties style:writing-mode="lr-tb"/>
      <style:text-properties officeooo:rsid="06611366" officeooo:paragraph-rsid="06611366"/>
    </style:style>
    <style:style style:name="P49" style:family="paragraph" style:parent-style-name="First_20_line_20_indent">
      <style:paragraph-properties style:writing-mode="lr-tb"/>
      <style:text-properties officeooo:rsid="06611366" officeooo:paragraph-rsid="074c7aa5"/>
    </style:style>
    <style:style style:name="P50" style:family="paragraph" style:parent-style-name="Preformatted_20_Text">
      <style:text-properties officeooo:rsid="06611366" officeooo:paragraph-rsid="074d044d"/>
    </style:style>
    <style:style style:name="P51" style:family="paragraph" style:parent-style-name="Table_20_Contents">
      <style:paragraph-properties fo:text-align="center" style:justify-single-word="false"/>
      <style:text-properties fo:font-style="italic" style:font-style-asian="italic" style:font-style-complex="italic"/>
    </style:style>
    <style:style style:name="P52" style:family="paragraph" style:parent-style-name="Table_20_Contents">
      <style:paragraph-properties fo:text-align="center" style:justify-single-word="false"/>
      <style:text-properties fo:font-style="italic" officeooo:rsid="04f3eb4e" officeooo:paragraph-rsid="04f3eb4e" style:font-style-asian="italic" style:font-style-complex="italic"/>
    </style:style>
    <style:style style:name="P53" style:family="paragraph" style:parent-style-name="Table_20_Contents">
      <style:paragraph-properties fo:text-align="center" style:justify-single-word="false"/>
      <style:text-properties fo:font-style="italic" officeooo:rsid="04f502f3" officeooo:paragraph-rsid="04f502f3" style:font-style-asian="italic" style:font-style-complex="italic"/>
    </style:style>
    <style:style style:name="P54" style:family="paragraph" style:parent-style-name="Table_20_Contents">
      <style:paragraph-properties fo:text-align="center" style:justify-single-word="false"/>
      <style:text-properties fo:font-style="italic" officeooo:rsid="04f502f3" officeooo:paragraph-rsid="086e91ce" style:font-style-asian="italic" style:font-style-complex="italic"/>
    </style:style>
    <style:style style:name="P55" style:family="paragraph" style:parent-style-name="Table_20_Contents">
      <style:paragraph-properties fo:text-align="center" style:justify-single-word="false"/>
      <style:text-properties fo:font-style="italic" officeooo:rsid="05be064b" officeooo:paragraph-rsid="05be064b" style:font-style-asian="italic" style:font-style-complex="italic"/>
    </style:style>
    <style:style style:name="P56" style:family="paragraph" style:parent-style-name="Table_20_Contents">
      <style:paragraph-properties fo:text-align="center" style:justify-single-word="false"/>
      <style:text-properties fo:font-style="italic" officeooo:rsid="034b9f81" officeooo:paragraph-rsid="04c23220" style:font-style-asian="italic" style:font-style-complex="italic"/>
    </style:style>
    <style:style style:name="P57" style:family="paragraph" style:parent-style-name="Table_20_Contents">
      <style:paragraph-properties fo:text-align="center" style:justify-single-word="false"/>
      <style:text-properties fo:font-style="italic" officeooo:rsid="034f0324" officeooo:paragraph-rsid="04c23220" style:font-style-asian="italic" style:font-style-complex="italic"/>
    </style:style>
    <style:style style:name="P58" style:family="paragraph" style:parent-style-name="Table_20_Contents">
      <style:paragraph-properties fo:text-align="center" style:justify-single-word="false" style:writing-mode="lr-tb"/>
      <style:text-properties fo:font-style="italic" officeooo:rsid="088df28f" officeooo:paragraph-rsid="088df28f" style:font-style-asian="italic" style:font-style-complex="italic"/>
    </style:style>
    <style:style style:name="P59" style:family="paragraph" style:parent-style-name="Table_20_Contents">
      <style:paragraph-properties fo:text-align="center" style:justify-single-word="false"/>
      <style:text-properties fo:font-style="italic" officeooo:rsid="088e27ea" officeooo:paragraph-rsid="088e27ea" style:font-style-asian="italic" style:font-style-complex="italic"/>
    </style:style>
    <style:style style:name="P60" style:family="paragraph" style:parent-style-name="Table_20_Contents">
      <style:paragraph-properties fo:text-align="center" style:justify-single-word="false"/>
      <style:text-properties fo:font-style="italic" officeooo:rsid="08920f2d" officeooo:paragraph-rsid="08920f2d" style:font-style-asian="italic" style:font-style-complex="italic"/>
    </style:style>
    <style:style style:name="P61" style:family="paragraph" style:parent-style-name="First_20_line_20_indent">
      <style:text-properties officeooo:rsid="066dd46b" officeooo:paragraph-rsid="066dd46b"/>
    </style:style>
    <style:style style:name="P62" style:family="paragraph" style:parent-style-name="First_20_line_20_indent">
      <style:text-properties officeooo:rsid="066dd46b" officeooo:paragraph-rsid="074d044d"/>
    </style:style>
    <style:style style:name="P63" style:family="paragraph" style:parent-style-name="First_20_line_20_indent">
      <style:text-properties officeooo:paragraph-rsid="071bb8e8"/>
    </style:style>
    <style:style style:name="P64" style:family="paragraph" style:parent-style-name="Preformatted_20_Text">
      <style:text-properties officeooo:paragraph-rsid="062cf4bd"/>
    </style:style>
    <style:style style:name="P65" style:family="paragraph" style:parent-style-name="Preformatted_20_Text">
      <style:text-properties style:font-name="Liberation Mono" officeooo:rsid="06f83a9c" officeooo:paragraph-rsid="06f83a9c"/>
    </style:style>
    <style:style style:name="P66" style:family="paragraph" style:parent-style-name="First_20_line_20_indent">
      <style:text-properties officeooo:paragraph-rsid="0738be62"/>
    </style:style>
    <style:style style:name="P67" style:family="paragraph" style:parent-style-name="First_20_line_20_indent">
      <style:text-properties officeooo:paragraph-rsid="07454a7d"/>
    </style:style>
    <style:style style:name="P68" style:family="paragraph" style:parent-style-name="Standard">
      <style:paragraph-properties fo:text-align="center" style:justify-single-word="false"/>
      <style:text-properties officeooo:rsid="001588cb" officeooo:paragraph-rsid="001588cb"/>
    </style:style>
    <style:style style:name="P69" style:family="paragraph" style:parent-style-name="First_20_line_20_indent">
      <style:paragraph-properties style:writing-mode="lr-tb"/>
      <style:text-properties officeooo:rsid="07812571" officeooo:paragraph-rsid="07812571"/>
    </style:style>
    <style:style style:name="P70" style:family="paragraph" style:parent-style-name="First_20_line_20_indent">
      <style:text-properties officeooo:rsid="078656e6" officeooo:paragraph-rsid="078656e6"/>
    </style:style>
    <style:style style:name="P71" style:family="paragraph" style:parent-style-name="First_20_line_20_indent">
      <style:text-properties officeooo:rsid="078656e6" officeooo:paragraph-rsid="07a2b444"/>
    </style:style>
    <style:style style:name="P72" style:family="paragraph" style:parent-style-name="First_20_line_20_indent">
      <style:text-properties officeooo:paragraph-rsid="07a2b444"/>
    </style:style>
    <style:style style:name="P73" style:family="paragraph" style:parent-style-name="First_20_line_20_indent">
      <style:text-properties officeooo:rsid="07a494ba" officeooo:paragraph-rsid="07a494ba"/>
    </style:style>
    <style:style style:name="P74" style:family="paragraph" style:parent-style-name="First_20_line_20_indent">
      <style:text-properties officeooo:rsid="07bc4ff5" officeooo:paragraph-rsid="07bc4ff5"/>
    </style:style>
    <style:style style:name="P75" style:family="paragraph" style:parent-style-name="First_20_line_20_indent">
      <style:text-properties officeooo:rsid="07bda0eb" officeooo:paragraph-rsid="07bda0eb"/>
    </style:style>
    <style:style style:name="P76" style:family="paragraph" style:parent-style-name="Preformatted_20_Text">
      <style:text-properties officeooo:paragraph-rsid="07bc4ff5"/>
    </style:style>
    <style:style style:name="P77" style:family="paragraph" style:parent-style-name="First_20_line_20_indent">
      <style:paragraph-properties style:writing-mode="lr-tb"/>
      <style:text-properties officeooo:rsid="036f75f3" officeooo:paragraph-rsid="04b0e516"/>
    </style:style>
    <style:style style:name="P78" style:family="paragraph" style:parent-style-name="First_20_line_20_indent">
      <style:paragraph-properties style:writing-mode="lr-tb"/>
      <style:text-properties officeooo:rsid="077e8aad" officeooo:paragraph-rsid="077e8aad"/>
    </style:style>
    <style:style style:name="P79" style:family="paragraph" style:parent-style-name="First_20_line_20_indent">
      <style:paragraph-properties style:writing-mode="lr-tb"/>
      <style:text-properties officeooo:rsid="08aa148d" officeooo:paragraph-rsid="08aa148d"/>
    </style:style>
    <style:style style:name="P80" style:family="paragraph" style:parent-style-name="First_20_line_20_indent">
      <style:paragraph-properties style:writing-mode="lr-tb"/>
      <style:text-properties officeooo:rsid="08aa148d" officeooo:paragraph-rsid="08b39a35"/>
    </style:style>
    <style:style style:name="P81" style:family="paragraph" style:parent-style-name="First_20_line_20_indent">
      <style:paragraph-properties style:writing-mode="lr-tb"/>
      <style:text-properties officeooo:rsid="08ac4c49" officeooo:paragraph-rsid="08ac4c49"/>
    </style:style>
    <style:style style:name="P82" style:family="paragraph" style:parent-style-name="First_20_line_20_indent">
      <style:paragraph-properties style:writing-mode="lr-tb"/>
      <style:text-properties officeooo:rsid="08ac4c49" officeooo:paragraph-rsid="08b1742d"/>
    </style:style>
    <style:style style:name="P83" style:family="paragraph" style:parent-style-name="First_20_line_20_indent">
      <style:paragraph-properties style:writing-mode="lr-tb"/>
      <style:text-properties officeooo:rsid="08ac4c49" officeooo:paragraph-rsid="08b3981d"/>
    </style:style>
    <style:style style:name="P84" style:family="paragraph" style:parent-style-name="First_20_line_20_indent">
      <style:paragraph-properties style:writing-mode="lr-tb"/>
      <style:text-properties officeooo:rsid="08ac4c49" officeooo:paragraph-rsid="08b39a35"/>
    </style:style>
    <style:style style:name="P85" style:family="paragraph" style:parent-style-name="First_20_line_20_indent">
      <style:text-properties officeooo:rsid="07a3669e" officeooo:paragraph-rsid="07a3669e"/>
    </style:style>
    <style:style style:name="P86" style:family="paragraph" style:parent-style-name="Preformatted_20_Text">
      <style:text-properties officeooo:paragraph-rsid="08846bb2"/>
    </style:style>
    <style:style style:name="P87" style:family="paragraph" style:parent-style-name="Preformatted_20_Text">
      <style:text-properties officeooo:paragraph-rsid="0888f61e"/>
    </style:style>
    <style:style style:name="P88" style:family="paragraph" style:parent-style-name="Preformatted_20_Text">
      <style:text-properties officeooo:paragraph-rsid="088a2f1b"/>
    </style:style>
    <style:style style:name="P89" style:family="paragraph" style:parent-style-name="Preformatted_20_Text">
      <style:text-properties officeooo:rsid="08aada64" officeooo:paragraph-rsid="08aada64"/>
    </style:style>
    <style:style style:name="P90" style:family="paragraph" style:parent-style-name="Preformatted_20_Text">
      <style:text-properties officeooo:rsid="08aada64" officeooo:paragraph-rsid="08b391da"/>
    </style:style>
    <style:style style:name="P91" style:family="paragraph" style:parent-style-name="Preformatted_20_Text">
      <style:text-properties officeooo:rsid="08aada64" officeooo:paragraph-rsid="08b3981d"/>
    </style:style>
    <style:style style:name="P92" style:family="paragraph" style:parent-style-name="First_20_line_20_indent">
      <style:text-properties officeooo:rsid="0350fc0d" officeooo:paragraph-rsid="04c23220"/>
    </style:style>
    <style:style style:name="P93" style:family="paragraph" style:parent-style-name="First_20_line_20_indent">
      <style:text-properties officeooo:rsid="017461d9" officeooo:paragraph-rsid="013c74e4"/>
    </style:style>
    <style:style style:name="P94" style:family="paragraph" style:parent-style-name="Preformatted_20_Text">
      <style:text-properties officeooo:paragraph-rsid="08cf72f8"/>
    </style:style>
    <style:style style:name="P95" style:family="paragraph" style:parent-style-name="Preformatted_20_Text">
      <style:text-properties officeooo:paragraph-rsid="08d231d6"/>
    </style:style>
    <style:style style:name="P96" style:family="paragraph" style:parent-style-name="First_20_line_20_indent">
      <style:text-properties officeooo:rsid="08da1758" officeooo:paragraph-rsid="08da1758"/>
    </style:style>
    <style:style style:name="P97" style:family="paragraph" style:parent-style-name="First_20_line_20_indent">
      <style:text-properties officeooo:rsid="08fa5a8c" officeooo:paragraph-rsid="08fa5a8c"/>
    </style:style>
    <style:style style:name="P98" style:family="paragraph" style:parent-style-name="First_20_line_20_indent">
      <style:text-properties officeooo:rsid="08ff4057" officeooo:paragraph-rsid="08ff4057"/>
    </style:style>
    <style:style style:name="P99" style:family="paragraph" style:parent-style-name="First_20_line_20_indent">
      <style:paragraph-properties style:writing-mode="lr-tb"/>
      <style:text-properties officeooo:rsid="0365862c" officeooo:paragraph-rsid="04b0e516"/>
    </style:style>
    <style:style style:name="P100" style:family="paragraph" style:parent-style-name="First_20_line_20_indent">
      <style:text-properties officeooo:paragraph-rsid="063d2149"/>
    </style:style>
    <style:style style:name="P101" style:family="paragraph" style:parent-style-name="First_20_line_20_indent">
      <style:text-properties fo:language="en" fo:country="US" officeooo:rsid="0649050b" officeooo:paragraph-rsid="0652bd8f"/>
    </style:style>
    <style:style style:name="P102" style:family="paragraph" style:parent-style-name="First_20_line_20_indent">
      <style:text-properties officeooo:paragraph-rsid="07cb07c8"/>
    </style:style>
    <style:style style:name="P103" style:family="paragraph" style:parent-style-name="First_20_line_20_indent">
      <style:text-properties officeooo:rsid="09369360" officeooo:paragraph-rsid="09369360"/>
    </style:style>
    <style:style style:name="P104" style:family="paragraph" style:parent-style-name="sub-groups_20_in_20_changelog">
      <style:text-properties officeooo:rsid="09369360" officeooo:paragraph-rsid="09384dd3"/>
    </style:style>
    <style:style style:name="P105" style:family="paragraph" style:parent-style-name="sub-groups_20_in_20_changelog">
      <style:text-properties officeooo:rsid="09369360" officeooo:paragraph-rsid="0939cba1"/>
    </style:style>
    <style:style style:name="P106" style:family="paragraph" style:parent-style-name="sub-groups_20_in_20_changelog">
      <style:text-properties officeooo:rsid="09369360" officeooo:paragraph-rsid="093c3a88"/>
    </style:style>
    <style:style style:name="P107" style:family="paragraph" style:parent-style-name="sub-groups_20_in_20_changelog">
      <style:text-properties officeooo:rsid="09369360" officeooo:paragraph-rsid="093d8d35"/>
    </style:style>
    <style:style style:name="P108" style:family="paragraph" style:parent-style-name="sub-groups_20_in_20_changelog">
      <style:text-properties officeooo:rsid="09369360" officeooo:paragraph-rsid="09506b78"/>
    </style:style>
    <style:style style:name="P109" style:family="paragraph" style:parent-style-name="sub-groups_20_in_20_changelog">
      <style:text-properties officeooo:rsid="09369360" officeooo:paragraph-rsid="0955e74c"/>
    </style:style>
    <style:style style:name="P110" style:family="paragraph" style:parent-style-name="First_20_line_20_indent">
      <style:text-properties officeooo:rsid="09436c80" officeooo:paragraph-rsid="09436c80"/>
    </style:style>
    <style:style style:name="P111" style:family="paragraph" style:parent-style-name="First_20_line_20_indent">
      <style:paragraph-properties fo:text-indent="0cm" style:auto-text-indent="false"/>
      <style:text-properties officeooo:rsid="094ab55e" officeooo:paragraph-rsid="094ab55e"/>
    </style:style>
    <style:style style:name="P112" style:family="paragraph" style:parent-style-name="First_20_line_20_indent">
      <style:paragraph-properties fo:text-align="center" style:justify-single-word="false" fo:text-indent="0cm" style:auto-text-indent="false"/>
      <style:text-properties officeooo:rsid="094ab55e" officeooo:paragraph-rsid="094ab55e"/>
    </style:style>
    <style:style style:name="P113" style:family="paragraph" style:parent-style-name="Text_20_body">
      <style:text-properties officeooo:rsid="093ae4fd" officeooo:paragraph-rsid="093ae4fd"/>
    </style:style>
    <style:style style:name="P114" style:family="paragraph" style:parent-style-name="Contents_20_1">
      <style:paragraph-properties>
        <style:tab-stops>
          <style:tab-stop style:position="17cm" style:type="right" style:leader-style="solid" style:leader-text="_"/>
        </style:tab-stops>
      </style:paragraph-properties>
    </style:style>
    <style:style style:name="P115" style:family="paragraph" style:parent-style-name="Contents_20_2">
      <style:paragraph-properties>
        <style:tab-stops>
          <style:tab-stop style:position="16.501cm" style:type="right" style:leader-style="solid" style:leader-text="_"/>
        </style:tab-stops>
      </style:paragraph-properties>
    </style:style>
    <style:style style:name="P116" style:family="paragraph" style:parent-style-name="Contents_20_3">
      <style:paragraph-properties>
        <style:tab-stops>
          <style:tab-stop style:position="16cm" style:type="right" style:leader-style="solid" style:leader-text="_"/>
        </style:tab-stops>
      </style:paragraph-properties>
    </style:style>
    <style:style style:name="P117" style:family="paragraph" style:parent-style-name="First_20_line_20_indent">
      <style:paragraph-properties fo:text-indent="0cm" style:auto-text-indent="false"/>
      <style:text-properties officeooo:rsid="09506b78" officeooo:paragraph-rsid="09506b78"/>
    </style:style>
    <style:style style:name="P118" style:family="paragraph" style:parent-style-name="Contents_20_1">
      <style:paragraph-properties>
        <style:tab-stops>
          <style:tab-stop style:position="17cm" style:type="right" style:leader-style="solid" style:leader-text="_"/>
        </style:tab-stops>
      </style:paragraph-properties>
    </style:style>
    <style:style style:name="P119" style:family="paragraph" style:parent-style-name="Contents_20_2">
      <style:paragraph-properties>
        <style:tab-stops>
          <style:tab-stop style:position="16.501cm" style:type="right" style:leader-style="solid" style:leader-text="_"/>
        </style:tab-stops>
      </style:paragraph-properties>
    </style:style>
    <style:style style:name="P120" style:family="paragraph" style:parent-style-name="Contents_20_3">
      <style:paragraph-properties>
        <style:tab-stops>
          <style:tab-stop style:position="16cm" style:type="right" style:leader-style="solid" style:leader-text="_"/>
        </style:tab-stops>
      </style:paragraph-properties>
    </style:style>
    <style:style style:name="P121" style:family="paragraph" style:parent-style-name="First_20_line_20_indent" style:list-style-name="L1">
      <style:text-properties officeooo:paragraph-rsid="022df32d"/>
    </style:style>
    <style:style style:name="P122" style:family="paragraph" style:parent-style-name="First_20_line_20_indent" style:list-style-name="L1">
      <style:text-properties officeooo:rsid="0232bfa2" officeooo:paragraph-rsid="022df32d"/>
    </style:style>
    <style:style style:name="P123" style:family="paragraph" style:parent-style-name="First_20_line_20_indent" style:list-style-name="L1">
      <style:text-properties officeooo:rsid="0232bfa2" officeooo:paragraph-rsid="055e53ea"/>
    </style:style>
    <style:style style:name="P124" style:family="paragraph" style:parent-style-name="First_20_line_20_indent" style:list-style-name="L6">
      <style:text-properties officeooo:paragraph-rsid="06a4a75b"/>
    </style:style>
    <style:style style:name="P125" style:family="paragraph" style:parent-style-name="First_20_line_20_indent" style:list-style-name="L6">
      <style:text-properties fo:font-weight="bold" officeooo:rsid="03386e3d" officeooo:paragraph-rsid="06a4a75b" style:font-weight-asian="bold" style:font-weight-complex="bold"/>
    </style:style>
    <style:style style:name="P126" style:family="paragraph" style:parent-style-name="First_20_line_20_indent" style:list-style-name="L11">
      <style:text-properties fo:font-weight="bold" officeooo:rsid="0428ccd4" officeooo:paragraph-rsid="04cb4aa9" style:font-weight-asian="bold" style:font-weight-complex="bold"/>
    </style:style>
    <style:style style:name="P127" style:family="paragraph" style:parent-style-name="First_20_line_20_indent" style:list-style-name="L14">
      <style:text-properties fo:font-weight="bold" officeooo:rsid="0826a089" officeooo:paragraph-rsid="0826a089" style:font-weight-asian="bold" style:font-weight-complex="bold"/>
    </style:style>
    <style:style style:name="P128" style:family="paragraph" style:parent-style-name="First_20_line_20_indent" style:list-style-name="L14">
      <style:text-properties fo:font-weight="bold" officeooo:rsid="0826ef0f" officeooo:paragraph-rsid="0826ef0f" style:font-weight-asian="bold" style:font-weight-complex="bold"/>
    </style:style>
    <style:style style:name="P129" style:family="paragraph" style:parent-style-name="First_20_line_20_indent" style:list-style-name="L24">
      <style:text-properties fo:font-weight="bold" officeooo:rsid="08014a8d" officeooo:paragraph-rsid="08014a8d" style:font-weight-asian="bold" style:font-weight-complex="bold"/>
    </style:style>
    <style:style style:name="P130" style:family="paragraph" style:parent-style-name="First_20_line_20_indent" style:list-style-name="L24">
      <style:text-properties fo:font-weight="bold" officeooo:rsid="08014a8d" officeooo:paragraph-rsid="08023b71" style:font-weight-asian="bold" style:font-weight-complex="bold"/>
    </style:style>
    <style:style style:name="P131" style:family="paragraph" style:parent-style-name="First_20_line_20_indent" style:list-style-name="L6">
      <style:text-properties officeooo:rsid="03386e3d" officeooo:paragraph-rsid="06a4a75b"/>
    </style:style>
    <style:style style:name="P132" style:family="paragraph" style:parent-style-name="First_20_line_20_indent" style:list-style-name="L7">
      <style:text-properties fo:font-weight="normal" officeooo:paragraph-rsid="08f278c0" style:font-weight-asian="normal" style:font-weight-complex="normal"/>
    </style:style>
    <style:style style:name="P133" style:family="paragraph" style:parent-style-name="First_20_line_20_indent" style:list-style-name="L10">
      <style:paragraph-properties style:writing-mode="lr-tb"/>
      <style:text-properties fo:font-weight="normal" officeooo:rsid="04299de3" officeooo:paragraph-rsid="04cb4aa9" style:font-weight-asian="normal" style:font-weight-complex="normal"/>
    </style:style>
    <style:style style:name="P134" style:family="paragraph" style:parent-style-name="First_20_line_20_indent" style:list-style-name="L12">
      <style:paragraph-properties style:writing-mode="lr-tb"/>
      <style:text-properties fo:font-weight="normal" officeooo:rsid="04299de3" officeooo:paragraph-rsid="04cb4aa9" style:font-weight-asian="normal" style:font-weight-complex="normal"/>
    </style:style>
    <style:style style:name="P135" style:family="paragraph" style:parent-style-name="First_20_line_20_indent" style:list-style-name="L12">
      <style:paragraph-properties style:writing-mode="lr-tb"/>
      <style:text-properties fo:font-weight="normal" officeooo:rsid="042ee0d4" officeooo:paragraph-rsid="04cb4aa9" style:font-weight-asian="normal" style:font-weight-complex="normal"/>
    </style:style>
    <style:style style:name="P136" style:family="paragraph" style:parent-style-name="First_20_line_20_indent" style:list-style-name="L25">
      <style:text-properties fo:font-weight="normal" officeooo:rsid="04f64bcd" officeooo:paragraph-rsid="04f64bcd" style:font-weight-asian="normal" style:font-weight-complex="normal"/>
    </style:style>
    <style:style style:name="P137" style:family="paragraph" style:parent-style-name="First_20_line_20_indent" style:list-style-name="L10">
      <style:text-properties officeooo:paragraph-rsid="04cb4aa9"/>
    </style:style>
    <style:style style:name="P138" style:family="paragraph" style:parent-style-name="First_20_line_20_indent" style:list-style-name="L10">
      <style:text-properties officeooo:rsid="02e85965" officeooo:paragraph-rsid="04cb4aa9"/>
    </style:style>
    <style:style style:name="P139" style:family="paragraph" style:parent-style-name="First_20_line_20_indent" style:list-style-name="L13">
      <style:text-properties officeooo:rsid="02e85965" officeooo:paragraph-rsid="04ccbe36"/>
    </style:style>
    <style:style style:name="P140" style:family="paragraph" style:parent-style-name="First_20_line_20_indent" style:list-style-name="L23">
      <style:text-properties officeooo:rsid="02e85965" officeooo:paragraph-rsid="03019b31"/>
    </style:style>
    <style:style style:name="P141" style:family="paragraph" style:parent-style-name="First_20_line_20_indent" style:list-style-name="L23">
      <style:text-properties officeooo:rsid="02e85965" officeooo:paragraph-rsid="040b9c78"/>
    </style:style>
    <style:style style:name="P142" style:family="paragraph" style:parent-style-name="First_20_line_20_indent" style:list-style-name="L23">
      <style:paragraph-properties style:writing-mode="lr-tb"/>
      <style:text-properties officeooo:rsid="02e85965" officeooo:paragraph-rsid="040b9c78"/>
    </style:style>
    <style:style style:name="P143" style:family="paragraph" style:parent-style-name="First_20_line_20_indent" style:list-style-name="L25">
      <style:text-properties officeooo:rsid="02e85965" officeooo:paragraph-rsid="04ef3d1f"/>
    </style:style>
    <style:style style:name="P144" style:family="paragraph" style:parent-style-name="First_20_line_20_indent" style:list-style-name="L12">
      <style:text-properties officeooo:paragraph-rsid="04cb4aa9"/>
    </style:style>
    <style:style style:name="P145" style:family="paragraph" style:parent-style-name="First_20_line_20_indent" style:list-style-name="L13">
      <style:text-properties officeooo:paragraph-rsid="04ccbe36"/>
    </style:style>
    <style:style style:name="P146" style:family="paragraph" style:parent-style-name="First_20_line_20_indent" style:list-style-name="L15">
      <style:text-properties officeooo:paragraph-rsid="04ccbe36"/>
    </style:style>
    <style:style style:name="P147" style:family="paragraph" style:parent-style-name="First_20_line_20_indent" style:list-style-name="L18">
      <style:text-properties officeooo:rsid="05dca892" officeooo:paragraph-rsid="05dca892"/>
    </style:style>
    <style:style style:name="P148" style:family="paragraph" style:parent-style-name="First_20_line_20_indent" style:list-style-name="L18">
      <style:text-properties officeooo:rsid="05de17dd" officeooo:paragraph-rsid="05de17dd"/>
    </style:style>
    <style:style style:name="P149" style:family="paragraph" style:parent-style-name="First_20_line_20_indent" style:list-style-name="L18">
      <style:text-properties officeooo:rsid="083be32c" officeooo:paragraph-rsid="083be32c"/>
    </style:style>
    <style:style style:name="P150" style:family="paragraph" style:parent-style-name="First_20_line_20_indent" style:list-style-name="L20">
      <style:text-properties officeooo:rsid="02cfa7fe" officeooo:paragraph-rsid="0644d386"/>
    </style:style>
    <style:style style:name="P151" style:family="paragraph" style:parent-style-name="First_20_line_20_indent" style:list-style-name="L21">
      <style:text-properties officeooo:rsid="02cfa7fe" officeooo:paragraph-rsid="063d2149"/>
    </style:style>
    <style:style style:name="P152" style:family="paragraph" style:parent-style-name="First_20_line_20_indent" style:list-style-name="L25">
      <style:text-properties officeooo:paragraph-rsid="04ef3d1f"/>
    </style:style>
    <style:style style:name="P153" style:family="paragraph" style:parent-style-name="First_20_line_20_indent" style:list-style-name="L26">
      <style:text-properties officeooo:rsid="04ef3d1f" officeooo:paragraph-rsid="04ef3d1f"/>
    </style:style>
    <style:style style:name="P154" style:family="paragraph" style:parent-style-name="First_20_line_20_indent" style:list-style-name="L29">
      <style:text-properties officeooo:paragraph-rsid="078656e6"/>
    </style:style>
    <style:style style:name="P155" style:family="paragraph" style:parent-style-name="First_20_line_20_indent" style:list-style-name="L30">
      <style:text-properties officeooo:rsid="0786e37e" officeooo:paragraph-rsid="0786e37e"/>
    </style:style>
    <style:style style:name="P156" style:family="paragraph" style:parent-style-name="First_20_line_20_indent" style:list-style-name="L29">
      <style:text-properties officeooo:rsid="0786e37e" officeooo:paragraph-rsid="0786e37e"/>
    </style:style>
    <style:style style:name="P157" style:family="paragraph" style:parent-style-name="First_20_line_20_indent" style:list-style-name="L31">
      <style:text-properties officeooo:rsid="0786e37e" officeooo:paragraph-rsid="0786e37e"/>
    </style:style>
    <style:style style:name="P158" style:family="paragraph" style:parent-style-name="First_20_line_20_indent" style:list-style-name="L35">
      <style:text-properties officeooo:rsid="0786e37e" officeooo:paragraph-rsid="07a2b444"/>
    </style:style>
    <style:style style:name="P159" style:family="paragraph" style:parent-style-name="First_20_line_20_indent" style:list-style-name="L36">
      <style:text-properties officeooo:rsid="0786e37e" officeooo:paragraph-rsid="07a2b444"/>
    </style:style>
    <style:style style:name="P160" style:family="paragraph" style:parent-style-name="First_20_line_20_indent" style:list-style-name="L34">
      <style:text-properties officeooo:paragraph-rsid="07a2b444"/>
    </style:style>
    <style:style style:name="P161" style:family="paragraph" style:parent-style-name="First_20_line_20_indent" style:list-style-name="L37">
      <style:text-properties officeooo:rsid="07b9e3bb"/>
    </style:style>
    <style:style style:name="P162" style:family="paragraph" style:parent-style-name="First_20_line_20_indent" style:list-style-name="L37">
      <style:text-properties officeooo:rsid="08e6387e" officeooo:paragraph-rsid="08e6387e"/>
    </style:style>
    <style:style style:name="P163" style:family="paragraph" style:parent-style-name="First_20_line_20_indent" style:list-style-name="L37">
      <style:text-properties officeooo:rsid="08f7ead9" officeooo:paragraph-rsid="08f7ead9"/>
    </style:style>
    <style:style style:name="P164" style:family="paragraph" style:parent-style-name="First_20_line_20_indent" style:list-style-name="L63">
      <style:paragraph-properties fo:text-indent="0cm" style:auto-text-indent="false"/>
      <style:text-properties officeooo:rsid="09506b78" officeooo:paragraph-rsid="09506b78"/>
    </style:style>
    <style:style style:name="P165" style:family="paragraph" style:parent-style-name="Heading_20_1">
      <style:text-properties officeooo:paragraph-rsid="00f356fe"/>
    </style:style>
    <style:style style:name="P166" style:family="paragraph" style:parent-style-name="Heading_20_1">
      <style:text-properties officeooo:paragraph-rsid="0479b60a"/>
    </style:style>
    <style:style style:name="P167" style:family="paragraph" style:parent-style-name="Heading_20_1">
      <style:text-properties officeooo:rsid="00cf99a0" officeooo:paragraph-rsid="00cf99a0"/>
    </style:style>
    <style:style style:name="P168" style:family="paragraph" style:parent-style-name="Heading_20_2">
      <style:text-properties officeooo:paragraph-rsid="04a2d688"/>
    </style:style>
    <style:style style:name="P169" style:family="paragraph" style:parent-style-name="Heading_20_2">
      <style:text-properties officeooo:paragraph-rsid="04ab9c1d"/>
    </style:style>
    <style:style style:name="P170" style:family="paragraph" style:parent-style-name="Heading_20_2">
      <style:text-properties officeooo:paragraph-rsid="04b0e516"/>
    </style:style>
    <style:style style:name="P171" style:family="paragraph" style:parent-style-name="Heading_20_2">
      <style:text-properties officeooo:paragraph-rsid="04c23220"/>
    </style:style>
    <style:style style:name="P172" style:family="paragraph" style:parent-style-name="Heading_20_2">
      <style:text-properties officeooo:paragraph-rsid="04cb4aa9"/>
    </style:style>
    <style:style style:name="P173" style:family="paragraph" style:parent-style-name="Heading_20_2">
      <style:text-properties officeooo:paragraph-rsid="04ccbe36"/>
    </style:style>
    <style:style style:name="P174" style:family="paragraph" style:parent-style-name="Heading_20_2">
      <style:text-properties officeooo:paragraph-rsid="04cf6ea9"/>
    </style:style>
    <style:style style:name="P175" style:family="paragraph" style:parent-style-name="Heading_20_2">
      <style:text-properties officeooo:paragraph-rsid="08cf7205"/>
    </style:style>
    <style:style style:name="P176" style:family="paragraph" style:parent-style-name="Heading_20_2">
      <style:text-properties officeooo:paragraph-rsid="077e8aad"/>
    </style:style>
    <style:style style:name="P177" style:family="paragraph" style:parent-style-name="Heading_20_3">
      <style:paragraph-properties fo:text-align="center" style:justify-single-word="false"/>
      <style:text-properties officeooo:paragraph-rsid="0686a987"/>
    </style:style>
    <style:style style:name="P178" style:family="paragraph" style:parent-style-name="Heading_20_3">
      <style:text-properties officeooo:paragraph-rsid="005193e4"/>
    </style:style>
    <style:style style:name="P179" style:family="paragraph" style:parent-style-name="Heading_20_3">
      <style:text-properties officeooo:paragraph-rsid="0686a987"/>
    </style:style>
    <style:style style:name="P180" style:family="paragraph" style:parent-style-name="New_20_entry_20_in_20_changelog">
      <style:text-properties officeooo:paragraph-rsid="09506b78"/>
    </style:style>
    <style:style style:name="P181" style:family="paragraph" style:parent-style-name="Preformatted_20_Text" style:list-style-name="L1"/>
    <style:style style:name="P182" style:family="paragraph" style:parent-style-name="Standard" style:list-style-name="L1">
      <style:text-properties officeooo:paragraph-rsid="068305a2"/>
    </style:style>
    <style:style style:name="P183" style:family="paragraph" style:parent-style-name="Standard" style:list-style-name="L37">
      <style:text-properties officeooo:paragraph-rsid="08de211b"/>
    </style:style>
    <style:style style:name="P184" style:family="paragraph" style:parent-style-name="Standard" style:list-style-name="L38">
      <style:text-properties officeooo:paragraph-rsid="08de211b"/>
    </style:style>
    <style:style style:name="P185" style:family="paragraph" style:parent-style-name="Standard" style:list-style-name="L39">
      <style:text-properties officeooo:paragraph-rsid="08df5725"/>
    </style:style>
    <style:style style:name="P186" style:family="paragraph" style:parent-style-name="Standard" style:list-style-name="L39">
      <style:text-properties officeooo:rsid="08da1758" officeooo:paragraph-rsid="08df5725"/>
    </style:style>
    <style:style style:name="P187" style:family="paragraph" style:parent-style-name="Text_20_body" style:list-style-name="L2">
      <style:text-properties officeooo:rsid="003d553c" officeooo:paragraph-rsid="005193e4"/>
    </style:style>
    <style:style style:name="P188" style:family="paragraph" style:parent-style-name="Text_20_body" style:list-style-name="L2">
      <style:text-properties officeooo:rsid="03071dc1" officeooo:paragraph-rsid="03071dc1"/>
    </style:style>
    <style:style style:name="P189" style:family="paragraph" style:parent-style-name="Text_20_body" style:list-style-name="L3">
      <style:text-properties fo:font-weight="bold" officeooo:rsid="03071dc1" officeooo:paragraph-rsid="03071dc1" style:font-weight-asian="bold" style:font-weight-complex="bold"/>
    </style:style>
    <style:style style:name="P190" style:family="paragraph" style:parent-style-name="Text_20_body" style:list-style-name="L3">
      <style:text-properties fo:font-weight="bold" officeooo:rsid="003d553c" officeooo:paragraph-rsid="0308e92f" style:font-weight-asian="bold" style:font-weight-complex="bold"/>
    </style:style>
    <style:style style:name="P191" style:family="paragraph" style:parent-style-name="Text_20_body" style:list-style-name="L3">
      <style:text-properties fo:font-weight="bold" officeooo:rsid="0309c0ec" officeooo:paragraph-rsid="0309c0ec" style:font-weight-asian="bold" style:font-weight-complex="bold"/>
    </style:style>
    <style:style style:name="P192" style:family="paragraph" style:parent-style-name="Text_20_body" style:list-style-name="L4">
      <style:text-properties fo:font-weight="bold" officeooo:rsid="02efaf8c" officeooo:paragraph-rsid="04a2d688" style:font-weight-asian="bold" style:font-weight-complex="bold"/>
    </style:style>
    <style:style style:name="P193" style:family="paragraph" style:parent-style-name="Text_20_body" style:list-style-name="L4">
      <style:text-properties fo:font-weight="bold" officeooo:rsid="01e23236" officeooo:paragraph-rsid="06a9bdcb" style:font-weight-asian="bold" style:font-weight-complex="bold"/>
    </style:style>
    <style:style style:name="P194" style:family="paragraph" style:parent-style-name="Text_20_body" style:list-style-name="L5">
      <style:text-properties fo:font-weight="bold" officeooo:rsid="01e620e1" officeooo:paragraph-rsid="06ad83cb" style:font-weight-asian="bold" style:font-weight-complex="bold"/>
    </style:style>
    <style:style style:name="P195" style:family="paragraph" style:parent-style-name="Text_20_body" style:list-style-name="L5">
      <style:paragraph-properties style:writing-mode="lr-tb"/>
      <style:text-properties fo:font-weight="bold" officeooo:rsid="01e7b82b" officeooo:paragraph-rsid="06af6f5e" style:font-weight-asian="bold" style:font-weight-complex="bold"/>
    </style:style>
    <style:style style:name="P196" style:family="paragraph" style:parent-style-name="Text_20_body" style:list-style-name="L16">
      <style:text-properties fo:font-weight="bold" officeooo:rsid="0550671f" officeooo:paragraph-rsid="0550671f" style:font-weight-asian="bold" style:font-weight-complex="bold"/>
    </style:style>
    <style:style style:name="P197" style:family="paragraph" style:parent-style-name="Text_20_body" style:list-style-name="L16">
      <style:text-properties fo:font-weight="bold" officeooo:rsid="0550671f" officeooo:paragraph-rsid="08cf72f8" style:font-weight-asian="bold" style:font-weight-complex="bold"/>
    </style:style>
    <style:style style:name="P198" style:family="paragraph" style:parent-style-name="Text_20_body" style:list-style-name="L16">
      <style:text-properties fo:font-weight="bold" officeooo:rsid="0622c21c" officeooo:paragraph-rsid="0622c21c" style:font-weight-asian="bold" style:font-weight-complex="bold"/>
    </style:style>
    <style:style style:name="P199" style:family="paragraph" style:parent-style-name="Text_20_body" style:list-style-name="L16">
      <style:text-properties fo:font-weight="bold" officeooo:rsid="0622c21c" officeooo:paragraph-rsid="08cf72f8" style:font-weight-asian="bold" style:font-weight-complex="bold"/>
    </style:style>
    <style:style style:name="P200" style:family="paragraph" style:parent-style-name="Text_20_body" style:list-style-name="L17">
      <style:text-properties fo:font-weight="bold" officeooo:rsid="058edb40" officeooo:paragraph-rsid="058edb40" style:font-weight-asian="bold" style:font-weight-complex="bold"/>
    </style:style>
    <style:style style:name="P201" style:family="paragraph" style:parent-style-name="Text_20_body" style:list-style-name="L27">
      <style:text-properties fo:font-weight="bold" officeooo:rsid="077be79b" officeooo:paragraph-rsid="077be79b" style:font-weight-asian="bold" style:font-weight-complex="bold"/>
    </style:style>
    <style:style style:name="P202" style:family="paragraph" style:parent-style-name="Text_20_body" style:list-style-name="L28">
      <style:text-properties fo:font-weight="bold" officeooo:rsid="077be79b" officeooo:paragraph-rsid="077be79b" style:font-weight-asian="bold" style:font-weight-complex="bold"/>
    </style:style>
    <style:style style:name="P203" style:family="paragraph" style:parent-style-name="Text_20_body" style:list-style-name="L32">
      <style:text-properties fo:font-weight="bold" officeooo:rsid="077be79b" officeooo:paragraph-rsid="07a2b444" style:font-weight-asian="bold" style:font-weight-complex="bold"/>
    </style:style>
    <style:style style:name="P204" style:family="paragraph" style:parent-style-name="Text_20_body" style:list-style-name="L33">
      <style:text-properties fo:font-weight="bold" officeooo:rsid="077be79b" officeooo:paragraph-rsid="07a2b444" style:font-weight-asian="bold" style:font-weight-complex="bold"/>
    </style:style>
    <style:style style:name="P205" style:family="paragraph" style:parent-style-name="Text_20_body" style:list-style-name="L27">
      <style:text-properties fo:font-weight="bold" officeooo:rsid="077c44af" officeooo:paragraph-rsid="077c44af" style:font-weight-asian="bold" style:font-weight-complex="bold"/>
    </style:style>
    <style:style style:name="P206" style:family="paragraph" style:parent-style-name="Text_20_body" style:list-style-name="L32">
      <style:text-properties fo:font-weight="bold" officeooo:rsid="077c44af" officeooo:paragraph-rsid="07a2b444" style:font-weight-asian="bold" style:font-weight-complex="bold"/>
    </style:style>
    <style:style style:name="P207" style:family="paragraph" style:parent-style-name="Text_20_body" style:list-style-name="L28">
      <style:text-properties fo:font-weight="bold" officeooo:rsid="077d4e2a" officeooo:paragraph-rsid="077d4e2a" style:font-weight-asian="bold" style:font-weight-complex="bold"/>
    </style:style>
    <style:style style:name="P208" style:family="paragraph" style:parent-style-name="Text_20_body" style:list-style-name="L33">
      <style:text-properties fo:font-weight="bold" officeooo:rsid="077d4e2a" officeooo:paragraph-rsid="07a2b444" style:font-weight-asian="bold" style:font-weight-complex="bold"/>
    </style:style>
    <style:style style:name="P209" style:family="paragraph" style:parent-style-name="Text_20_body" style:list-style-name="L2">
      <style:text-properties officeooo:rsid="00412cdd" officeooo:paragraph-rsid="005193e4"/>
    </style:style>
    <style:style style:name="P210" style:family="paragraph" style:parent-style-name="Text_20_body" style:list-style-name="L4">
      <style:text-properties officeooo:paragraph-rsid="06a9bdcb"/>
    </style:style>
    <style:style style:name="P211" style:family="paragraph" style:parent-style-name="Text_20_body" style:list-style-name="L4">
      <style:text-properties officeooo:rsid="03191458" officeooo:paragraph-rsid="04a2d688"/>
    </style:style>
    <style:style style:name="P212" style:family="paragraph" style:parent-style-name="Text_20_body" style:list-style-name="L4">
      <style:text-properties officeooo:rsid="03191458" officeooo:paragraph-rsid="08ede5a3"/>
    </style:style>
    <style:style style:name="P213" style:family="paragraph" style:parent-style-name="Text_20_body" style:list-style-name="L5">
      <style:text-properties officeooo:rsid="01d3f6a4" officeooo:paragraph-rsid="04ab9c1d"/>
    </style:style>
    <style:style style:name="P214" style:family="paragraph" style:parent-style-name="Text_20_body" style:list-style-name="L5">
      <style:paragraph-properties style:writing-mode="lr-tb"/>
      <style:text-properties officeooo:rsid="01d3f6a4" officeooo:paragraph-rsid="06af6f5e"/>
    </style:style>
    <style:style style:name="P215" style:family="paragraph" style:parent-style-name="Text_20_body" style:list-style-name="L5">
      <style:text-properties officeooo:rsid="06b0b76d" officeooo:paragraph-rsid="06b0b76d"/>
    </style:style>
    <style:style style:name="P216" style:family="paragraph" style:parent-style-name="Text_20_body" style:list-style-name="L5">
      <style:paragraph-properties style:writing-mode="lr-tb"/>
      <style:text-properties officeooo:rsid="06b0b76d" officeooo:paragraph-rsid="06b0b76d"/>
    </style:style>
    <style:style style:name="P217" style:family="paragraph" style:parent-style-name="Text_20_body" style:list-style-name="L8">
      <style:text-properties officeooo:rsid="03481887" officeooo:paragraph-rsid="04c23220"/>
    </style:style>
    <style:style style:name="P218" style:family="paragraph" style:parent-style-name="Text_20_body" style:list-style-name="L8">
      <style:text-properties officeooo:rsid="03481887" officeooo:paragraph-rsid="06c090ff"/>
    </style:style>
    <style:style style:name="P219" style:family="paragraph" style:parent-style-name="Text_20_body" style:list-style-name="L8">
      <style:text-properties officeooo:rsid="03481887" officeooo:paragraph-rsid="06c34b1e"/>
    </style:style>
    <style:style style:name="P220" style:family="paragraph" style:parent-style-name="Text_20_body" style:list-style-name="L8">
      <style:text-properties officeooo:rsid="03481887" officeooo:paragraph-rsid="06c59c8c"/>
    </style:style>
    <style:style style:name="P221" style:family="paragraph" style:parent-style-name="Text_20_body" style:list-style-name="L8">
      <style:text-properties officeooo:rsid="034cc002" officeooo:paragraph-rsid="04c23220"/>
    </style:style>
    <style:style style:name="P222" style:family="paragraph" style:parent-style-name="Text_20_body" style:list-style-name="L9">
      <style:text-properties officeooo:rsid="04062198" officeooo:paragraph-rsid="04cb4aa9"/>
    </style:style>
    <style:style style:name="P223" style:family="paragraph" style:parent-style-name="Text_20_body" style:list-style-name="L9">
      <style:text-properties officeooo:rsid="04062198" officeooo:paragraph-rsid="04ccbe36"/>
    </style:style>
    <style:style style:name="P224" style:family="paragraph" style:parent-style-name="Text_20_body" style:list-style-name="L9">
      <style:text-properties officeooo:rsid="04062198" officeooo:paragraph-rsid="04062198"/>
    </style:style>
    <style:style style:name="P225" style:family="paragraph" style:parent-style-name="Text_20_body" style:list-style-name="L9">
      <style:text-properties officeooo:rsid="04062198" officeooo:paragraph-rsid="04ef3d1f"/>
    </style:style>
    <style:style style:name="P226" style:family="paragraph" style:parent-style-name="Text_20_body" style:list-style-name="L16">
      <style:text-properties officeooo:rsid="00f690f3" officeooo:paragraph-rsid="054dbd7f"/>
    </style:style>
    <style:style style:name="P227" style:family="paragraph" style:parent-style-name="Text_20_body" style:list-style-name="L16">
      <style:text-properties officeooo:rsid="00f690f3" officeooo:paragraph-rsid="054fdde1"/>
    </style:style>
    <style:style style:name="P228" style:family="paragraph" style:parent-style-name="Text_20_body" style:list-style-name="L16">
      <style:text-properties officeooo:rsid="00f690f3" officeooo:paragraph-rsid="0550671f"/>
    </style:style>
    <style:style style:name="P229" style:family="paragraph" style:parent-style-name="Text_20_body" style:list-style-name="L16">
      <style:text-properties officeooo:rsid="00f690f3" officeooo:paragraph-rsid="08cf72f8"/>
    </style:style>
    <style:style style:name="P230" style:family="paragraph" style:parent-style-name="Text_20_body" style:list-style-name="L16">
      <style:text-properties officeooo:rsid="00f690f3" officeooo:paragraph-rsid="058edb40"/>
    </style:style>
    <style:style style:name="P231" style:family="paragraph" style:parent-style-name="Text_20_body" style:list-style-name="L16">
      <style:text-properties fo:font-weight="normal" officeooo:rsid="0622c21c" officeooo:paragraph-rsid="0622c21c" style:font-weight-asian="normal" style:font-weight-complex="normal"/>
    </style:style>
    <style:style style:name="P232" style:family="paragraph" style:parent-style-name="Text_20_body" style:list-style-name="L16">
      <style:text-properties fo:font-weight="normal" officeooo:rsid="0622c21c" officeooo:paragraph-rsid="08cf72f8" style:font-weight-asian="normal" style:font-weight-complex="normal"/>
    </style:style>
    <style:style style:name="P233" style:family="paragraph" style:parent-style-name="Text_20_body" style:list-style-name="L16">
      <style:text-properties officeooo:rsid="03b062d5" officeooo:paragraph-rsid="058edb40"/>
    </style:style>
    <style:style style:name="P234" style:family="paragraph" style:parent-style-name="Text_20_body" style:list-style-name="L16">
      <style:text-properties officeooo:rsid="05bbb408" officeooo:paragraph-rsid="05bbb408"/>
    </style:style>
    <style:style style:name="P235" style:family="paragraph" style:parent-style-name="Text_20_body" style:list-style-name="L16">
      <style:text-properties officeooo:rsid="05bbb408" officeooo:paragraph-rsid="05bda3b4"/>
    </style:style>
    <style:style style:name="P236" style:family="paragraph" style:parent-style-name="Text_20_body" style:list-style-name="L19">
      <style:text-properties officeooo:rsid="04357a87" officeooo:paragraph-rsid="0644d386"/>
    </style:style>
    <style:style style:name="P237" style:family="paragraph" style:parent-style-name="Text_20_body" style:list-style-name="L19">
      <style:text-properties officeooo:rsid="04357a87" officeooo:paragraph-rsid="063d2149"/>
    </style:style>
    <style:style style:name="P238" style:family="paragraph" style:parent-style-name="Text_20_body" style:list-style-name="L22">
      <style:text-properties officeooo:rsid="0660cb2e" officeooo:paragraph-rsid="0660cb2e"/>
    </style:style>
    <style:style style:name="P239" style:family="paragraph" style:parent-style-name="Text_20_body" style:list-style-name="L22">
      <style:text-properties officeooo:rsid="0660cb2e" officeooo:paragraph-rsid="074c7aa5"/>
    </style:style>
    <style:style style:name="P240" style:family="paragraph" style:parent-style-name="Text_20_body" style:list-style-name="L40">
      <style:text-properties officeooo:paragraph-rsid="049d7bd4"/>
    </style:style>
    <style:style style:name="P241" style:family="paragraph" style:parent-style-name="Text_20_body" style:list-style-name="L41"/>
    <style:style style:name="P242" style:family="paragraph" style:parent-style-name="Text_20_body" style:list-style-name="L41">
      <style:text-properties officeooo:paragraph-rsid="00d02e4e"/>
    </style:style>
    <style:style style:name="P243" style:family="paragraph" style:parent-style-name="Text_20_body" style:list-style-name="L42"/>
    <style:style style:name="P244" style:family="paragraph" style:parent-style-name="Text_20_body" style:list-style-name="L42">
      <style:text-properties officeooo:paragraph-rsid="0716679d"/>
    </style:style>
    <style:style style:name="P245" style:family="paragraph" style:parent-style-name="Text_20_body" style:list-style-name="L42">
      <style:paragraph-properties style:writing-mode="lr-tb"/>
    </style:style>
    <style:style style:name="P246" style:family="paragraph" style:parent-style-name="Text_20_body" style:list-style-name="L42">
      <style:text-properties officeooo:paragraph-rsid="00d64b15"/>
    </style:style>
    <style:style style:name="P247" style:family="paragraph" style:parent-style-name="Text_20_body" style:list-style-name="L43"/>
    <style:style style:name="P248" style:family="paragraph" style:parent-style-name="Text_20_body" style:list-style-name="L44"/>
    <style:style style:name="P249" style:family="paragraph" style:parent-style-name="Text_20_body" style:list-style-name="L45"/>
    <style:style style:name="P250" style:family="paragraph" style:parent-style-name="Text_20_body" style:list-style-name="L46"/>
    <style:style style:name="P251" style:family="paragraph" style:parent-style-name="Text_20_body" style:list-style-name="L47"/>
    <style:style style:name="P252" style:family="paragraph" style:parent-style-name="Text_20_body" style:list-style-name="L47">
      <style:text-properties officeooo:paragraph-rsid="00b5393c"/>
    </style:style>
    <style:style style:name="P253" style:family="paragraph" style:parent-style-name="Text_20_body" style:list-style-name="L48"/>
    <style:style style:name="P254" style:family="paragraph" style:parent-style-name="Text_20_body" style:list-style-name="L48">
      <style:paragraph-properties style:writing-mode="lr-tb"/>
    </style:style>
    <style:style style:name="P255" style:family="paragraph" style:parent-style-name="Text_20_body" style:list-style-name="L49"/>
    <style:style style:name="P256" style:family="paragraph" style:parent-style-name="Text_20_body" style:list-style-name="L50"/>
    <style:style style:name="P257" style:family="paragraph" style:parent-style-name="Text_20_body" style:list-style-name="L51"/>
    <style:style style:name="P258" style:family="paragraph" style:parent-style-name="Text_20_body" style:list-style-name="L52"/>
    <style:style style:name="P259" style:family="paragraph" style:parent-style-name="Text_20_body" style:list-style-name="L53"/>
    <style:style style:name="P260" style:family="paragraph" style:parent-style-name="Text_20_body" style:list-style-name="L54">
      <style:text-properties officeooo:paragraph-rsid="008cdb6e"/>
    </style:style>
    <style:style style:name="P261" style:family="paragraph" style:parent-style-name="Text_20_body" style:list-style-name="L54">
      <style:text-properties officeooo:paragraph-rsid="0090203b"/>
    </style:style>
    <style:style style:name="P262" style:family="paragraph" style:parent-style-name="Text_20_body" style:list-style-name="L55"/>
    <style:style style:name="P263" style:family="paragraph" style:parent-style-name="Text_20_body" style:list-style-name="L56"/>
    <style:style style:name="P264" style:family="paragraph" style:parent-style-name="Text_20_body" style:list-style-name="L57"/>
    <style:style style:name="P265" style:family="paragraph" style:parent-style-name="Text_20_body" style:list-style-name="L58"/>
    <style:style style:name="P266" style:family="paragraph" style:parent-style-name="Text_20_body" style:list-style-name="L59">
      <style:text-properties officeooo:paragraph-rsid="07226f3f"/>
    </style:style>
    <style:style style:name="P267" style:family="paragraph" style:parent-style-name="Text_20_body" style:list-style-name="L59">
      <style:text-properties officeooo:paragraph-rsid="007dc8f7"/>
    </style:style>
    <style:style style:name="P268" style:family="paragraph" style:parent-style-name="Text_20_body" style:list-style-name="L60"/>
    <style:style style:name="P269" style:family="paragraph" style:parent-style-name="Text_20_body" style:list-style-name="L61"/>
    <style:style style:name="P270" style:family="paragraph" style:parent-style-name="Text_20_body" style:list-style-name="L62">
      <style:text-properties officeooo:rsid="093ae4fd" officeooo:paragraph-rsid="093ae4fd"/>
    </style:style>
    <style:style style:name="P271" style:family="paragraph" style:parent-style-name="Text_20_body" style:list-style-name="L62">
      <style:text-properties officeooo:rsid="094282b1" officeooo:paragraph-rsid="094282b1"/>
    </style:style>
    <style:style style:name="P272" style:family="paragraph" style:parent-style-name="Text_20_body" style:list-style-name="L63">
      <style:text-properties officeooo:rsid="094282b1" officeooo:paragraph-rsid="09506b78"/>
    </style:style>
    <style:style style:name="P273" style:family="paragraph" style:parent-style-name="Text_20_body" style:list-style-name="L63">
      <style:text-properties officeooo:rsid="0939cba1" officeooo:paragraph-rsid="093ae4fd"/>
    </style:style>
    <style:style style:name="P274" style:family="paragraph" style:parent-style-name="Text_20_body" style:list-style-name="L63">
      <style:text-properties officeooo:rsid="0939cba1" officeooo:paragraph-rsid="093d8d35"/>
    </style:style>
    <style:style style:name="P275" style:family="paragraph" style:parent-style-name="Text_20_body" style:list-style-name="L63">
      <style:text-properties officeooo:rsid="0942a6c2" officeooo:paragraph-rsid="0942a6c2"/>
    </style:style>
    <style:style style:name="P276" style:family="paragraph" style:parent-style-name="Text_20_body" style:list-style-name="L63">
      <style:text-properties officeooo:rsid="093fbd95" officeooo:paragraph-rsid="093fbd95"/>
    </style:style>
    <style:style style:name="P277" style:family="paragraph" style:parent-style-name="Text_20_body" style:list-style-name="L63">
      <style:text-properties officeooo:rsid="09436c80" officeooo:paragraph-rsid="09436c80"/>
    </style:style>
    <style:style style:name="P278" style:family="paragraph" style:parent-style-name="Text_20_body" style:list-style-name="L63">
      <style:text-properties officeooo:rsid="09447c4e" officeooo:paragraph-rsid="09447c4e"/>
    </style:style>
    <style:style style:name="P279" style:family="paragraph" style:parent-style-name="Text_20_body" style:list-style-name="L64">
      <style:text-properties officeooo:rsid="0956d37e" officeooo:paragraph-rsid="0956d37e"/>
    </style:style>
    <style:style style:name="P280" style:family="paragraph" style:parent-style-name="Text_20_body" style:list-style-name="L64">
      <style:text-properties officeooo:rsid="0957a065" officeooo:paragraph-rsid="0957a065"/>
    </style:style>
    <style:style style:name="T1" style:family="text">
      <style:text-properties officeooo:rsid="002a5970"/>
    </style:style>
    <style:style style:name="T2" style:family="text">
      <style:text-properties officeooo:rsid="002b0b9c"/>
    </style:style>
    <style:style style:name="T3" style:family="text">
      <style:text-properties fo:font-weight="bold" style:font-weight-asian="bold" style:font-weight-complex="bold"/>
    </style:style>
    <style:style style:name="T4" style:family="text">
      <style:text-properties fo:font-weight="bold" officeooo:rsid="0042fb2b" style:font-weight-asian="bold" style:font-weight-complex="bold"/>
    </style:style>
    <style:style style:name="T5" style:family="text">
      <style:text-properties fo:font-weight="bold" officeooo:rsid="009e5ebe" style:font-weight-asian="bold" style:font-weight-complex="bold"/>
    </style:style>
    <style:style style:name="T6" style:family="text">
      <style:text-properties fo:font-weight="bold" officeooo:rsid="00c0e130" style:font-weight-asian="bold" style:font-weight-complex="bold"/>
    </style:style>
    <style:style style:name="T7" style:family="text">
      <style:text-properties fo:font-weight="bold" officeooo:rsid="00ccf6db" style:font-weight-asian="bold" style:font-weight-complex="bold"/>
    </style:style>
    <style:style style:name="T8" style:family="text">
      <style:text-properties fo:font-weight="bold" officeooo:rsid="00cb35ee" style:font-weight-asian="bold" style:font-weight-complex="bold"/>
    </style:style>
    <style:style style:name="T9" style:family="text">
      <style:text-properties fo:font-weight="bold" officeooo:rsid="00c34810" style:font-weight-asian="bold" style:font-weight-complex="bold"/>
    </style:style>
    <style:style style:name="T10" style:family="text">
      <style:text-properties fo:font-weight="bold" officeooo:rsid="00c44db1" style:font-weight-asian="bold" style:font-weight-complex="bold"/>
    </style:style>
    <style:style style:name="T11" style:family="text">
      <style:text-properties fo:font-weight="bold" officeooo:rsid="00c29dd6" style:font-weight-asian="bold" style:font-weight-complex="bold"/>
    </style:style>
    <style:style style:name="T12" style:family="text">
      <style:text-properties fo:font-weight="bold" officeooo:rsid="00cc2dc5" style:font-weight-asian="bold" style:font-weight-complex="bold"/>
    </style:style>
    <style:style style:name="T13" style:family="text">
      <style:text-properties fo:font-weight="bold" officeooo:rsid="00c736c6" style:font-weight-asian="bold" style:font-weight-complex="bold"/>
    </style:style>
    <style:style style:name="T14" style:family="text">
      <style:text-properties fo:font-weight="bold" officeooo:rsid="00da3fa1" style:font-weight-asian="bold" style:font-weight-complex="bold"/>
    </style:style>
    <style:style style:name="T15" style:family="text">
      <style:text-properties fo:font-weight="bold" officeooo:rsid="00de2cb6" style:font-weight-asian="bold" style:font-weight-complex="bold"/>
    </style:style>
    <style:style style:name="T16" style:family="text">
      <style:text-properties fo:font-weight="bold" officeooo:rsid="00dfe23f" style:font-weight-asian="bold" style:font-weight-complex="bold"/>
    </style:style>
    <style:style style:name="T17" style:family="text">
      <style:text-properties fo:font-weight="bold" officeooo:rsid="00e28970" style:font-weight-asian="bold" style:font-weight-complex="bold"/>
    </style:style>
    <style:style style:name="T18" style:family="text">
      <style:text-properties fo:font-weight="bold" officeooo:rsid="00e3c6da" style:font-weight-asian="bold" style:font-weight-complex="bold"/>
    </style:style>
    <style:style style:name="T19" style:family="text">
      <style:text-properties fo:font-weight="bold" officeooo:rsid="00e584e9" style:font-weight-asian="bold" style:font-weight-complex="bold"/>
    </style:style>
    <style:style style:name="T20" style:family="text">
      <style:text-properties fo:font-weight="bold" officeooo:rsid="01e7b82b" style:font-weight-asian="bold" style:font-weight-complex="bold"/>
    </style:style>
    <style:style style:name="T21" style:family="text">
      <style:text-properties fo:font-weight="bold" officeooo:rsid="024ddf29" style:font-weight-asian="bold" style:font-weight-complex="bold"/>
    </style:style>
    <style:style style:name="T22" style:family="text">
      <style:text-properties fo:font-weight="bold" officeooo:rsid="02514c54" style:font-weight-asian="bold" style:font-weight-complex="bold"/>
    </style:style>
    <style:style style:name="T23" style:family="text">
      <style:text-properties fo:font-weight="bold" officeooo:rsid="03066cd5" style:font-weight-asian="bold" style:font-weight-complex="bold"/>
    </style:style>
    <style:style style:name="T24" style:family="text">
      <style:text-properties fo:font-weight="bold" officeooo:rsid="031d00f8" style:font-weight-asian="bold" style:font-weight-complex="bold"/>
    </style:style>
    <style:style style:name="T25" style:family="text">
      <style:text-properties fo:font-weight="bold" officeooo:rsid="0339454a" style:font-weight-asian="bold" style:font-weight-complex="bold"/>
    </style:style>
    <style:style style:name="T26" style:family="text">
      <style:text-properties fo:font-weight="bold" officeooo:rsid="0407ca72" style:font-weight-asian="bold" style:font-weight-complex="bold"/>
    </style:style>
    <style:style style:name="T27" style:family="text">
      <style:text-properties fo:font-weight="bold" officeooo:rsid="03025410" style:font-weight-asian="bold" style:font-weight-complex="bold"/>
    </style:style>
    <style:style style:name="T28" style:family="text">
      <style:text-properties fo:font-weight="bold" officeooo:rsid="03019b31" style:font-weight-asian="bold" style:font-weight-complex="bold"/>
    </style:style>
    <style:style style:name="T29" style:family="text">
      <style:text-properties fo:font-weight="bold" officeooo:rsid="02e85965" style:font-weight-asian="bold" style:font-weight-complex="bold"/>
    </style:style>
    <style:style style:name="T30" style:family="text">
      <style:text-properties fo:font-weight="bold" officeooo:rsid="04324306" style:font-weight-asian="bold" style:font-weight-complex="bold"/>
    </style:style>
    <style:style style:name="T31" style:family="text">
      <style:text-properties fo:font-weight="bold" officeooo:rsid="02fe3157" style:font-weight-asian="bold" style:font-weight-complex="bold"/>
    </style:style>
    <style:style style:name="T32" style:family="text">
      <style:text-properties fo:font-weight="bold" officeooo:rsid="04ef3d1f" style:font-weight-asian="bold" style:font-weight-complex="bold"/>
    </style:style>
    <style:style style:name="T33" style:family="text">
      <style:text-properties fo:font-weight="bold" officeooo:rsid="04f5691a" style:font-weight-asian="bold" style:font-weight-complex="bold"/>
    </style:style>
    <style:style style:name="T34" style:family="text">
      <style:text-properties fo:font-weight="bold" officeooo:rsid="04fb8b2b" style:font-weight-asian="bold" style:font-weight-complex="bold"/>
    </style:style>
    <style:style style:name="T35" style:family="text">
      <style:text-properties fo:font-weight="bold" officeooo:rsid="055e53ea" style:font-weight-asian="bold" style:font-weight-complex="bold"/>
    </style:style>
    <style:style style:name="T36" style:family="text">
      <style:text-properties fo:font-weight="bold" officeooo:rsid="0594ddc2" style:font-weight-asian="bold" style:font-weight-complex="bold"/>
    </style:style>
    <style:style style:name="T37" style:family="text">
      <style:text-properties fo:font-weight="bold" officeooo:rsid="0232bfa2" style:font-weight-asian="bold" style:font-weight-complex="bold"/>
    </style:style>
    <style:style style:name="T38" style:family="text">
      <style:text-properties fo:font-weight="bold" officeooo:rsid="06a9bdcb" style:font-weight-asian="bold" style:font-weight-complex="bold"/>
    </style:style>
    <style:style style:name="T39" style:family="text">
      <style:text-properties fo:font-weight="bold" officeooo:rsid="045c98c0" style:font-weight-asian="bold" style:font-weight-complex="bold"/>
    </style:style>
    <style:style style:name="T40" style:family="text">
      <style:text-properties fo:font-weight="bold" officeooo:rsid="0716679d" style:font-weight-asian="bold" style:font-weight-complex="bold"/>
    </style:style>
    <style:style style:name="T41" style:family="text">
      <style:text-properties fo:font-weight="bold" officeooo:rsid="071777ab" style:font-weight-asian="bold" style:font-weight-complex="bold"/>
    </style:style>
    <style:style style:name="T42" style:family="text">
      <style:text-properties fo:font-weight="bold" officeooo:rsid="071ca336" style:font-weight-asian="bold" style:font-weight-complex="bold"/>
    </style:style>
    <style:style style:name="T43" style:family="text">
      <style:text-properties fo:font-weight="bold" officeooo:rsid="07226f3f" style:font-weight-asian="bold" style:font-weight-complex="bold"/>
    </style:style>
    <style:style style:name="T44" style:family="text">
      <style:text-properties fo:font-weight="bold" officeooo:rsid="07994ff9" style:font-weight-asian="bold" style:font-weight-complex="bold"/>
    </style:style>
    <style:style style:name="T45" style:family="text">
      <style:text-properties fo:font-weight="bold" officeooo:rsid="07c5742e" style:font-weight-asian="bold" style:font-weight-complex="bold"/>
    </style:style>
    <style:style style:name="T46" style:family="text">
      <style:text-properties fo:font-weight="bold" officeooo:rsid="07d33cd9" style:font-weight-asian="bold" style:font-weight-complex="bold"/>
    </style:style>
    <style:style style:name="T47" style:family="text">
      <style:text-properties fo:font-weight="bold" officeooo:rsid="080ec87e" style:font-weight-asian="bold" style:font-weight-complex="bold"/>
    </style:style>
    <style:style style:name="T48" style:family="text">
      <style:text-properties fo:font-weight="bold" officeooo:rsid="080ecb23" style:font-weight-asian="bold" style:font-weight-complex="bold"/>
    </style:style>
    <style:style style:name="T49" style:family="text">
      <style:text-properties fo:font-weight="bold" officeooo:rsid="0810c864" style:font-weight-asian="bold" style:font-weight-complex="bold"/>
    </style:style>
    <style:style style:name="T50" style:family="text">
      <style:text-properties fo:font-weight="bold" officeooo:rsid="06c59c8c" style:font-weight-asian="bold" style:font-weight-complex="bold"/>
    </style:style>
    <style:style style:name="T51" style:family="text">
      <style:text-properties fo:font-weight="bold" officeooo:rsid="086d33fc" style:font-weight-asian="bold" style:font-weight-complex="bold"/>
    </style:style>
    <style:style style:name="T52" style:family="text">
      <style:text-properties fo:font-weight="bold" officeooo:rsid="08acdc8f" style:font-weight-asian="bold" style:font-weight-complex="bold"/>
    </style:style>
    <style:style style:name="T53" style:family="text">
      <style:text-properties fo:font-weight="bold" officeooo:rsid="08e74020" style:font-weight-asian="bold" style:font-weight-complex="bold"/>
    </style:style>
    <style:style style:name="T54" style:family="text">
      <style:text-properties fo:font-weight="normal" style:font-weight-asian="normal" style:font-weight-complex="normal"/>
    </style:style>
    <style:style style:name="T55" style:family="text">
      <style:text-properties fo:font-weight="normal" officeooo:rsid="00c736c6" style:font-weight-asian="normal" style:font-weight-complex="normal"/>
    </style:style>
    <style:style style:name="T56" style:family="text">
      <style:text-properties fo:font-weight="normal" officeooo:rsid="00cc2dc5" style:font-weight-asian="normal" style:font-weight-complex="normal"/>
    </style:style>
    <style:style style:name="T57" style:family="text">
      <style:text-properties fo:font-weight="normal" officeooo:rsid="00da3fa1" style:font-weight-asian="normal" style:font-weight-complex="normal"/>
    </style:style>
    <style:style style:name="T58" style:family="text">
      <style:text-properties fo:font-weight="normal" officeooo:rsid="0172d805" style:font-weight-asian="normal" style:font-weight-complex="normal"/>
    </style:style>
    <style:style style:name="T59" style:family="text">
      <style:text-properties fo:font-weight="normal" officeooo:rsid="0042fb2b" style:font-weight-asian="normal" style:font-weight-complex="normal"/>
    </style:style>
    <style:style style:name="T60" style:family="text">
      <style:text-properties fo:font-weight="normal" officeooo:rsid="00e584e9" style:font-weight-asian="normal" style:font-weight-complex="normal"/>
    </style:style>
    <style:style style:name="T61" style:family="text">
      <style:text-properties fo:font-weight="normal" officeooo:rsid="0255124a" style:font-weight-asian="normal" style:font-weight-complex="normal"/>
    </style:style>
    <style:style style:name="T62" style:family="text">
      <style:text-properties fo:font-weight="normal" officeooo:rsid="01e7b82b" style:font-weight-asian="normal" style:font-weight-complex="normal"/>
    </style:style>
    <style:style style:name="T63" style:family="text">
      <style:text-properties fo:font-weight="normal" officeooo:rsid="01e620e1" style:font-weight-asian="normal" style:font-weight-complex="normal"/>
    </style:style>
    <style:style style:name="T64" style:family="text">
      <style:text-properties fo:font-weight="normal" officeooo:rsid="0407ca72" style:font-weight-asian="normal" style:font-weight-complex="normal"/>
    </style:style>
    <style:style style:name="T65" style:family="text">
      <style:text-properties fo:font-weight="normal" officeooo:rsid="04094989" style:font-weight-asian="normal" style:font-weight-complex="normal"/>
    </style:style>
    <style:style style:name="T66" style:family="text">
      <style:text-properties fo:font-weight="normal" officeooo:rsid="040982c0" style:font-weight-asian="normal" style:font-weight-complex="normal"/>
    </style:style>
    <style:style style:name="T67" style:family="text">
      <style:text-properties fo:font-weight="normal" officeooo:rsid="04324306" style:font-weight-asian="normal" style:font-weight-complex="normal"/>
    </style:style>
    <style:style style:name="T68" style:family="text">
      <style:text-properties fo:font-weight="normal" officeooo:rsid="04f0fa82" style:font-weight-asian="normal" style:font-weight-complex="normal"/>
    </style:style>
    <style:style style:name="T69" style:family="text">
      <style:text-properties fo:font-weight="normal" officeooo:rsid="0594ddc2" style:font-weight-asian="normal" style:font-weight-complex="normal"/>
    </style:style>
    <style:style style:name="T70" style:family="text">
      <style:text-properties fo:font-weight="normal" officeooo:rsid="0622c21c" style:font-weight-asian="normal" style:font-weight-complex="normal"/>
    </style:style>
    <style:style style:name="T71" style:family="text">
      <style:text-properties fo:font-weight="normal" officeooo:rsid="0339454a" style:font-weight-asian="normal" style:font-weight-complex="normal"/>
    </style:style>
    <style:style style:name="T72" style:family="text">
      <style:text-properties fo:font-weight="normal" officeooo:rsid="045c98c0" style:font-weight-asian="normal" style:font-weight-complex="normal"/>
    </style:style>
    <style:style style:name="T73" style:family="text">
      <style:text-properties fo:font-weight="normal" officeooo:rsid="06ad83cb" style:font-weight-asian="normal" style:font-weight-complex="normal"/>
    </style:style>
    <style:style style:name="T74" style:family="text">
      <style:text-properties fo:font-weight="normal" officeooo:rsid="031d00f8" style:font-weight-asian="normal" style:font-weight-complex="normal"/>
    </style:style>
    <style:style style:name="T75" style:family="text">
      <style:text-properties fo:font-weight="normal" officeooo:rsid="06af6f5e" style:font-weight-asian="normal" style:font-weight-complex="normal"/>
    </style:style>
    <style:style style:name="T76" style:family="text">
      <style:text-properties fo:font-weight="normal" officeooo:rsid="04299de3" style:font-weight-asian="normal" style:font-weight-complex="normal"/>
    </style:style>
    <style:style style:name="T77" style:family="text">
      <style:text-properties fo:font-weight="normal" officeooo:rsid="042d3280" style:font-weight-asian="normal" style:font-weight-complex="normal"/>
    </style:style>
    <style:style style:name="T78" style:family="text">
      <style:text-properties fo:font-weight="normal" officeooo:rsid="042cd7bb" style:font-weight-asian="normal" style:font-weight-complex="normal"/>
    </style:style>
    <style:style style:name="T79" style:family="text">
      <style:text-properties fo:font-weight="normal" officeooo:rsid="06c090ff" style:font-weight-asian="normal" style:font-weight-complex="normal"/>
    </style:style>
    <style:style style:name="T80" style:family="text">
      <style:text-properties fo:font-weight="normal" officeooo:rsid="042e9ec8" style:font-weight-asian="normal" style:font-weight-complex="normal"/>
    </style:style>
    <style:style style:name="T81" style:family="text">
      <style:text-properties fo:font-weight="normal" officeooo:rsid="06c23263" style:font-weight-asian="normal" style:font-weight-complex="normal"/>
    </style:style>
    <style:style style:name="T82" style:family="text">
      <style:text-properties fo:font-weight="normal" officeooo:rsid="042ee0d4" style:font-weight-asian="normal" style:font-weight-complex="normal"/>
    </style:style>
    <style:style style:name="T83" style:family="text">
      <style:text-properties fo:font-weight="normal" officeooo:rsid="04715171" style:font-weight-asian="normal" style:font-weight-complex="normal"/>
    </style:style>
    <style:style style:name="T84" style:family="text">
      <style:text-properties fo:font-weight="normal" officeooo:rsid="03025410" style:font-weight-asian="normal" style:font-weight-complex="normal"/>
    </style:style>
    <style:style style:name="T85" style:family="text">
      <style:text-properties fo:font-weight="normal" officeooo:rsid="03019b31" style:font-weight-asian="normal" style:font-weight-complex="normal"/>
    </style:style>
    <style:style style:name="T86" style:family="text">
      <style:text-properties fo:font-weight="normal" officeooo:rsid="06f1a5a3" style:font-weight-asian="normal" style:font-weight-complex="normal"/>
    </style:style>
    <style:style style:name="T87" style:family="text">
      <style:text-properties fo:font-weight="normal" officeooo:rsid="02fe3157" style:font-weight-asian="normal" style:font-weight-complex="normal"/>
    </style:style>
    <style:style style:name="T88" style:family="text">
      <style:text-properties fo:font-weight="normal" officeooo:rsid="04ef3d1f" style:font-weight-asian="normal" style:font-weight-complex="normal"/>
    </style:style>
    <style:style style:name="T89" style:family="text">
      <style:text-properties fo:font-weight="normal" officeooo:rsid="0716679d" style:font-weight-asian="normal" style:font-weight-complex="normal"/>
    </style:style>
    <style:style style:name="T90" style:family="text">
      <style:text-properties fo:font-weight="normal" officeooo:rsid="07226f3f" style:font-weight-asian="normal" style:font-weight-complex="normal"/>
    </style:style>
    <style:style style:name="T91" style:family="text">
      <style:text-properties fo:font-weight="normal" officeooo:rsid="080ecb23" style:font-weight-asian="normal" style:font-weight-complex="normal"/>
    </style:style>
    <style:style style:name="T92" style:family="text">
      <style:text-properties fo:font-weight="normal" officeooo:rsid="08acdc8f" style:font-weight-asian="normal" style:font-weight-complex="normal"/>
    </style:style>
    <style:style style:name="T93" style:family="text">
      <style:text-properties fo:font-weight="normal" officeooo:rsid="08b391da" style:font-weight-asian="normal" style:font-weight-complex="normal"/>
    </style:style>
    <style:style style:name="T94" style:family="text">
      <style:text-properties fo:font-weight="normal" officeooo:rsid="08b3a4c3" style:font-weight-asian="normal" style:font-weight-complex="normal"/>
    </style:style>
    <style:style style:name="T95" style:family="text">
      <style:text-properties fo:font-weight="normal" officeooo:rsid="08b557c1" style:font-weight-asian="normal" style:font-weight-complex="normal"/>
    </style:style>
    <style:style style:name="T96" style:family="text">
      <style:text-properties fo:font-weight="normal" officeooo:rsid="08b89ec6" style:font-weight-asian="normal" style:font-weight-complex="normal"/>
    </style:style>
    <style:style style:name="T97" style:family="text">
      <style:text-properties officeooo:rsid="003d553c"/>
    </style:style>
    <style:style style:name="T98" style:family="text">
      <style:text-properties officeooo:rsid="003f4527"/>
    </style:style>
    <style:style style:name="T99" style:family="text">
      <style:text-properties officeooo:rsid="0042fb2b"/>
    </style:style>
    <style:style style:name="T100" style:family="text">
      <style:text-properties officeooo:rsid="004a2b35"/>
    </style:style>
    <style:style style:name="T101" style:family="text">
      <style:text-properties officeooo:rsid="0073f2eb"/>
    </style:style>
    <style:style style:name="T102" style:family="text">
      <style:text-properties officeooo:rsid="0079ad69"/>
    </style:style>
    <style:style style:name="T103" style:family="text">
      <style:text-properties officeooo:rsid="007ff0c8"/>
    </style:style>
    <style:style style:name="T104" style:family="text">
      <style:text-properties officeooo:rsid="00880509"/>
    </style:style>
    <style:style style:name="T105" style:family="text">
      <style:text-properties officeooo:rsid="00a536a8"/>
    </style:style>
    <style:style style:name="T106" style:family="text">
      <style:text-properties officeooo:rsid="00ad5f97"/>
    </style:style>
    <style:style style:name="T107" style:family="text">
      <style:text-properties officeooo:rsid="00c29dd6"/>
    </style:style>
    <style:style style:name="T108" style:family="text">
      <style:text-properties officeooo:rsid="00c847cc"/>
    </style:style>
    <style:style style:name="T109" style:family="text">
      <style:text-properties officeooo:rsid="00d7177f"/>
    </style:style>
    <style:style style:name="T110" style:family="text">
      <style:text-properties officeooo:rsid="00deccd3"/>
    </style:style>
    <style:style style:name="T111" style:family="text">
      <style:text-properties officeooo:rsid="00f4f84c"/>
    </style:style>
    <style:style style:name="T112" style:family="text">
      <style:text-properties style:text-underline-style="none" fo:font-weight="normal" style:font-weight-asian="normal" style:font-weight-complex="normal"/>
    </style:style>
    <style:style style:name="T113" style:family="text">
      <style:text-properties style:text-underline-style="none" fo:font-weight="normal" officeooo:rsid="03bb9258" style:font-weight-asian="normal" style:font-weight-complex="normal"/>
    </style:style>
    <style:style style:name="T114" style:family="text">
      <style:text-properties style:text-underline-style="none" fo:font-weight="normal" officeooo:rsid="05caab61" style:font-weight-asian="normal" style:font-weight-complex="normal"/>
    </style:style>
    <style:style style:name="T115" style:family="text">
      <style:text-properties style:text-underline-style="none" fo:font-weight="normal" officeooo:rsid="0624d03a" style:font-weight-asian="normal" style:font-weight-complex="normal"/>
    </style:style>
    <style:style style:name="T116" style:family="text">
      <style:text-properties style:text-underline-style="none" fo:font-weight="normal" officeooo:rsid="082cfda1" style:font-weight-asian="normal" style:font-weight-complex="normal"/>
    </style:style>
    <style:style style:name="T117" style:family="text">
      <style:text-properties style:text-underline-style="none" fo:font-weight="bold" officeooo:rsid="082cfda1" style:font-weight-asian="bold" style:font-weight-complex="bold"/>
    </style:style>
    <style:style style:name="T118" style:family="text">
      <style:text-properties officeooo:rsid="01173a45"/>
    </style:style>
    <style:style style:name="T119" style:family="text">
      <style:text-properties fo:font-style="italic" officeooo:rsid="031a25ec" style:font-style-asian="italic" style:font-style-complex="italic"/>
    </style:style>
    <style:style style:name="T120" style:family="text">
      <style:text-properties style:text-position="super 58%"/>
    </style:style>
    <style:style style:name="T121" style:family="text">
      <style:text-properties officeooo:rsid="01e23236"/>
    </style:style>
    <style:style style:name="T122" style:family="text">
      <style:text-properties officeooo:rsid="01e4b7b2"/>
    </style:style>
    <style:style style:name="T123" style:family="text">
      <style:text-properties officeooo:rsid="01e5d6b5"/>
    </style:style>
    <style:style style:name="T124" style:family="text">
      <style:text-properties officeooo:rsid="0202948a"/>
    </style:style>
    <style:style style:name="T125" style:family="text">
      <style:text-properties officeooo:rsid="02075a46"/>
    </style:style>
    <style:style style:name="T126" style:family="text">
      <style:text-properties officeooo:rsid="0226b572"/>
    </style:style>
    <style:style style:name="T127" style:family="text">
      <style:text-properties officeooo:rsid="0233a6a1"/>
    </style:style>
    <style:style style:name="T128" style:family="text">
      <style:text-properties officeooo:rsid="0234c94f"/>
    </style:style>
    <style:style style:name="T129" style:family="text">
      <style:text-properties officeooo:rsid="023664c4"/>
    </style:style>
    <style:style style:name="T130" style:family="text">
      <style:text-properties officeooo:rsid="0241e05e"/>
    </style:style>
    <style:style style:name="T131" style:family="text">
      <style:text-properties officeooo:rsid="0242cccd"/>
    </style:style>
    <style:style style:name="T132" style:family="text">
      <style:text-properties officeooo:rsid="024372ab"/>
    </style:style>
    <style:style style:name="T133" style:family="text">
      <style:text-properties officeooo:rsid="0244fe54"/>
    </style:style>
    <style:style style:name="T134" style:family="text">
      <style:text-properties officeooo:rsid="0245db20"/>
    </style:style>
    <style:style style:name="T135" style:family="text">
      <style:text-properties officeooo:rsid="02467867"/>
    </style:style>
    <style:style style:name="T136" style:family="text">
      <style:text-properties officeooo:rsid="0253a7af"/>
    </style:style>
    <style:style style:name="T137" style:family="text">
      <style:text-properties officeooo:rsid="026411bc"/>
    </style:style>
    <style:style style:name="T138" style:family="text">
      <style:text-properties officeooo:rsid="0266b5b1"/>
    </style:style>
    <style:style style:name="T139" style:family="text">
      <style:text-properties officeooo:rsid="02688b1f"/>
    </style:style>
    <style:style style:name="T140" style:family="text">
      <style:text-properties officeooo:rsid="0268b023"/>
    </style:style>
    <style:style style:name="T141" style:family="text">
      <style:text-properties officeooo:rsid="026d8e49"/>
    </style:style>
    <style:style style:name="T142" style:family="text">
      <style:text-properties officeooo:rsid="0272090c"/>
    </style:style>
    <style:style style:name="T143" style:family="text">
      <style:text-properties officeooo:rsid="027628c0"/>
    </style:style>
    <style:style style:name="T144" style:family="text">
      <style:text-properties officeooo:rsid="0276e66d"/>
    </style:style>
    <style:style style:name="T145" style:family="text">
      <style:text-properties style:font-name="Liberation Mono"/>
    </style:style>
    <style:style style:name="T146" style:family="text">
      <style:text-properties style:font-name="Liberation Mono" officeooo:rsid="04110414"/>
    </style:style>
    <style:style style:name="T147" style:family="text">
      <style:text-properties style:font-name="Liberation Mono" officeooo:rsid="0432954f"/>
    </style:style>
    <style:style style:name="T148" style:family="text">
      <style:text-properties style:font-name="Liberation Mono" officeooo:rsid="041500e7"/>
    </style:style>
    <style:style style:name="T149" style:family="text">
      <style:text-properties style:font-name="Liberation Mono" officeooo:rsid="04164c7f"/>
    </style:style>
    <style:style style:name="T150" style:family="text">
      <style:text-properties style:font-name="Liberation Mono" officeooo:rsid="05c357cd"/>
    </style:style>
    <style:style style:name="T151" style:family="text">
      <style:text-properties style:font-name="Liberation Mono" officeooo:rsid="05c66584"/>
    </style:style>
    <style:style style:name="T152" style:family="text">
      <style:text-properties style:font-name="Liberation Mono" officeooo:rsid="08254e42"/>
    </style:style>
    <style:style style:name="T153" style:family="text">
      <style:text-properties style:font-name="Liberation Mono" officeooo:rsid="0829b565"/>
    </style:style>
    <style:style style:name="T154" style:family="text">
      <style:text-properties style:font-name="Liberation Mono" officeooo:rsid="08444329"/>
    </style:style>
    <style:style style:name="T155" style:family="text">
      <style:text-properties style:font-name="Liberation Mono" fo:background-color="#cccccc" loext:char-shading-value="0"/>
    </style:style>
    <style:style style:name="T156" style:family="text">
      <style:text-properties officeooo:rsid="02e85965"/>
    </style:style>
    <style:style style:name="T157" style:family="text">
      <style:text-properties officeooo:rsid="02eadfa0"/>
    </style:style>
    <style:style style:name="T158" style:family="text">
      <style:text-properties officeooo:rsid="02ec72a9"/>
    </style:style>
    <style:style style:name="T159" style:family="text">
      <style:text-properties officeooo:rsid="02eea1f7"/>
    </style:style>
    <style:style style:name="T160" style:family="text">
      <style:text-properties officeooo:rsid="02fe3157"/>
    </style:style>
    <style:style style:name="T161" style:family="text">
      <style:text-properties officeooo:rsid="03019b31"/>
    </style:style>
    <style:style style:name="T162" style:family="text">
      <style:text-properties officeooo:rsid="03025410"/>
    </style:style>
    <style:style style:name="T163" style:family="text">
      <style:text-properties officeooo:rsid="03066cd5"/>
    </style:style>
    <style:style style:name="T164" style:family="text">
      <style:text-properties officeooo:rsid="0308e92f"/>
    </style:style>
    <style:style style:name="T165" style:family="text">
      <style:text-properties officeooo:rsid="030b9f38"/>
    </style:style>
    <style:style style:name="T166" style:family="text">
      <style:text-properties officeooo:rsid="032aaaa9"/>
    </style:style>
    <style:style style:name="T167" style:family="text">
      <style:text-properties officeooo:rsid="032c749b"/>
    </style:style>
    <style:style style:name="T168" style:family="text">
      <style:text-properties officeooo:rsid="0331d184"/>
    </style:style>
    <style:style style:name="T169" style:family="text">
      <style:text-properties officeooo:rsid="033248e9"/>
    </style:style>
    <style:style style:name="T170" style:family="text">
      <style:text-properties officeooo:rsid="0336b0c6"/>
    </style:style>
    <style:style style:name="T171" style:family="text">
      <style:text-properties officeooo:rsid="03386e3d"/>
    </style:style>
    <style:style style:name="T172" style:family="text">
      <style:text-properties officeooo:rsid="0339454a"/>
    </style:style>
    <style:style style:name="T173" style:family="text">
      <style:text-properties officeooo:rsid="0347cbaf"/>
    </style:style>
    <style:style style:name="T174" style:family="text">
      <style:text-properties officeooo:rsid="0365862c"/>
    </style:style>
    <style:style style:name="T175" style:family="text">
      <style:text-properties officeooo:rsid="03e0ed1a"/>
    </style:style>
    <style:style style:name="T176" style:family="text">
      <style:text-properties officeooo:rsid="040b9c78"/>
    </style:style>
    <style:style style:name="T177" style:family="text">
      <style:text-properties officeooo:rsid="042cd7bb"/>
    </style:style>
    <style:style style:name="T178" style:family="text">
      <style:text-properties officeooo:rsid="042d3280"/>
    </style:style>
    <style:style style:name="T179" style:family="text">
      <style:text-properties officeooo:rsid="042e9ec8"/>
    </style:style>
    <style:style style:name="T180" style:family="text">
      <style:text-properties officeooo:rsid="042f0e52"/>
    </style:style>
    <style:style style:name="T181" style:family="text">
      <style:text-properties officeooo:rsid="049a2d19"/>
    </style:style>
    <style:style style:name="T182" style:family="text">
      <style:text-properties officeooo:rsid="049a7a0b"/>
    </style:style>
    <style:style style:name="T183" style:family="text">
      <style:text-properties officeooo:rsid="049b873a"/>
    </style:style>
    <style:style style:name="T184" style:family="text">
      <style:text-properties officeooo:rsid="049d7bd4"/>
    </style:style>
    <style:style style:name="T185" style:family="text">
      <style:text-properties officeooo:rsid="04de624e"/>
    </style:style>
    <style:style style:name="T186" style:family="text">
      <style:text-properties officeooo:rsid="04e16c87"/>
    </style:style>
    <style:style style:name="T187" style:family="text">
      <style:text-properties officeooo:rsid="04f5691a"/>
    </style:style>
    <style:style style:name="T188" style:family="text">
      <style:text-properties officeooo:rsid="04fa2f1b"/>
    </style:style>
    <style:style style:name="T189" style:family="text">
      <style:text-properties officeooo:rsid="054fdde1"/>
    </style:style>
    <style:style style:name="T190" style:family="text">
      <style:text-properties officeooo:rsid="055e53ea"/>
    </style:style>
    <style:style style:name="T191" style:family="text">
      <style:text-properties officeooo:rsid="055fe27b"/>
    </style:style>
    <style:style style:name="T192" style:family="text">
      <style:text-properties officeooo:rsid="05b1a423"/>
    </style:style>
    <style:style style:name="T193" style:family="text">
      <style:text-properties officeooo:rsid="05b37a90"/>
    </style:style>
    <style:style style:name="T194" style:family="text">
      <style:text-properties officeooo:rsid="06264eb8"/>
    </style:style>
    <style:style style:name="T195" style:family="text">
      <style:text-properties officeooo:rsid="062a588f"/>
    </style:style>
    <style:style style:name="T196" style:family="text">
      <style:text-properties officeooo:rsid="062aecb4"/>
    </style:style>
    <style:style style:name="T197" style:family="text">
      <style:text-properties officeooo:rsid="062b4705"/>
    </style:style>
    <style:style style:name="T198" style:family="text">
      <style:text-properties officeooo:rsid="062ee8bb"/>
    </style:style>
    <style:style style:name="T199" style:family="text">
      <style:text-properties fo:language="en" fo:country="US" officeooo:rsid="0649050b"/>
    </style:style>
    <style:style style:name="T200" style:family="text">
      <style:text-properties fo:language="en" fo:country="US" officeooo:rsid="0652bd8f"/>
    </style:style>
    <style:style style:name="T201" style:family="text">
      <style:text-properties officeooo:rsid="0232bfa2"/>
    </style:style>
    <style:style style:name="T202" style:family="text">
      <style:text-properties officeooo:rsid="068067bf"/>
    </style:style>
    <style:style style:name="T203" style:family="text">
      <style:text-properties officeooo:rsid="06a4a75b"/>
    </style:style>
    <style:style style:name="T204" style:family="text">
      <style:text-properties officeooo:rsid="06a9bdcb"/>
    </style:style>
    <style:style style:name="T205" style:family="text">
      <style:text-properties officeooo:rsid="06c59c8c"/>
    </style:style>
    <style:style style:name="T206" style:family="text">
      <style:text-properties officeooo:rsid="06c6c045"/>
    </style:style>
    <style:style style:name="T207" style:family="text">
      <style:text-properties officeooo:rsid="070f1cb7"/>
    </style:style>
    <style:style style:name="T208" style:family="text">
      <style:text-properties officeooo:rsid="071462ec"/>
    </style:style>
    <style:style style:name="T209" style:family="text">
      <style:text-properties officeooo:rsid="0714b6d4"/>
    </style:style>
    <style:style style:name="T210" style:family="text">
      <style:text-properties officeooo:rsid="07188939"/>
    </style:style>
    <style:style style:name="T211" style:family="text">
      <style:text-properties officeooo:rsid="071a47a9"/>
    </style:style>
    <style:style style:name="T212" style:family="text">
      <style:text-properties officeooo:rsid="071c1409"/>
    </style:style>
    <style:style style:name="T213" style:family="text">
      <style:text-properties officeooo:rsid="071ca336"/>
    </style:style>
    <style:style style:name="T214" style:family="text">
      <style:text-properties officeooo:rsid="071dc01f"/>
    </style:style>
    <style:style style:name="T215" style:family="text">
      <style:text-properties officeooo:rsid="0733ccc3"/>
    </style:style>
    <style:style style:name="T216" style:family="text">
      <style:text-properties officeooo:rsid="078656e6"/>
    </style:style>
    <style:style style:name="T217" style:family="text">
      <style:text-properties officeooo:rsid="0786e37e"/>
    </style:style>
    <style:style style:name="T218" style:family="text">
      <style:text-properties officeooo:rsid="07a30826"/>
    </style:style>
    <style:style style:name="T219" style:family="text">
      <style:text-properties officeooo:rsid="07a3669e"/>
    </style:style>
    <style:style style:name="T220" style:family="text">
      <style:text-properties officeooo:rsid="07bc4ff5"/>
    </style:style>
    <style:style style:name="T221" style:family="text">
      <style:text-properties officeooo:rsid="07c60f71"/>
    </style:style>
    <style:style style:name="T222" style:family="text">
      <style:text-properties officeooo:rsid="07d93543"/>
    </style:style>
    <style:style style:name="T223" style:family="text">
      <style:text-properties officeooo:rsid="07e76c3e"/>
    </style:style>
    <style:style style:name="T224" style:family="text">
      <style:text-properties officeooo:rsid="07ea13d0"/>
    </style:style>
    <style:style style:name="T225" style:family="text">
      <style:text-properties officeooo:rsid="07ee254c"/>
    </style:style>
    <style:style style:name="T226" style:family="text">
      <style:text-properties officeooo:rsid="07ee8de9"/>
    </style:style>
    <style:style style:name="T227" style:family="text">
      <style:text-properties officeooo:rsid="07efe1d8"/>
    </style:style>
    <style:style style:name="T228" style:family="text">
      <style:text-properties officeooo:rsid="07fa3672"/>
    </style:style>
    <style:style style:name="T229" style:family="text">
      <style:text-properties officeooo:rsid="07fab560"/>
    </style:style>
    <style:style style:name="T230" style:family="text">
      <style:text-properties officeooo:rsid="07facb99"/>
    </style:style>
    <style:style style:name="T231" style:family="text">
      <style:text-properties officeooo:rsid="07fc8c92"/>
    </style:style>
    <style:style style:name="T232" style:family="text">
      <style:text-properties officeooo:rsid="07fff049"/>
    </style:style>
    <style:style style:name="T233" style:family="text">
      <style:text-properties officeooo:rsid="08023b71"/>
    </style:style>
    <style:style style:name="T234" style:family="text">
      <style:text-properties officeooo:rsid="0803e3d1"/>
    </style:style>
    <style:style style:name="T235" style:family="text">
      <style:text-properties officeooo:rsid="0804a247"/>
    </style:style>
    <style:style style:name="T236" style:family="text">
      <style:text-properties officeooo:rsid="0807bb5f"/>
    </style:style>
    <style:style style:name="T237" style:family="text">
      <style:text-properties officeooo:rsid="080cd0fb"/>
    </style:style>
    <style:style style:name="T238" style:family="text">
      <style:text-properties officeooo:rsid="080fd1ec"/>
    </style:style>
    <style:style style:name="T239" style:family="text">
      <style:text-properties officeooo:rsid="0813115c"/>
    </style:style>
    <style:style style:name="T240" style:family="text">
      <style:text-properties officeooo:rsid="08144e05"/>
    </style:style>
    <style:style style:name="T241" style:family="text">
      <style:text-properties officeooo:rsid="081981ba"/>
    </style:style>
    <style:style style:name="T242" style:family="text">
      <style:text-properties officeooo:rsid="081b19b3"/>
    </style:style>
    <style:style style:name="T243" style:family="text">
      <style:text-properties officeooo:rsid="081c4436"/>
    </style:style>
    <style:style style:name="T244" style:family="text">
      <style:text-properties officeooo:rsid="081d152f"/>
    </style:style>
    <style:style style:name="T245" style:family="text">
      <style:text-properties officeooo:rsid="08208a8a"/>
    </style:style>
    <style:style style:name="T246" style:family="text">
      <style:text-properties officeooo:rsid="08267cb3"/>
    </style:style>
    <style:style style:name="T247" style:family="text">
      <style:text-properties officeooo:rsid="0830ecbc"/>
    </style:style>
    <style:style style:name="T248" style:family="text">
      <style:text-properties officeooo:rsid="08327368"/>
    </style:style>
    <style:style style:name="T249" style:family="text">
      <style:text-properties officeooo:rsid="08368c38"/>
    </style:style>
    <style:style style:name="T250" style:family="text">
      <style:text-properties officeooo:rsid="0837ee9f"/>
    </style:style>
    <style:style style:name="T251" style:family="text">
      <style:text-properties officeooo:rsid="0838ff29"/>
    </style:style>
    <style:style style:name="T252" style:family="text">
      <style:text-properties officeooo:rsid="083a0593"/>
    </style:style>
    <style:style style:name="T253" style:family="text">
      <style:text-properties officeooo:rsid="08700a47"/>
    </style:style>
    <style:style style:name="T254" style:family="text">
      <style:text-properties officeooo:rsid="08731b36"/>
    </style:style>
    <style:style style:name="T255" style:family="text">
      <style:text-properties officeooo:rsid="0878896b"/>
    </style:style>
    <style:style style:name="T256" style:family="text">
      <style:text-properties officeooo:rsid="087e584c"/>
    </style:style>
    <style:style style:name="T257" style:family="text">
      <style:text-properties officeooo:rsid="088e27ea"/>
    </style:style>
    <style:style style:name="T258" style:family="text">
      <style:text-properties officeooo:rsid="088fc8b4"/>
    </style:style>
    <style:style style:name="T259" style:family="text">
      <style:text-properties officeooo:rsid="08971e88"/>
    </style:style>
    <style:style style:name="T260" style:family="text">
      <style:text-properties officeooo:rsid="08a4a98e"/>
    </style:style>
    <style:style style:name="T261" style:family="text">
      <style:text-properties officeooo:rsid="08b6ad02"/>
    </style:style>
    <style:style style:name="T262" style:family="text">
      <style:text-properties officeooo:rsid="08b83a4a"/>
    </style:style>
    <style:style style:name="T263" style:family="text">
      <style:text-properties officeooo:rsid="08b9305e"/>
    </style:style>
    <style:style style:name="T264" style:family="text">
      <style:text-properties officeooo:rsid="08ca8c2c"/>
    </style:style>
    <style:style style:name="T265" style:family="text">
      <style:text-properties officeooo:rsid="08cf7205"/>
    </style:style>
    <style:style style:name="T266" style:family="text">
      <style:text-properties officeooo:rsid="08d0d2f3"/>
    </style:style>
    <style:style style:name="T267" style:family="text">
      <style:text-properties officeooo:rsid="08d41337"/>
    </style:style>
    <style:style style:name="T268" style:family="text">
      <style:text-properties officeooo:rsid="08d68ae7"/>
    </style:style>
    <style:style style:name="T269" style:family="text">
      <style:text-properties officeooo:rsid="08d8530b"/>
    </style:style>
    <style:style style:name="T270" style:family="text">
      <style:text-properties officeooo:rsid="08da1758"/>
    </style:style>
    <style:style style:name="T271" style:family="text">
      <style:text-properties officeooo:rsid="08dbe5d2"/>
    </style:style>
    <style:style style:name="T272" style:family="text">
      <style:text-properties officeooo:rsid="08dde870"/>
    </style:style>
    <style:style style:name="T273" style:family="text">
      <style:text-properties officeooo:rsid="08de211b"/>
    </style:style>
    <style:style style:name="T274" style:family="text">
      <style:text-properties officeooo:rsid="08df5725"/>
    </style:style>
    <style:style style:name="T275" style:family="text">
      <style:text-properties officeooo:rsid="08e74020"/>
    </style:style>
    <style:style style:name="T276" style:family="text">
      <style:text-properties officeooo:rsid="08ecf533"/>
    </style:style>
    <style:style style:name="T277" style:family="text">
      <style:text-properties fo:font-style="normal" fo:font-weight="normal" officeooo:rsid="031a25ec" style:font-style-asian="normal" style:font-weight-asian="normal" style:font-style-complex="normal" style:font-weight-complex="normal"/>
    </style:style>
    <style:style style:name="T278" style:family="text">
      <style:text-properties fo:font-style="normal" fo:font-weight="normal" officeooo:rsid="08ede5a3" style:font-style-asian="normal" style:font-weight-asian="normal" style:font-style-complex="normal" style:font-weight-complex="normal"/>
    </style:style>
    <style:style style:name="T279" style:family="text">
      <style:text-properties officeooo:rsid="08ef821c"/>
    </style:style>
    <style:style style:name="T280" style:family="text">
      <style:text-properties officeooo:rsid="08fa5a8c"/>
    </style:style>
    <style:style style:name="T281" style:family="text">
      <style:text-properties officeooo:rsid="08fc20f4"/>
    </style:style>
    <style:style style:name="T282" style:family="text">
      <style:text-properties officeooo:rsid="08fdfbc9"/>
    </style:style>
    <style:style style:name="T283" style:family="text">
      <style:text-properties officeooo:rsid="09003960"/>
    </style:style>
    <style:style style:name="T284" style:family="text">
      <style:text-properties officeooo:rsid="090c8faa"/>
    </style:style>
    <style:style style:name="T285" style:family="text">
      <style:text-properties officeooo:rsid="092dc87d"/>
    </style:style>
    <style:style style:name="T286" style:family="text">
      <style:text-properties officeooo:rsid="07cb07c8"/>
    </style:style>
    <style:style style:name="T287" style:family="text">
      <style:text-properties officeooo:rsid="093389d4"/>
    </style:style>
    <style:style style:name="T288" style:family="text">
      <style:text-properties officeooo:rsid="0939cba1"/>
    </style:style>
    <style:style style:name="T289" style:family="text">
      <style:text-properties officeooo:rsid="093ae4fd"/>
    </style:style>
    <style:style style:name="T290" style:family="text">
      <style:text-properties officeooo:rsid="093c3a88"/>
    </style:style>
    <style:style style:name="T291" style:family="text">
      <style:text-properties officeooo:rsid="09458c8a"/>
    </style:style>
    <style:style style:name="T292" style:family="text">
      <style:text-properties officeooo:rsid="09494ba3"/>
    </style:style>
    <style:style style:name="T293" style:family="text">
      <style:text-properties officeooo:rsid="094e68d7"/>
    </style:style>
    <style:style style:name="T294" style:family="text">
      <style:text-properties officeooo:rsid="094ffc1b"/>
    </style:style>
    <style:style style:name="T295" style:family="text">
      <style:text-properties officeooo:rsid="09506b78"/>
    </style:style>
    <style:style style:name="T296" style:family="text">
      <style:text-properties officeooo:rsid="09509622"/>
    </style:style>
    <style:style style:name="T297" style:family="text">
      <style:text-properties officeooo:rsid="09527962"/>
    </style:style>
    <style:style style:name="T298" style:family="text">
      <style:text-properties officeooo:rsid="09544426"/>
    </style:style>
    <style:style style:name="T299" style:family="text">
      <style:text-properties officeooo:rsid="09557f8d"/>
    </style:style>
    <style:style style:name="T300" style:family="text">
      <style:text-properties officeooo:rsid="0955e74c"/>
    </style:style>
    <style:style style:name="T301" style:family="text">
      <style:text-properties officeooo:rsid="0959db0f"/>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run-through" style:number-wrapped-paragraphs="no-limit"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97_4099000610"/>Resolution Solution<text:bookmark-end text:name="__RefHeading___Toc97_4099000610"/></text:h>
      <text:p text:style-name="P68"><text:span text:style-name="T215">v</text:span><text:span text:style-name="T222">300</text:span><text:span text:style-name="T294">1</text:span></text:p>
      <text:h text:style-name="Heading_20_1" text:outline-level="1"><text:bookmark-start text:name="__RefHeading___Toc99_4099000610"/>Contents<text:bookmark-end text:name="__RefHeading___Toc99_4099000610"/></text:h>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_"/>
            <text:index-entry-page-number/>
            <text:index-entry-link-end/>
          </text:table-of-content-entry-template>
          <text:table-of-content-entry-template text:outline-level="2" text:style-name="Contents_20_2">
            <text:index-entry-chapter text:display="plain-number" text:outline-level="2"/>
            <text:index-entry-chapter/>
            <text:index-entry-link-start text:style-name="Index_20_Link"/>
            <text:index-entry-chapter/>
            <text:index-entry-text/>
            <text:index-entry-tab-stop style:type="right" style:leader-char="_"/>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_"/>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4"><text:a xlink:type="simple" xlink:href="#__RefHeading___Toc97_4099000610" text:style-name="Index_20_Link" text:visited-style-name="Index_20_Link">Resolution Solution<text:tab/>1</text:a></text:p>
          <text:p text:style-name="P114"><text:a xlink:type="simple" xlink:href="#__RefHeading___Toc99_4099000610" text:style-name="Index_20_Link" text:visited-style-name="Index_20_Link">Contents<text:tab/>2</text:a></text:p>
          <text:p text:style-name="P114"><text:a xlink:type="simple" xlink:href="#__RefHeading___Toc2302_3368436017" text:style-name="Index_20_Link" text:visited-style-name="Index_20_Link">Explanation of terms<text:tab/>4</text:a></text:p>
          <text:p text:style-name="P114"><text:a xlink:type="simple" xlink:href="#__RefHeading___Toc585_3684838377" text:style-name="Index_20_Link" text:visited-style-name="Index_20_Link">Variables<text:tab/>5</text:a></text:p>
          <text:p text:style-name="P115"><text:a xlink:type="simple" xlink:href="#__RefHeading___Toc587_3684838377" text:style-name="Index_20_Link" text:visited-style-name="Index_20_Link">rs.scale_mode<text:tab/>6</text:a></text:p>
          <text:p text:style-name="P116"><text:a xlink:type="simple" xlink:href="#__RefHeading___Toc404_4099000610" text:style-name="Index_20_Link" text:visited-style-name="Index_20_Link">1 – Aspect Scaling<text:tab/>7</text:a></text:p>
          <text:p text:style-name="P116"><text:a xlink:type="simple" xlink:href="#__RefHeading___Toc408_4099000610" text:style-name="Index_20_Link" text:visited-style-name="Index_20_Link">2 – Stretch Scaling<text:tab/>10</text:a></text:p>
          <text:p text:style-name="P116"><text:a xlink:type="simple" xlink:href="#__RefHeading___Toc410_4099000610" text:style-name="Index_20_Link" text:visited-style-name="Index_20_Link">3 – Pixel Perfect Scaling<text:tab/>11</text:a></text:p>
          <text:p text:style-name="P115"><text:a xlink:type="simple" xlink:href="#__RefHeading___Toc339_3684838377" text:style-name="Index_20_Link" text:visited-style-name="Index_20_Link">rs.scale_width [number], rs.scale_height [number]<text:tab/>13</text:a></text:p>
          <text:p text:style-name="P115"><text:a xlink:type="simple" xlink:href="#__RefHeading___Toc341_3684838377" text:style-name="Index_20_Link" text:visited-style-name="Index_20_Link">rs.game_width [number], rs.game_height [number]<text:tab/>14</text:a></text:p>
          <text:p text:style-name="P115"><text:a xlink:type="simple" xlink:href="#__RefHeading___Toc345_3684838377" text:style-name="Index_20_Link" text:visited-style-name="Index_20_Link">rs.x_offset [number], rs.y_offset [number]<text:tab/>16</text:a></text:p>
          <text:p text:style-name="P115"><text:a xlink:type="simple" xlink:href="#__RefHeading___Toc351_3684838377" text:style-name="Index_20_Link" text:visited-style-name="Index_20_Link">rs.game_zone [table]<text:tab/>18</text:a></text:p>
          <text:p text:style-name="P114"><text:a xlink:type="simple" xlink:href="#__RefHeading___Toc107_4099000610" text:style-name="Index_20_Link" text:visited-style-name="Index_20_Link">Functions<text:tab/>19</text:a></text:p>
          <text:p text:style-name="P115"><text:a xlink:type="simple" xlink:href="#__RefHeading___Toc641_3684838377" text:style-name="Index_20_Link" text:visited-style-name="Index_20_Link">rs.get_game_zone()<text:tab/>20</text:a></text:p>
          <text:p text:style-name="P115"><text:a xlink:type="simple" xlink:href="#__RefHeading___Toc651_3684838377" text:style-name="Index_20_Link" text:visited-style-name="Index_20_Link">rs.get_game_size()<text:tab/>21</text:a></text:p>
          <text:p text:style-name="P115"><text:a xlink:type="simple" xlink:href="#__RefHeading___Toc2655_3368436017%20Copy%201" text:style-name="Index_20_Link" text:visited-style-name="Index_20_Link">rs.setMode(width: number, height: number, flags: table)<text:tab/>22</text:a></text:p>
          <text:p text:style-name="P115"><text:a xlink:type="simple" xlink:href="#__RefHeading___Toc2655_3368436017%20Copy%201%20Copy%201" text:style-name="Index_20_Link" text:visited-style-name="Index_20_Link">rs.updateMode(width: number, height: number, flags: table)<text:tab/>23</text:a></text:p>
          <text:p text:style-name="P115"><text:a xlink:type="simple" xlink:href="#__RefHeading___Toc621_3684838377" text:style-name="Index_20_Link" text:visited-style-name="Index_20_Link">rs.debug_info(x: number [optional], y: number[optional])<text:tab/>24</text:a></text:p>
          <text:p text:style-name="P115"><text:a xlink:type="simple" xlink:href="#__RefHeading___Toc627_3684838377" text:style-name="Index_20_Link" text:visited-style-name="Index_20_Link">rs.resize()<text:tab/>27</text:a></text:p>
          <text:p text:style-name="P115"><text:a xlink:type="simple" xlink:href="#__RefHeading___Toc4386_2211320630" text:style-name="Index_20_Link" text:visited-style-name="Index_20_Link">rs.resize_callback()<text:tab/>28</text:a></text:p>
          <text:p text:style-name="P115"><text:a xlink:type="simple" xlink:href="#__RefHeading___Toc629_3684838377" text:style-name="Index_20_Link" text:visited-style-name="Index_20_Link">rs.push()<text:tab/>29</text:a></text:p>
          <text:p text:style-name="P115"><text:a xlink:type="simple" xlink:href="#__RefHeading___Toc4465_2211320630" text:style-name="Index_20_Link" text:visited-style-name="Index_20_Link">rs.pop()<text:tab/>30</text:a></text:p>
          <text:p text:style-name="P115"><text:a xlink:type="simple" xlink:href="#__RefHeading___Toc647_3684838377" text:style-name="Index_20_Link" text:visited-style-name="Index_20_Link">rs.get_both_scales()<text:tab/>31</text:a></text:p>
          <text:p text:style-name="P115"><text:a xlink:type="simple" xlink:href="#__RefHeading___Toc655_3684838377" text:style-name="Index_20_Link" text:visited-style-name="Index_20_Link">rs.is_it_inside()<text:tab/>32</text:a></text:p>
          <text:p text:style-name="P115"><text:a xlink:type="simple" xlink:href="#__RefHeading___Toc657_3684838377" text:style-name="Index_20_Link" text:visited-style-name="Index_20_Link">rs.to_game(x: number, y: number)<text:tab/>35</text:a></text:p>
          <text:p text:style-name="P115"><text:a xlink:type="simple" xlink:href="#__RefHeading___Toc663_3684838377" text:style-name="Index_20_Link" text:visited-style-name="Index_20_Link">rs.to_window(x: number, y: number)<text:tab/>37</text:a></text:p>
          <text:p text:style-name="P114"><text:a xlink:type="simple" xlink:href="#__RefHeading___Toc669_3684838377" text:style-name="Index_20_Link" text:visited-style-name="Index_20_Link">Tips and Tricks<text:tab/>39</text:a></text:p>
          <text:p text:style-name="P114"><text:a xlink:type="simple" xlink:href="#__RefHeading___Toc465_3684838377" text:style-name="Index_20_Link" text:visited-style-name="Index_20_Link">Changelog<text:tab/>41</text:a></text:p>
          <text:p text:style-name="P115"><text:a xlink:type="simple" xlink:href="#__RefHeading___Toc474_3684838377" text:style-name="Index_20_Link" text:visited-style-name="Index_20_Link">v1000, 7 January 2021<text:tab/>42</text:a></text:p>
          <text:p text:style-name="P115"><text:a xlink:type="simple" xlink:href="#__RefHeading___Toc476_3684838377" text:style-name="Index_20_Link" text:visited-style-name="Index_20_Link">v1001, 6 February 2022<text:tab/>43</text:a></text:p>
          <text:p text:style-name="P115"><text:a xlink:type="simple" xlink:href="#__RefHeading___Toc478_3684838377" text:style-name="Index_20_Link" text:visited-style-name="Index_20_Link">v1002, 8 February 2022<text:tab/>44</text:a></text:p>
          <text:p text:style-name="P115"><text:a xlink:type="simple" xlink:href="#__RefHeading___Toc480_3684838377" text:style-name="Index_20_Link" text:visited-style-name="Index_20_Link">v1003, 12 February 2022<text:tab/>45</text:a></text:p>
          <text:p text:style-name="P115"><text:a xlink:type="simple" xlink:href="#__RefHeading___Toc482_3684838377" text:style-name="Index_20_Link" text:visited-style-name="Index_20_Link">v1004, 19 May 2022<text:tab/>46</text:a></text:p>
          <text:p text:style-name="P115"><text:a xlink:type="simple" xlink:href="#__RefHeading___Toc484_3684838377" text:style-name="Index_20_Link" text:visited-style-name="Index_20_Link">v1005, 19 May 2022<text:tab/>47</text:a></text:p>
          <text:p text:style-name="P115"><text:a xlink:type="simple" xlink:href="#__RefHeading___Toc486_3684838377" text:style-name="Index_20_Link" text:visited-style-name="Index_20_Link">v1006, 20 May 2022<text:tab/>48</text:a></text:p>
          <text:p text:style-name="P115"><text:a xlink:type="simple" xlink:href="#__RefHeading___Toc488_3684838377" text:style-name="Index_20_Link" text:visited-style-name="Index_20_Link">v2000, 27 December 2022<text:tab/>49</text:a></text:p>
          <text:p text:style-name="P115"><text:a xlink:type="simple" xlink:href="#__RefHeading___Toc467_3684838377" text:style-name="Index_20_Link" text:visited-style-name="Index_20_Link">v2001, 31 December 2022<text:tab/>51</text:a></text:p>
          <text:p text:style-name="P115"><text:a xlink:type="simple" xlink:href="#__RefHeading___Toc469_3684838377" text:style-name="Index_20_Link" text:visited-style-name="Index_20_Link">v3000, 19 November 2023<text:tab/>53</text:a></text:p>
          <text:p text:style-name="P115"><text:a xlink:type="simple" xlink:href="#__RefHeading___Toc469_3684838377%20Copy%201" text:style-name="Index_20_Link" text:visited-style-name="Index_20_Link"><text:soft-page-break/>v3001, 3 December 2023<text:tab/>55</text:a></text:p>
        </text:index-body>
      </text:table-of-content>
      <text:h text:style-name="P165" text:outline-level="1"><text:bookmark-start text:name="__RefHeading___Toc2302_3368436017"/>Explanation of terms<text:bookmark-end text:name="__RefHeading___Toc2302_3368436017"/></text:h>
      <text:list text:style-name="L1">
        <text:list-item>
          <text:p text:style-name="P121"><text:span text:style-name="T37">Game size</text:span><text:span text:style-name="T201"> / </text:span><text:span text:style-name="T37">resolution</text:span><text:span text:style-name="T201"> / </text:span><text:span text:style-name="T37">game content</text:span><text:span text:style-name="T201"> / </text:span><text:span text:style-name="T37">virtual size</text:span><text:span text:style-name="T201"> - the size of the game that was intended by the software developer (you).</text:span></text:p>
        </text:list-item>
        <text:list-item>
          <text:p text:style-name="P122"><text:span text:style-name="T3">Window</text:span> - the game is rendered to a window. The window can be resized by the user to be larger or smaller than the intended size of the game. Some platforms use different terms, but it is the object the game is rendered to.</text:p>
        </text:list-item>
        <text:list-item>
          <text:p text:style-name="P182"><text:span text:style-name="T37">rs table</text:span><text:span text:style-name="T201"> - the </text:span><text:span text:style-name="T190">R</text:span><text:span text:style-name="T201">esolution </text:span><text:span text:style-name="T190">S</text:span><text:span text:style-name="T201">olution table that is exposed by this library. Many settings and values can be access</text:span><text:span text:style-name="T191">ed</text:span><text:span text:style-name="T201"> via </text:span><text:span text:style-name="T37">rs</text:span><text:span text:style-name="T201"> functions but they can also be set directly in the </text:span><text:span text:style-name="T37">r</text:span><text:span text:style-name="T35">s</text:span><text:span text:style-name="T201"> table. </text:span><text:span text:style-name="T202">T</text:span><text:span text:style-name="T201">his manual uses "</text:span><text:span text:style-name="T37">rs table</text:span><text:span text:style-name="T201">" meaning the table provided by this library.<text:line-break/>Example:</text:span></text:p>
          <text:p text:style-name="P181">rs.scale<text:span text:style-name="T260">_m</text:span>ode = 2</text:p>
        </text:list-item>
        <text:list-item>
          <text:p text:style-name="P123"><text:span text:style-name="T3">Aspect</text:span> / <text:span text:style-name="T3">aspect ratio</text:span> - means the size of the game compared to the size of the window as a ratio. Example: a game of 800 x 600 that is rendered in a window that is 1600 x 1200 has an aspect ratio 2:1.</text:p>
        </text:list-item>
      </text:list>
      <text:h text:style-name="P165" text:outline-level="1"><text:bookmark-start text:name="__RefHeading___Toc585_3684838377"/><text:span text:style-name="T1">V</text:span><text:span text:style-name="T2">ariables</text:span><text:bookmark-end text:name="__RefHeading___Toc585_3684838377"/></text:h>
      <text:h text:style-name="Heading_20_2" text:outline-level="2"><text:bookmark-start text:name="__RefHeading___Toc587_3684838377"/>rs.scale<text:span text:style-name="T237">_m</text:span>ode<text:bookmark-end text:name="__RefHeading___Toc587_3684838377"/></text:h>
      <text:list xml:id="list2271106806" text:style-name="L2">
        <text:list-item>
          <text:p text:style-name="P187"><text:span text:style-name="T163">Type: </text:span><text:span text:style-name="T23">number</text:span></text:p>
          <text:list>
            <text:list-item>
              <text:p text:style-name="P188">Possible values:</text:p>
            </text:list-item>
          </text:list>
        </text:list-item>
      </text:list>
      <text:list text:style-name="L3">
        <text:list-item>
          <text:list>
            <text:list-item>
              <text:list>
                <text:list-item>
                  <text:p text:style-name="P189">Aspect Scaling</text:p>
                </text:list-item>
                <text:list-item>
                  <text:p text:style-name="P190"><text:span text:style-name="T164">S</text:span>tretch <text:span text:style-name="T164">S</text:span><text:span text:style-name="T98">caling</text:span></text:p>
                </text:list-item>
                <text:list-item>
                  <text:p text:style-name="P191">Pixel Perfect Scaling</text:p>
                </text:list-item>
              </text:list>
            </text:list-item>
          </text:list>
        </text:list-item>
      </text:list>
      <text:list text:continue-list="list2271106806" text:style-name="L2">
        <text:list-item>
          <text:p text:style-name="P209">Default <text:span text:style-name="T165">value: </text:span><text:span text:style-name="T3">1</text:span></text:p>
        </text:list-item>
      </text:list>
      <text:p text:style-name="P41">A setting that tells the library how it should scale the game to the window. </text:p>
      <text:p text:style-name="P66"><text:span text:style-name="T58">To change this setting, use the </text:span><text:span text:style-name="T47">rs.conf</text:span><text:span text:style-name="T48">() </text:span><text:span text:style-name="T91">function.</text:span></text:p>
      <text:p text:style-name="P40"/>
      <text:p text:style-name="P40">For advanced users:</text:p>
      <text:p text:style-name="P67">If you manually change this setting (<text:span text:style-name="T46">rs.scale</text:span><text:span text:style-name="T47">_m</text:span><text:span text:style-name="T46">ode</text:span>) directly from the table then you need to call <text:span text:style-name="T46">rs.resize()</text:span> immediately after that to update the library.</text:p>
      <text:p text:style-name="P42">Example:</text:p>
      <text:p text:style-name="Preformatted_20_Text">rs.scale<text:span text:style-name="T238">_m</text:span>ode = 2</text:p>
      <text:p text:style-name="Preformatted_20_Text">rs.resize()</text:p>
      <text:h text:style-name="P177" text:outline-level="3"><text:bookmark-start text:name="__RefHeading___Toc404_4099000610"/>1 – <text:span text:style-name="T99">Aspect Scaling</text:span><text:bookmark-end text:name="__RefHeading___Toc404_4099000610"/></text:h>
      <text:p text:style-name="P43"><text:span text:style-name="T59">Aspect scaling will ensure </text:span><text:span text:style-name="T4">rs.scale</text:span><text:span text:style-name="T49">_w</text:span><text:span text:style-name="T4">idth</text:span><text:span text:style-name="T59"> and </text:span><text:span text:style-name="T4">rs.scale</text:span><text:span text:style-name="T49">_h</text:span><text:span text:style-name="T4">eight</text:span><text:span text:style-name="T59"> have the same value so images look proportional and not skewed.</text:span></text:p>
      <table:table table:name="Table5" table:style-name="Table5">
        <table:table-column table:style-name="Table5.A"/>
        <table:table-row>
          <table:table-cell table:style-name="Table5.A1" office:value-type="string">
            <text:p text:style-name="P6"><draw:frame draw:style-name="fr3" draw:name="Image1" text:anchor-type="as-char" svg:width="16.806cm" style:rel-width="100%" svg:height="7.5cm" style:rel-height="scale" draw:z-index="2"><draw:image xlink:href="Pictures/1000000000000402000001CA40F087A2EA293057.png" xlink:type="simple" xlink:show="embed" xlink:actuate="onLoad" draw:mime-type="image/png"/></draw:frame></text:p>
          </table:table-cell>
        </table:table-row>
        <table:table-row>
          <table:table-cell table:style-name="Table5.A2" office:value-type="string">
            <text:p text:style-name="P3">If the window is wider than the game width then the library will draw bars on the left and right side of the window.</text:p>
          </table:table-cell>
        </table:table-row>
        <text:soft-page-break/>
        <table:table-row>
          <table:table-cell table:style-name="Table5.A1" office:value-type="string">
            <text:p text:style-name="P6"><draw:frame draw:style-name="fr3" draw:name="Image2" text:anchor-type="as-char" svg:width="7.227cm" style:rel-width="43%" svg:height="11.474cm" style:rel-height="scale" draw:z-index="3"><draw:image xlink:href="Pictures/100000000000016C00000242E46A3598994E02A1.png" xlink:type="simple" xlink:show="embed" xlink:actuate="onLoad" draw:mime-type="image/png"/></draw:frame></text:p>
          </table:table-cell>
        </table:table-row>
        <table:table-row>
          <table:table-cell table:style-name="Table5.A2" office:value-type="string">
            <text:p text:style-name="P4">If the window is taller than the game height then the black bars will be drawn on the top and bottom.</text:p>
          </table:table-cell>
        </table:table-row>
        <text:soft-page-break/>
        <table:table-row>
          <table:table-cell table:style-name="Table5.A1" office:value-type="string">
            <text:p text:style-name="P6"><draw:frame draw:style-name="fr3" draw:name="Image3" text:anchor-type="as-char" svg:width="14.453cm" style:rel-width="86%" svg:height="10.811cm" style:rel-height="scale" draw:z-index="8"><draw:image xlink:href="Pictures/10000000000003E9000002EDFB4872C1CA901A66.png" xlink:type="simple" xlink:show="embed" xlink:actuate="onLoad" draw:mime-type="image/png"/></draw:frame></text:p>
          </table:table-cell>
        </table:table-row>
        <table:table-row>
          <table:table-cell table:style-name="Table5.A2" office:value-type="string">
            <text:p text:style-name="P5">If game aspect and window aspect same, then there will be no visual black bars.</text:p>
          </table:table-cell>
        </table:table-row>
      </table:table>
      <text:p text:style-name="First_20_line_20_indent">This mode might be best when graphical assets need to remain proportional. Assets that include vector, hand-drawn, 3D etc might look best with this setting. Pixel art might look best with setting <text:span text:style-name="T3">3</text:span>.</text:p>
      <text:h text:style-name="P178" text:outline-level="3"><text:bookmark-start text:name="__RefHeading___Toc408_4099000610"/>2 – <text:span text:style-name="T100">S</text:span><text:span text:style-name="T97">tretch </text:span><text:span text:style-name="T100">S</text:span><text:span text:style-name="T98">caling</text:span><text:bookmark-end text:name="__RefHeading___Toc408_4099000610"/></text:h>
      <text:p text:style-name="P11">Game content will be scaled to fill the entire window even if it skews the game content.</text:p>
      <table:table table:name="Table1" table:style-name="Table1">
        <table:table-column table:style-name="Table1.A"/>
        <table:table-row table:style-name="Table1.1">
          <table:table-cell table:style-name="Table1.A1" office:value-type="string">
            <text:p text:style-name="P6"><draw:frame draw:style-name="fr3" draw:name="Image4" text:anchor-type="as-char" svg:width="15.293cm" style:rel-width="91%" svg:height="2.538cm" style:rel-height="scale" draw:z-index="0"><draw:image xlink:href="Pictures/1000000000000555000000FA0609DD94561870C0.png" xlink:type="simple" xlink:show="embed" xlink:actuate="onLoad" draw:mime-type="image/png"/></draw:frame></text:p>
          </table:table-cell>
        </table:table-row>
        <table:table-row>
          <table:table-cell table:style-name="Table1.A2" office:value-type="string">
            <text:p text:style-name="P2">The game might look funny when the window is larger than the game.</text:p>
          </table:table-cell>
        </table:table-row>
        <table:table-row table:style-name="Table1.3">
          <table:table-cell table:style-name="Table1.A1" office:value-type="string">
            <text:p text:style-name="P6"><draw:frame draw:style-name="fr5" draw:name="Image5" text:anchor-type="as-char" svg:width="3.36cm" style:rel-width="20%" svg:height="5.87cm" style:rel-height="scale" draw:z-index="1"><draw:image xlink:href="Pictures/10000000000000710000021CEAB3FAEB55EDBC2C.png" xlink:type="simple" xlink:show="embed" xlink:actuate="onLoad" draw:mime-type="image/png"/></draw:frame></text:p>
          </table:table-cell>
        </table:table-row>
        <table:table-row>
          <table:table-cell table:style-name="Table1.A2" office:value-type="string">
            <text:p text:style-name="P2">The game might look funny when the window is larger than the game.</text:p>
          </table:table-cell>
        </table:table-row>
      </table:table>
      <text:p text:style-name="First_20_line_20_indent">Stretch scaling might give strange results.</text:p>
      <text:h text:style-name="P179" text:outline-level="3"><text:bookmark-start text:name="__RefHeading___Toc410_4099000610"/><text:span text:style-name="T98">3 – </text:span><text:span text:style-name="T2">Pixel Perfect Scaling</text:span><text:bookmark-end text:name="__RefHeading___Toc410_4099000610"/></text:h>
      <text:p text:style-name="P93">Pixel Perfect scaling is intended for games with pixel art. It will result in whole-number scaling (1, 2, 3 ... etc) with the lowest value being 1. The scale value will round down to the lowest value (e.g. 1.7 becomes 1.0). Your game content will stay as crisp as possible and there will be no pixel bleeding.</text:p>
      <text:p text:style-name="P30">This mode will produce 4 black bars on all sides of the window.</text:p>
      <table:table table:name="Table13" table:style-name="Table13">
        <table:table-column table:style-name="Table13.A"/>
        <table:table-row>
          <table:table-cell table:style-name="Table13.A1" office:value-type="string">
            <text:p text:style-name="P6"><draw:frame draw:style-name="fr4" draw:name="Image21" text:anchor-type="as-char" svg:width="17cm" svg:height="12.118cm" draw:z-index="4"><draw:image xlink:href="Pictures/1000000000000457000003186B85E442CFA065E0.png" xlink:type="simple" xlink:show="embed" xlink:actuate="onLoad" draw:mime-type="image/png"/></draw:frame></text:p>
          </table:table-cell>
        </table:table-row>
        <table:table-row>
          <table:table-cell table:style-name="Table13.A2" office:value-type="string">
            <text:p text:style-name="P51">Game size is 640 x 480 while the window is 1111 x 792. Pixel Perfect scaling <text:span text:style-name="T276">produces scaling ==</text:span> 1 with 4 black bars. If the window was 1280 x 960 then the scale would be 2.</text:p>
          </table:table-cell>
        </table:table-row>
        <text:soft-page-break/>
        <table:table-row>
          <table:table-cell table:style-name="Table13.A1" office:value-type="string">
            <text:p text:style-name="P6"><draw:frame draw:style-name="fr4" draw:name="Image22" text:anchor-type="as-char" svg:width="17cm" svg:height="12.707cm" draw:z-index="5"><draw:image xlink:href="Pictures/1000000000000503000003BFFD7B04BB3A9E41F6.png" xlink:type="simple" xlink:show="embed" xlink:actuate="onLoad" draw:mime-type="image/png"/></draw:frame></text:p>
          </table:table-cell>
        </table:table-row>
        <table:table-row>
          <table:table-cell table:style-name="Table13.A2" office:value-type="string">
            <text:p text:style-name="P51">1280x960 window, 640x480 game produced scale 2.</text:p>
          </table:table-cell>
        </table:table-row>
      </table:table>
      <text:h text:style-name="P168" text:outline-level="2" text:is-list-header="true"><text:bookmark-start text:name="__RefHeading___Toc339_3684838377"/>rs.scale<text:span text:style-name="T236">_w</text:span>idth <text:span text:style-name="T166">[number],</text:span><text:span text:style-name="T121"> rs.scale</text:span><text:span text:style-name="T236">_h</text:span><text:span text:style-name="T121">eight </text:span><text:span text:style-name="T166">[</text:span><text:span text:style-name="T167">number</text:span><text:span text:style-name="T166">]</text:span><text:bookmark-end text:name="__RefHeading___Toc339_3684838377"/></text:h>
      <text:list text:style-name="L4">
        <text:list-item>
          <text:p text:style-name="P192"><text:bookmark-start text:name="__RefHeading___Toc339_3684838377 Copy 2"/>rs.scale<text:span text:style-name="T235">_w</text:span>idth<text:bookmark-end text:name="__RefHeading___Toc339_3684838377 Copy 2"/></text:p>
          <text:list>
            <text:list-item>
              <text:p text:style-name="P210"><text:span text:style-name="T204">Type: </text:span><text:span text:style-name="T38">number</text:span><text:span text:style-name="T204">.</text:span></text:p>
            </text:list-item>
          </text:list>
        </text:list-item>
        <text:list-item>
          <text:p text:style-name="P193">rs.scale<text:span text:style-name="T235">_h</text:span>eight</text:p>
          <text:list>
            <text:list-item>
              <text:p text:style-name="P210"><text:span text:style-name="T204">Type:</text:span><text:span text:style-name="T121"> </text:span><text:span text:style-name="T39">number</text:span><text:span text:style-name="T72">.</text:span></text:p>
            </text:list-item>
          </text:list>
        </text:list-item>
        <text:list-item>
          <text:p text:style-name="P211"><text:span text:style-name="T277">Default values:</text:span><text:span text:style-name="T119"> will be calculated when rs.resize() is first called.</text:span></text:p>
        </text:list-item>
        <text:list-item>
          <text:p text:style-name="P212"><text:span text:style-name="Strong_20_Emphasis"><text:span text:style-name="T278">This values is read-only, meaning you shouldn’t change them.</text:span></text:span></text:p>
        </text:list-item>
      </text:list>
      <text:p text:style-name="P27">These two values depend on the game size and window size and are influenced by the scale mode specified.</text:p>
      <text:p text:style-name="P28">In mode 1 and 3, <text:span text:style-name="T3">rs.scale_width</text:span> and <text:span text:style-name="T3">rs.scale_height</text:span> will have the same value because that scaling uses the same width and height. Mode 2 might result in a different width and height.</text:p>
      <text:p text:style-name="P29">Changing this value manually will break the automated calculations provided by the library during <text:span text:style-name="T3">rs.resize()</text:span>.</text:p>
      <text:p text:style-name="P26"><text:span text:style-name="T3">rs.get_both_scales()</text:span> will provided the width and height <text:span text:style-name="T279">scales </text:span>in a single call.</text:p>
      <text:h text:style-name="P169" text:outline-level="2" text:is-list-header="true"><text:bookmark-start text:name="__RefHeading___Toc341_3684838377"/>rs.game<text:span text:style-name="T239">_w</text:span>idth <text:span text:style-name="T168">[number], </text:span><text:span text:style-name="T123">rs.game</text:span><text:span text:style-name="T239">_h</text:span><text:span text:style-name="T123">eight </text:span><text:span text:style-name="T169">[number]</text:span><text:bookmark-end text:name="__RefHeading___Toc341_3684838377"/></text:h>
      <text:list text:style-name="L5">
        <text:list-item>
          <text:p text:style-name="P194">rs.game<text:span text:style-name="T240">_w</text:span>idth</text:p>
          <text:list>
            <text:list-item>
              <text:p text:style-name="P213"><text:span text:style-name="T73">Type</text:span><text:span text:style-name="T63">:</text:span> <text:span text:style-name="T24">number</text:span><text:span text:style-name="T74">.</text:span></text:p>
            </text:list-item>
            <text:list-item>
              <text:p text:style-name="P215"><text:span text:style-name="T74">D</text:span><text:span text:style-name="T54">efault: </text:span><text:span text:style-name="T3">800</text:span></text:p>
            </text:list-item>
          </text:list>
        </text:list-item>
        <text:list-item>
          <text:p text:style-name="P195">rs.game<text:span text:style-name="T240">_h</text:span>eight</text:p>
          <text:list>
            <text:list-item>
              <text:p text:style-name="P214"><text:span text:style-name="T75">Type</text:span><text:span text:style-name="T62">:</text:span><text:span text:style-name="T20"> </text:span><text:span text:style-name="T24">number</text:span><text:span text:style-name="T74">.</text:span></text:p>
            </text:list-item>
            <text:list-item>
              <text:p text:style-name="P216"><text:span text:style-name="T74">D</text:span><text:span text:style-name="T54">efault: </text:span><text:span text:style-name="T3">600</text:span></text:p>
            </text:list-item>
          </text:list>
        </text:list-item>
      </text:list>
      <text:p text:style-name="P13">Specifies the width and height values your game is designed for. <text:span text:style-name="T3">rs.get_game_size()</text:span> will provided the width and height in a single call.</text:p>
      <table:table table:name="Table4" table:style-name="Table4">
        <table:table-column table:style-name="Table4.A"/>
        <table:table-row>
          <table:table-cell table:style-name="Table4.A1" office:value-type="string">
            <text:p text:style-name="P8"><draw:frame draw:style-name="fr3" draw:name="Image12" text:anchor-type="as-char" svg:width="10.587cm" style:rel-width="63%" svg:height="7.927cm" style:rel-height="scale" draw:z-index="6"><draw:image xlink:href="Pictures/1000000000000281000001E0163183B8DEDDB747.png" xlink:type="simple" xlink:show="embed" xlink:actuate="onLoad" draw:mime-type="image/png"/></draw:frame></text:p>
          </table:table-cell>
        </table:table-row>
        <table:table-row>
          <table:table-cell table:style-name="Table4.A2" office:value-type="string">
            <text:p text:style-name="P7">Game with 640x480 resolution/game size. <text:span text:style-name="T125">Image has same size, so it 100% fits game resolution.</text:span></text:p>
          </table:table-cell>
        </table:table-row>
        <text:soft-page-break/>
        <table:table-row>
          <table:table-cell table:style-name="Table4.A1" office:value-type="string">
            <text:p text:style-name="P8"><draw:frame draw:style-name="fr3" draw:name="Image13" text:anchor-type="as-char" svg:width="10.419cm" style:rel-width="62%" svg:height="7.814cm" style:rel-height="scale" draw:z-index="7"><draw:image xlink:href="Pictures/100000000000032000000258436B4C156DD8F1B3.png" xlink:type="simple" xlink:show="embed" xlink:actuate="onLoad" draw:mime-type="image/png"/></draw:frame></text:p>
          </table:table-cell>
        </table:table-row>
        <table:table-row>
          <table:table-cell table:style-name="Table4.A2" office:value-type="string">
            <text:p text:style-name="P7">Now game is 800x600, but image still 640x480. It doesn't fit game screen anymore and now you can see white rectangle that was outside of 640x480 boundaries.</text:p>
          </table:table-cell>
        </table:table-row>
      </table:table>
      <text:p text:style-name="P31">You need to know if your game world will exist outside the window and make that clear to the player. If something exists outside the window, you need to think about how the player will know that.</text:p>
      <text:h text:style-name="P170" text:outline-level="2" text:is-list-header="true"><text:bookmark-start text:name="__RefHeading___Toc345_3684838377"/>rs.x<text:span text:style-name="T241">_o</text:span>ff<text:span text:style-name="T241">set</text:span> <text:span text:style-name="T170">[number],</text:span><text:span text:style-name="T122"> rs.y</text:span><text:span text:style-name="T241">_o</text:span><text:span text:style-name="T122">ff</text:span><text:span text:style-name="T242">set</text:span><text:span text:style-name="T122"> </text:span><text:span text:style-name="T170">[number]</text:span><text:bookmark-end text:name="__RefHeading___Toc345_3684838377"/></text:h>
      <text:list text:style-name="L6">
        <text:list-item>
          <text:list>
            <text:list-item>
              <text:p text:style-name="P125">rs.x<text:span text:style-name="T243">_o</text:span>ff<text:span text:style-name="T243">set</text:span></text:p>
              <text:list>
                <text:list-item>
                  <text:p text:style-name="P131"><text:span text:style-name="T203">Type</text:span>: <text:span text:style-name="T3">number</text:span><text:span text:style-name="T54">.</text:span></text:p>
                </text:list-item>
              </text:list>
            </text:list-item>
            <text:list-item>
              <text:p text:style-name="P125">rs.y<text:span text:style-name="T243">_o</text:span>ff<text:span text:style-name="T243">set</text:span></text:p>
              <text:list>
                <text:list-item>
                  <text:p text:style-name="P124"><text:span text:style-name="T203">Type</text:span><text:span text:style-name="T171">: </text:span><text:span text:style-name="T25">number</text:span><text:span text:style-name="T71">.</text:span></text:p>
                </text:list-item>
              </text:list>
            </text:list-item>
          </text:list>
        </text:list-item>
      </text:list>
      <text:list text:style-name="L7">
        <text:list-item>
          <text:p text:style-name="P132"><text:span text:style-name="T172">Default value</text:span><text:span text:style-name="T174">s</text:span><text:span text:style-name="T172">:</text:span><text:span text:style-name="T119">will be calculated when rs.resize() is first called.</text:span></text:p>
        </text:list-item>
      </text:list>
      <text:p text:style-name="P99">These variables represent offset values that the library generates to position the game inside the window in accordance with scaling mode. Scale mode 2 will create no offset because the game fills the whole window.</text:p>
      <text:p text:style-name="P77">Visualization:</text:p>
      <table:table table:name="Table2" table:style-name="Table2">
        <table:table-column table:style-name="Table2.A"/>
        <table:table-row>
          <table:table-cell table:style-name="Table2.A1" office:value-type="string">
            <text:p text:style-name="P6"><draw:frame draw:style-name="fr1" draw:name="Image7" text:anchor-type="as-char" svg:width="4.524cm" svg:height="7.184cm" draw:z-index="12"><draw:image xlink:href="Pictures/100000000000016C00000242CBC30A3F7241CC0E.png" xlink:type="simple" xlink:show="embed" xlink:actuate="onLoad" draw:mime-type="image/png"/></draw:frame></text:p>
          </table:table-cell>
        </table:table-row>
        <table:table-row>
          <table:table-cell table:style-name="Table2.A2" office:value-type="string">
            <text:p text:style-name="P58">When window <text:span text:style-name="T257">taller</text:span> <text:span text:style-name="T257">then </text:span>game.</text:p>
          </table:table-cell>
        </table:table-row>
        <text:soft-page-break/>
        <table:table-row>
          <table:table-cell table:style-name="Table2.A1" office:value-type="string">
            <text:p text:style-name="P6"><draw:frame draw:style-name="fr1" draw:name="Image6" text:anchor-type="as-char" svg:width="10.65cm" svg:height="4.754cm" draw:z-index="13"><draw:image xlink:href="Pictures/1000000100000402000001CAC1E636EE77D246AB.png" xlink:type="simple" xlink:show="embed" xlink:actuate="onLoad" draw:mime-type="image/png"/></draw:frame></text:p>
          </table:table-cell>
        </table:table-row>
        <table:table-row>
          <table:table-cell table:style-name="Table2.A2" office:value-type="string">
            <text:p text:style-name="P59">When window wider then <text:span text:style-name="T258">game.</text:span></text:p>
          </table:table-cell>
        </table:table-row>
        <table:table-row>
          <table:table-cell table:style-name="Table2.A1" office:value-type="string">
            <text:p text:style-name="P6"><draw:frame draw:style-name="fr1" draw:name="Image8" text:anchor-type="as-char" svg:width="9.407cm" svg:height="6.705cm" draw:z-index="14"><draw:image xlink:href="Pictures/1000000000000457000003180DA2AD991CE438A5.png" xlink:type="simple" xlink:show="embed" xlink:actuate="onLoad" draw:mime-type="image/png"/></draw:frame></text:p>
          </table:table-cell>
        </table:table-row>
        <table:table-row>
          <table:table-cell table:style-name="Table2.A2" office:value-type="string">
            <text:p text:style-name="P60">In scale mode 3 you would get both horizontal and vertical offsets.</text:p>
          </table:table-cell>
        </table:table-row>
      </table:table>
      <text:h text:style-name="P171" text:outline-level="2" text:is-list-header="true"><text:bookmark-start text:name="__RefHeading___Toc351_3684838377"/>rs.game<text:span text:style-name="T244">_z</text:span>one <text:span text:style-name="T173">[table]</text:span><text:bookmark-end text:name="__RefHeading___Toc351_3684838377"/></text:h>
      <text:list text:style-name="L8">
        <text:list-item>
          <text:p text:style-name="P217">Type: <text:span text:style-name="T3">table</text:span><text:span text:style-name="T54">.</text:span></text:p>
          <text:list>
            <text:list-item>
              <text:p text:style-name="P217">Table contains:</text:p>
              <text:list>
                <text:list-item>
                  <text:p text:style-name="P218"><text:span text:style-name="T3">x</text:span> — <text:span text:style-name="T77">X coordinate of </text:span><text:span text:style-name="T76">top-left </text:span><text:span text:style-name="T79">corner</text:span><text:span text:style-name="T76"> </text:span><text:span text:style-name="T78">of game zone.</text:span></text:p>
                  <text:list>
                    <text:list-item>
                      <text:p text:style-name="P221">Type: <text:span text:style-name="T3">number</text:span><text:span text:style-name="T54">.</text:span></text:p>
                    </text:list-item>
                  </text:list>
                </text:list-item>
                <text:list-item>
                  <text:p text:style-name="P219"><text:span text:style-name="T3">y</text:span> — <text:span text:style-name="T80">Y</text:span><text:span text:style-name="T77"> coordinate of </text:span><text:span text:style-name="T76">top-left </text:span><text:span text:style-name="T81">corner</text:span><text:span text:style-name="T76"> </text:span><text:span text:style-name="T78">of game zone.</text:span></text:p>
                  <text:list>
                    <text:list-item>
                      <text:p text:style-name="P221">Type: <text:span text:style-name="T3">number</text:span><text:span text:style-name="T54">.</text:span></text:p>
                    </text:list-item>
                  </text:list>
                </text:list-item>
                <text:list-item>
                  <text:p text:style-name="P220"><text:span text:style-name="T50">w</text:span> — <text:span text:style-name="T205">w</text:span><text:span text:style-name="T82">idth of game zone.</text:span></text:p>
                  <text:list>
                    <text:list-item>
                      <text:p text:style-name="P221">Type: <text:span text:style-name="T3">number</text:span><text:span text:style-name="T54">.</text:span></text:p>
                    </text:list-item>
                  </text:list>
                </text:list-item>
                <text:list-item>
                  <text:p text:style-name="P220"><text:span text:style-name="T50">h</text:span> — <text:span text:style-name="T205">h</text:span><text:span text:style-name="T83">eight</text:span><text:span text:style-name="T82"> of game zone.</text:span></text:p>
                  <text:list>
                    <text:list-item>
                      <text:p text:style-name="P221">Type: <text:span text:style-name="T3">number</text:span><text:span text:style-name="T54">.</text:span></text:p>
                    </text:list-item>
                  </text:list>
                </text:list-item>
              </text:list>
            </text:list-item>
          </text:list>
        </text:list-item>
      </text:list>
      <table:table table:name="Table11" table:style-name="Table11">
        <table:table-column table:style-name="Table11.A"/>
        <table:table-row table:style-name="Table11.1">
          <table:table-cell table:style-name="Table11.A1" office:value-type="string">
            <text:p text:style-name="P10"><draw:frame draw:style-name="fr2" draw:name="Image18" text:anchor-type="as-char" svg:width="11.573cm" svg:height="6.516cm" draw:z-index="15"><draw:image xlink:href="Pictures/10000000000003B80000021811B0339C24603966.png" xlink:type="simple" xlink:show="embed" xlink:actuate="onLoad" draw:mime-type="image/png"/></draw:frame></text:p>
          </table:table-cell>
        </table:table-row>
        <table:table-row table:style-name="Table11.2">
          <table:table-cell table:style-name="Table11.A2" office:value-type="string">
            <text:p text:style-name="P56"><text:span text:style-name="T3">X</text:span> and <text:span text:style-name="T3">Y</text:span> is top-left <text:span text:style-name="T206">corner.</text:span></text:p>
            <text:p text:style-name="P57"><text:span text:style-name="T3">W</text:span> – <text:span text:style-name="T259">W</text:span>idth.</text:p>
            <text:p text:style-name="P57"><text:span text:style-name="T3">H</text:span> – <text:span text:style-name="T259">H</text:span>eight.</text:p>
          </table:table-cell>
        </table:table-row>
      </table:table>
      <text:p text:style-name="P92">This table contains the coordinates for the game that is inside the black bars. In other words, the coordinates for what you can see on the screen.</text:p>
      <text:h text:style-name="P166" text:outline-level="1"><text:bookmark-start text:name="__RefHeading___Toc107_4099000610"/><text:span text:style-name="T2">F</text:span>unctions<text:bookmark-end text:name="__RefHeading___Toc107_4099000610"/></text:h>
      <text:h text:style-name="P172" text:outline-level="2"><text:bookmark-start text:name="__RefHeading___Toc641_3684838377"/>rs.get<text:span text:style-name="T245">_g</text:span>ame<text:span text:style-name="T245">_z</text:span>one<text:span text:style-name="T142">()</text:span><text:bookmark-end text:name="__RefHeading___Toc641_3684838377"/></text:h>
      <text:list xml:id="list3897657072" text:style-name="L9">
        <text:list-item>
          <text:p text:style-name="P222">Arguments: none.</text:p>
        </text:list-item>
      </text:list>
      <text:list xml:id="list3187187310" text:style-name="L10">
        <text:list-item>
          <text:p text:style-name="P138">Returns:</text:p>
        </text:list-item>
      </text:list>
      <text:list xml:id="list1744925892" text:style-name="L11">
        <text:list-item>
          <text:list>
            <text:list-item>
              <text:p text:style-name="P126">x</text:p>
            </text:list-item>
          </text:list>
        </text:list-item>
      </text:list>
      <text:list text:continue-list="list3187187310" text:style-name="L10">
        <text:list-item>
          <text:list>
            <text:list-item>
              <text:list>
                <text:list-item>
                  <text:p text:style-name="P137"><text:span text:style-name="T65">Type</text:span><text:span text:style-name="T156">: </text:span><text:span text:style-name="T28">number</text:span><text:span text:style-name="T85">.</text:span></text:p>
                </text:list-item>
                <text:list-item>
                  <text:p text:style-name="P133"><text:span text:style-name="T178">X coordinate of </text:span>top-left point <text:span text:style-name="T177">of game zone.</text:span></text:p>
                </text:list-item>
              </text:list>
            </text:list-item>
          </text:list>
        </text:list-item>
      </text:list>
      <text:list xml:id="list172352823406390" text:continue-list="list1744925892" text:style-name="L11">
        <text:list-item>
          <text:list>
            <text:list-item>
              <text:p text:style-name="P126">y</text:p>
            </text:list-item>
          </text:list>
        </text:list-item>
      </text:list>
      <text:list xml:id="list2824900236" text:style-name="L12">
        <text:list-item>
          <text:list>
            <text:list-item>
              <text:list>
                <text:list-item>
                  <text:p text:style-name="P144"><text:span text:style-name="T66">Type</text:span><text:span text:style-name="T156">: </text:span><text:span text:style-name="T27">number</text:span><text:span text:style-name="T84">.</text:span></text:p>
                </text:list-item>
                <text:list-item>
                  <text:p text:style-name="P134"><text:span text:style-name="T179">Y</text:span><text:span text:style-name="T178"> coordinate of </text:span>top-left point <text:span text:style-name="T177">of game zone.</text:span></text:p>
                </text:list-item>
              </text:list>
            </text:list-item>
          </text:list>
        </text:list-item>
      </text:list>
      <text:list xml:id="list172352157650088" text:continue-list="list172352823406390" text:style-name="L11">
        <text:list-item>
          <text:list>
            <text:list-item>
              <text:p text:style-name="P126">width</text:p>
            </text:list-item>
          </text:list>
        </text:list-item>
      </text:list>
      <text:list xml:id="list172353480264282" text:continue-list="list2824900236" text:style-name="L12">
        <text:list-item>
          <text:list>
            <text:list-item>
              <text:list>
                <text:list-item>
                  <text:p text:style-name="P144"><text:span text:style-name="T65">Type</text:span><text:span text:style-name="T156">: </text:span><text:span text:style-name="T28">number</text:span><text:span text:style-name="T85">.</text:span></text:p>
                </text:list-item>
                <text:list-item>
                  <text:p text:style-name="P135">Width of game zone.</text:p>
                </text:list-item>
              </text:list>
            </text:list-item>
          </text:list>
        </text:list-item>
      </text:list>
      <text:list text:continue-list="list172352157650088" text:style-name="L11">
        <text:list-item>
          <text:list>
            <text:list-item>
              <text:p text:style-name="P126">height</text:p>
            </text:list-item>
          </text:list>
        </text:list-item>
      </text:list>
      <text:list text:continue-list="list172353480264282" text:style-name="L12">
        <text:list-item>
          <text:list>
            <text:list-item>
              <text:list>
                <text:list-item>
                  <text:p text:style-name="P144"><text:span text:style-name="T66">Type</text:span><text:span text:style-name="T29">: </text:span><text:span text:style-name="T27">number</text:span><text:span text:style-name="T84">.</text:span></text:p>
                </text:list-item>
                <text:list-item>
                  <text:p text:style-name="P135"><text:span text:style-name="T180">Height</text:span> of game zone.</text:p>
                </text:list-item>
              </text:list>
            </text:list-item>
          </text:list>
        </text:list-item>
      </text:list>
      <text:p text:style-name="P21"><text:span text:style-name="T67">This provides an alternate way to return game zone data. Individual values can be retrieved using </text:span><text:span text:style-name="T30">rs.game_zone.x</text:span><text:span text:style-name="T67">, </text:span><text:span text:style-name="T30">rs.game_zone.y</text:span><text:span text:style-name="T67">, </text:span><text:span text:style-name="T30">rs.game_zone.w</text:span><text:span text:style-name="T67">, </text:span><text:span text:style-name="T30">rs.game_zone.h</text:span></text:p>
      <text:p text:style-name="P14">Also see rs.game_zone.</text:p>
      <text:p text:style-name="P23">Example:</text:p>
      <text:p text:style-name="P88"><text:span text:style-name="T146">local </text:span><text:span text:style-name="T147">x, y, w, h</text:span><text:span text:style-name="T148"> </text:span><text:span text:style-name="T146">= rs.get</text:span><text:span text:style-name="T152">_g</text:span><text:span text:style-name="T147">ame</text:span><text:span text:style-name="T152">_z</text:span><text:span text:style-name="T147">one</text:span><text:span text:style-name="T146">()</text:span></text:p>
      <text:h text:style-name="P173" text:outline-level="2"><text:bookmark-start text:name="__RefHeading___Toc651_3684838377"/>rs.get<text:span text:style-name="T246">_g</text:span>ame<text:span text:style-name="T246">_size</text:span><text:span text:style-name="T138">()</text:span><text:bookmark-end text:name="__RefHeading___Toc651_3684838377"/></text:h>
      <text:list xml:id="list172354162864924" text:continue-list="list3897657072" text:style-name="L9">
        <text:list-item>
          <text:p text:style-name="P223">Arguments: none.</text:p>
        </text:list-item>
      </text:list>
      <text:list xml:id="list569876849" text:style-name="L13">
        <text:list-item>
          <text:p text:style-name="P139">Returns:</text:p>
        </text:list-item>
      </text:list>
      <text:list xml:id="list1863911298" text:style-name="L14">
        <text:list-item>
          <text:list>
            <text:list-item>
              <text:p text:style-name="P127">rs.game_width</text:p>
            </text:list-item>
          </text:list>
        </text:list-item>
      </text:list>
      <text:list text:continue-list="list569876849" text:style-name="L13">
        <text:list-item>
          <text:list>
            <text:list-item>
              <text:list>
                <text:list-item>
                  <text:p text:style-name="P145"><text:span text:style-name="T65">Type</text:span><text:span text:style-name="T156">: </text:span><text:span text:style-name="T28">number</text:span><text:span text:style-name="T86">.</text:span></text:p>
                </text:list-item>
              </text:list>
            </text:list-item>
          </text:list>
        </text:list-item>
      </text:list>
      <text:list text:continue-list="list1863911298" text:style-name="L14">
        <text:list-item>
          <text:list>
            <text:list-item>
              <text:p text:style-name="P128">rs.game_height</text:p>
            </text:list-item>
          </text:list>
        </text:list-item>
      </text:list>
      <text:list text:style-name="L15">
        <text:list-item>
          <text:list>
            <text:list-item>
              <text:list>
                <text:list-item>
                  <text:p text:style-name="P146"><text:span text:style-name="T66">Type</text:span><text:span text:style-name="T156">: </text:span><text:span text:style-name="T27">number</text:span><text:span text:style-name="T84">.</text:span></text:p>
                </text:list-item>
              </text:list>
            </text:list-item>
          </text:list>
        </text:list-item>
      </text:list>
      <text:p text:style-name="P20"><text:span text:style-name="T64">A shortcut function that will return </text:span><text:span text:style-name="T26">rs.game_width</text:span><text:span text:style-name="T64"> and </text:span><text:span text:style-name="T26">rs.game_height</text:span><text:span text:style-name="T64">. For more information, see </text:span><text:span text:style-name="T26">rs.game_width</text:span><text:span text:style-name="T64"> and </text:span><text:span text:style-name="T26">rs.game_height</text:span><text:span text:style-name="T64">.</text:span></text:p>
      <text:p text:style-name="P24">Example:</text:p>
      <text:p text:style-name="P65">-- Basic usage.</text:p>
      <text:p text:style-name="Preformatted_20_Text"><text:span text:style-name="T146">local </text:span><text:span text:style-name="T148">game</text:span><text:span text:style-name="T153">_w</text:span><text:span text:style-name="T148">idth</text:span><text:span text:style-name="T146">, </text:span><text:span text:style-name="T148">game</text:span><text:span text:style-name="T153">_h</text:span><text:span text:style-name="T148">eight </text:span><text:span text:style-name="T146">= rs.get</text:span><text:span text:style-name="T153">_g</text:span><text:span text:style-name="T149">ame</text:span><text:span text:style-name="T153">_size</text:span><text:span text:style-name="T146">()</text:span></text:p>
      <text:h text:style-name="P174" text:outline-level="2"><text:bookmark-start text:name="__RefHeading___Toc2655_3368436017 Copy 1"/>rs.setMode(<text:span text:style-name="T175">width: number, height: number, flags: table</text:span>)<text:bookmark-end text:name="__RefHeading___Toc2655_3368436017 Copy 1"/></text:h>
      <text:list xml:id="list1435090327" text:style-name="L16">
        <text:list-item>
          <text:p text:style-name="P226"><text:span text:style-name="T111">A</text:span>rguments:</text:p>
          <text:list>
            <text:list-item>
              <text:p text:style-name="P196">width</text:p>
              <text:list>
                <text:list-item>
                  <text:p text:style-name="P227"><text:span text:style-name="T189">Type</text:span><text:span text:style-name="T160">: </text:span><text:span text:style-name="T31">number</text:span><text:span text:style-name="T87">.</text:span></text:p>
                </text:list-item>
              </text:list>
            </text:list-item>
            <text:list-item>
              <text:p text:style-name="P196"><text:span text:style-name="T160">h</text:span>eight</text:p>
              <text:list>
                <text:list-item>
                  <text:p text:style-name="P228"><text:span text:style-name="T189">Type</text:span><text:span text:style-name="T160">: </text:span><text:span text:style-name="T31">number</text:span><text:span text:style-name="T87">.</text:span></text:p>
                </text:list-item>
              </text:list>
            </text:list-item>
            <text:list-item>
              <text:p text:style-name="P198">flags</text:p>
              <text:list>
                <text:list-item>
                  <text:p text:style-name="P231">Type: <text:span text:style-name="T3">table</text:span>.</text:p>
                </text:list-item>
              </text:list>
            </text:list-item>
          </text:list>
        </text:list-item>
        <text:list-item>
          <text:p text:style-name="P226">Returns: nothing.</text:p>
        </text:list-item>
      </text:list>
      <text:p text:style-name="P44"><text:span text:style-name="T116">This function is a wrapper for love.window.setMode() that should be used with this library. See the Love2d wiki page for information about love.window.setMode(): </text:span><text:a xlink:type="simple" xlink:href="https://love2d.org/wiki/love.window.setMode" office:target-frame-name="_blank" xlink:show="new" text:style-name="Internet_20_link" text:visited-style-name="Visited_20_Internet_20_Link">https://love2d.org/wiki/love.window.setMode</text:a></text:p>
      <text:p text:style-name="P36"/>
      <text:p text:style-name="P38">For advanced users:</text:p>
      <text:p text:style-name="Preformatted_20_Text">-- <text:span text:style-name="T115">This wrapper function equivalent of doing this:</text:span></text:p>
      <text:p text:style-name="Preformatted_20_Text">love.window.setMode(width, height, flags)</text:p>
      <text:p text:style-name="Preformatted_20_Text">rs.resize()</text:p>
      <text:p text:style-name="First_20_line_20_indent"/>
      <text:p text:style-name="P34"><text:span text:style-name="T70">Example</text:span><text:span text:style-name="T54">:</text:span></text:p>
      <text:p text:style-name="Preformatted_20_Text">-- <text:span text:style-name="T194">Basic usage.</text:span></text:p>
      <text:p text:style-name="Preformatted_20_Text">rs = require("resolution_solution")</text:p>
      <text:p text:style-name="P87">rs.<text:span text:style-name="T247">conf</text:span>({<text:span text:style-name="T247">game_width</text:span> = 800, <text:span text:style-name="T247">game_height</text:span> = 600, <text:span text:style-name="T247">scale_</text:span>mode = 3})</text:p>
      <text:p text:style-name="Preformatted_20_Text"><text:span text:style-name="T118">r</text:span>s.setMode(<text:span text:style-name="T248">rs.get_game_size()</text:span><text:span text:style-name="T196">, </text:span><text:span text:style-name="T197">select(3, </text:span><text:span text:style-name="T196">love.window.getMode()</text:span><text:span text:style-name="T197">)</text:span>)</text:p>
      <text:p text:style-name="Preformatted_20_Text">-- <text:span text:style-name="T198">Done, now we initialized game with 800x600 game size and resized window to be same as game width and height.</text:span></text:p>
      <text:p text:style-name="Preformatted_20_Text"/>
      <text:p text:style-name="Preformatted_20_Text">-- <text:span text:style-name="T284">Another one:</text:span></text:p>
      <text:p text:style-name="Preformatted_20_Text"/>
      <text:h text:style-name="P175" text:outline-level="2"><text:bookmark-start text:name="__RefHeading___Toc2655_3368436017 Copy 1 Copy 1"/>rs.<text:span text:style-name="T265">update</text:span>Mode(<text:span text:style-name="T175">width: number, height: number, flags: table</text:span>)<text:bookmark-end text:name="__RefHeading___Toc2655_3368436017 Copy 1 Copy 1"/></text:h>
      <text:list xml:id="list172353010438746" text:continue-numbering="true" text:style-name="L16">
        <text:list-item>
          <text:p text:style-name="P229"><text:span text:style-name="T111">A</text:span>rguments:</text:p>
          <text:list>
            <text:list-item>
              <text:p text:style-name="P197">width</text:p>
              <text:list>
                <text:list-item>
                  <text:p text:style-name="P229"><text:span text:style-name="T189">Type</text:span><text:span text:style-name="T160">: </text:span><text:span text:style-name="T31">number</text:span><text:span text:style-name="T87">.</text:span></text:p>
                </text:list-item>
              </text:list>
            </text:list-item>
            <text:list-item>
              <text:p text:style-name="P197"><text:span text:style-name="T160">h</text:span>eight</text:p>
              <text:list>
                <text:list-item>
                  <text:p text:style-name="P229"><text:span text:style-name="T189">Type</text:span><text:span text:style-name="T160">: </text:span><text:span text:style-name="T31">number</text:span><text:span text:style-name="T87">.</text:span></text:p>
                </text:list-item>
              </text:list>
            </text:list-item>
            <text:list-item>
              <text:p text:style-name="P199">flags</text:p>
              <text:list>
                <text:list-item>
                  <text:p text:style-name="P232">Type: <text:span text:style-name="T3">table</text:span>.</text:p>
                </text:list-item>
              </text:list>
            </text:list-item>
          </text:list>
        </text:list-item>
        <text:list-item>
          <text:p text:style-name="P229">Returns: nothing.</text:p>
        </text:list-item>
      </text:list>
      <text:p text:style-name="P45"><text:span text:style-name="T116">This function is a wrapper for </text:span><text:span text:style-name="T117">love.window.updateMode()</text:span><text:span text:style-name="T116"> that should be used with this library. See the Love2d wiki page for information about </text:span><text:span text:style-name="T117">love.window.updateMode()</text:span><text:span text:style-name="T116">: </text:span><text:a xlink:type="simple" xlink:href="https://love2d.org/wiki/love.window.updateMode" office:target-frame-name="_blank" xlink:show="new" text:style-name="Internet_20_link" text:visited-style-name="Visited_20_Internet_20_Link">https://love2d.org/wiki/love.window.updateMode</text:a></text:p>
      <text:p text:style-name="P37"/>
      <text:p text:style-name="P39">For advanced users:</text:p>
      <text:p text:style-name="P94">-- <text:span text:style-name="T115">This wrapper function equivalent of doing this:</text:span></text:p>
      <text:p text:style-name="P94">love.window.<text:span text:style-name="T266">update</text:span>Mode(width, height, flags)</text:p>
      <text:p text:style-name="P94">rs.resize()</text:p>
      <text:p text:style-name="P94"/>
      <text:p text:style-name="P35"><text:span text:style-name="T70">Example</text:span><text:span text:style-name="T54">:</text:span></text:p>
      <text:p text:style-name="P95">-- <text:span text:style-name="T194">Basic usage.</text:span></text:p>
      <text:p text:style-name="P95">rs = require("resolution_solution")</text:p>
      <text:p text:style-name="P95">rs.<text:span text:style-name="T247">conf</text:span>({</text:p>
      <text:p text:style-name="P95"><text:span text:style-name="T247"><text:s text:c="9"/>game_width</text:span> = 800,</text:p>
      <text:p text:style-name="P95"><text:span text:style-name="T247"><text:s text:c="9"/>game_height</text:span> = 600,</text:p>
      <text:p text:style-name="P95"><text:span text:style-name="T247"><text:s text:c="9"/>scale_</text:span>mode = 3})</text:p>
      <text:p text:style-name="P95">-- We want to create game with 800x600 resolution</text:p>
      <text:p text:style-name="P95">-- <text:span text:style-name="T195">But we also want to change window size to be same as game.</text:span></text:p>
      <text:p text:style-name="P95">-- <text:span text:style-name="T196">To achieve this,</text:span><text:span text:style-name="T195"> we can </text:span><text:span text:style-name="T196">do...</text:span></text:p>
      <text:p text:style-name="P95"><text:span text:style-name="T118">r</text:span>s.<text:span text:style-name="T267">update</text:span>Mode(<text:span text:style-name="T248">rs.get_game_size()</text:span>)</text:p>
      <text:p text:style-name="P95">-- <text:span text:style-name="T198">Done, now we initialized game with 800x600 game size and resized window to be same as game width and height.</text:span></text:p>
      <text:h text:style-name="Heading_20_2" text:outline-level="2"><text:bookmark-start text:name="__RefHeading___Toc621_3684838377"/>rs.<text:span text:style-name="T223">debug_info</text:span><text:span text:style-name="T157">(</text:span><text:span text:style-name="T158">x: </text:span><text:span text:style-name="T192">number </text:span><text:span text:style-name="T193">[optional]</text:span><text:span text:style-name="T159">, y: </text:span><text:span text:style-name="T192">number</text:span><text:span text:style-name="T193">[optional]</text:span><text:span text:style-name="T159">)</text:span><text:bookmark-end text:name="__RefHeading___Toc621_3684838377"/></text:h>
      <text:list xml:id="list172353930753796" text:continue-numbering="true" text:style-name="L16">
        <text:list-item>
          <text:p text:style-name="P230"><text:span text:style-name="T111">A</text:span>rguments:</text:p>
        </text:list-item>
      </text:list>
      <text:list xml:id="list3219640563" text:style-name="L17">
        <text:list-item>
          <text:list>
            <text:list-item>
              <text:p text:style-name="P200">x</text:p>
            </text:list-item>
          </text:list>
        </text:list-item>
      </text:list>
      <text:list xml:id="list172352684490090" text:continue-list="list172353930753796" text:style-name="L16">
        <text:list-item>
          <text:list>
            <text:list-item>
              <text:list>
                <text:list-item>
                  <text:p text:style-name="P233">type: <text:span text:style-name="T3">number</text:span><text:span text:style-name="T54">.</text:span></text:p>
                </text:list-item>
                <text:list-item>
                  <text:p text:style-name="P234"><text:span text:style-name="T54">If you pass nothing or </text:span><text:span text:style-name="T3">nil</text:span><text:span text:style-name="T54">, then it will same as if you pass </text:span><text:span text:style-name="T3">0</text:span><text:span text:style-name="T54">.</text:span></text:p>
                </text:list-item>
              </text:list>
            </text:list-item>
          </text:list>
        </text:list-item>
      </text:list>
      <text:list text:continue-list="list3219640563" text:style-name="L17">
        <text:list-item>
          <text:list>
            <text:list-item>
              <text:p text:style-name="P200">y</text:p>
            </text:list-item>
          </text:list>
        </text:list-item>
      </text:list>
      <text:list text:continue-list="list172352684490090" text:style-name="L16">
        <text:list-item>
          <text:list>
            <text:list-item>
              <text:list>
                <text:list-item>
                  <text:p text:style-name="P233">type: <text:span text:style-name="T3">number</text:span><text:span text:style-name="T69">.</text:span></text:p>
                </text:list-item>
                <text:list-item>
                  <text:p text:style-name="P235"><text:span text:style-name="T69">If you pass nothing or </text:span><text:span text:style-name="T36">nil</text:span><text:span text:style-name="T69">, then it will same as if you pass </text:span><text:span text:style-name="T36">0</text:span><text:span text:style-name="T69">.</text:span></text:p>
                </text:list-item>
              </text:list>
            </text:list-item>
          </text:list>
        </text:list-item>
        <text:list-item>
          <text:p text:style-name="P230">Returns: nothing.</text:p>
        </text:list-item>
      </text:list>
      <text:p text:style-name="P15">This is a function to help you debug. It shows information about the library states. You can display these states on the screen to help you troubleshoot. Calling rs.debug_info() without arguments is the same as calling rs.debug_info(0,0) which draws the debug window in the top left corner of the window.</text:p>
      <text:p text:style-name="P16">Information displayed:</text:p>
      <text:list text:style-name="L18">
        <text:list-item>
          <text:list>
            <text:list-item>
              <text:p text:style-name="P147">Library name</text:p>
            </text:list-item>
            <text:list-item>
              <text:p text:style-name="P147">Library version</text:p>
            </text:list-item>
            <text:list-item>
              <text:p text:style-name="P147">rs.game<text:span text:style-name="T249">_w</text:span>idth</text:p>
            </text:list-item>
            <text:list-item>
              <text:p text:style-name="P147">rs.game<text:span text:style-name="T249">_h</text:span>eight</text:p>
            </text:list-item>
            <text:list-item>
              <text:p text:style-name="P147">rs.scale<text:span text:style-name="T250">_w</text:span>idth</text:p>
            </text:list-item>
            <text:list-item>
              <text:p text:style-name="P147">rs.scale<text:span text:style-name="T250">_h</text:span>eight</text:p>
            </text:list-item>
            <text:list-item>
              <text:p text:style-name="P148">rs.scale<text:span text:style-name="T251">_m</text:span>ode</text:p>
            </text:list-item>
            <text:list-item>
              <text:p text:style-name="P149">rs.x_offset</text:p>
            </text:list-item>
            <text:list-item>
              <text:p text:style-name="P149">rs.y_offset</text:p>
            </text:list-item>
          </text:list>
        </text:list-item>
      </text:list>
      <table:table table:name="Table15" table:style-name="Table15">
        <table:table-column table:style-name="Table15.A"/>
        <text:soft-page-break/>
        <table:table-row>
          <table:table-cell table:style-name="Table15.A1" office:value-type="string">
            <text:p text:style-name="P6"><draw:frame draw:style-name="fr1" draw:name="Image26" text:anchor-type="as-char" svg:width="10.058cm" svg:height="7.544cm" draw:z-index="16"><draw:image xlink:href="Pictures/10000001000001140000009D88240F25B2DEDF47.png" xlink:type="simple" xlink:show="embed" xlink:actuate="onLoad" draw:mime-type="image/png"/></draw:frame></text:p>
          </table:table-cell>
        </table:table-row>
        <table:table-row>
          <table:table-cell table:style-name="Table15.A2" office:value-type="string">
            <text:p text:style-name="P55">Currently, size of debug window is: width <text:span text:style-name="T252">215</text:span>, height <text:span text:style-name="T252">120</text:span>.</text:p>
          </table:table-cell>
        </table:table-row>
      </table:table>
      <text:p text:style-name="First_20_line_20_indent"><text:span text:style-name="T113">E</text:span><text:span text:style-name="T112">xample</text:span><text:span text:style-name="T114">s</text:span><text:span text:style-name="T112">:</text:span></text:p>
      <text:p text:style-name="Preformatted_20_Text"><text:span text:style-name="T145">-- </text:span><text:span text:style-name="T150">Example drawing this debug window </text:span><text:span text:style-name="T151">on top-right corner </text:span><text:span text:style-name="T150">in-between rs.</text:span><text:span text:style-name="T154">push</text:span><text:span text:style-name="T150">() and rs.</text:span><text:span text:style-name="T154">pop</text:span><text:span text:style-name="T150">()</text:span></text:p>
      <text:p text:style-name="Preformatted_20_Text">local rs = require("resolution_solution")</text:p>
      <text:p text:style-name="Preformatted_20_Text">rs.conf({</text:p>
      <text:p text:style-name="Preformatted_20_Text"><text:s text:c="4"/>game_width = 640,</text:p>
      <text:p text:style-name="Preformatted_20_Text"><text:s text:c="4"/>game_height = 480,</text:p>
      <text:p text:style-name="Preformatted_20_Text"><text:s text:c="4"/>scale_mode = 1</text:p>
      <text:p text:style-name="Preformatted_20_Text"><text:s text:c="2"/>})</text:p>
      <text:p text:style-name="Preformatted_20_Text">love.graphics.setBackgroundColor(0.3, 0.5, 1)</text:p>
      <text:p text:style-name="Preformatted_20_Text">rs.setMode(rs.game_width, rs.game_height, {resizable = true})</text:p>
      <text:p text:style-name="Preformatted_20_Text"/>
      <text:p text:style-name="Preformatted_20_Text">local game_canvas = love.graphics.newCanvas(rs.get_game_size())</text:p>
      <text:p text:style-name="Preformatted_20_Text"/>
      <text:p text:style-name="Preformatted_20_Text">love.resize = function()</text:p>
      <text:p text:style-name="Preformatted_20_Text"><text:s text:c="2"/>rs.resize()</text:p>
      <text:p text:style-name="Preformatted_20_Text">end</text:p>
      <text:p text:style-name="Preformatted_20_Text"/>
      <text:p text:style-name="Preformatted_20_Text">love.draw = function()</text:p>
      <text:p text:style-name="Preformatted_20_Text"><text:s text:c="2"/>love.graphics.setCanvas(game_canvas)</text:p>
      <text:p text:style-name="Preformatted_20_Text"><text:s text:c="2"/>love.graphics.clear(0, 0, 0, 1)</text:p>
      <text:p text:style-name="Preformatted_20_Text"><text:s text:c="2"/>love.graphics.setColor(1, 1, 1, 1)</text:p>
      <text:p text:style-name="Preformatted_20_Text"><text:s text:c="2"/>love.graphics.setCanvas()</text:p>
      <text:p text:style-name="Preformatted_20_Text"><text:s text:c="2"/></text:p>
      <text:p text:style-name="Preformatted_20_Text"><text:s text:c="2"/>rs.push()</text:p>
      <text:p text:style-name="Preformatted_20_Text"><text:s text:c="4"/>love.graphics.draw(game_canvas)</text:p>
      <text:p text:style-name="Preformatted_20_Text"><text:s text:c="4"/>rs.debug_info(rs.game_width - 215)</text:p>
      <text:p text:style-name="Preformatted_20_Text"><text:soft-page-break/><text:s text:c="2"/>rs.pop()</text:p>
      <text:p text:style-name="Preformatted_20_Text">end</text:p>
      <text:h text:style-name="Heading_20_2" text:outline-level="2"><text:bookmark-start text:name="__RefHeading___Toc627_3684838377"/>rs.resize<text:span text:style-name="T126">()</text:span><text:bookmark-end text:name="__RefHeading___Toc627_3684838377"/></text:h>
      <text:list xml:id="list3702344473" text:style-name="L19">
        <text:list-item>
          <text:p text:style-name="P236">Arguments: <text:span text:style-name="T224">none.</text:span></text:p>
        </text:list-item>
      </text:list>
      <text:list text:style-name="L20">
        <text:list-item>
          <text:p text:style-name="P150">Returns: nothing.</text:p>
        </text:list-item>
      </text:list>
      <text:p text:style-name="P101">A function that forces the library to update. This is normally called inside love.resize() function.</text:p>
      <text:p text:style-name="P47"><text:span text:style-name="T200">Example</text:span><text:span text:style-name="T199">:</text:span></text:p>
      <text:p text:style-name="Preformatted_20_Text">local rs = require("resolution_solution")</text:p>
      <text:p text:style-name="Preformatted_20_Text">rs.conf({</text:p>
      <text:p text:style-name="Preformatted_20_Text"><text:s text:c="4"/>game_width = 640,</text:p>
      <text:p text:style-name="Preformatted_20_Text"><text:s text:c="4"/>game_height = 480,</text:p>
      <text:p text:style-name="Preformatted_20_Text"><text:s text:c="4"/>scale_mode = 1</text:p>
      <text:p text:style-name="Preformatted_20_Text"><text:s text:c="2"/>})</text:p>
      <text:p text:style-name="Preformatted_20_Text">love.graphics.setBackgroundColor(0.3, 0.5, 1)</text:p>
      <text:p text:style-name="Preformatted_20_Text">rs.setMode(rs.game_width, rs.game_height, {resizable = true})</text:p>
      <text:p text:style-name="Preformatted_20_Text"/>
      <text:p text:style-name="Preformatted_20_Text">local game_canvas = love.graphics.newCanvas(rs.get_game_size())</text:p>
      <text:p text:style-name="Preformatted_20_Text"/>
      <text:p text:style-name="Preformatted_20_Text">love.resize = function()</text:p>
      <text:p text:style-name="Preformatted_20_Text"><text:s text:c="2"/>rs.resize()</text:p>
      <text:p text:style-name="Preformatted_20_Text">end</text:p>
      <text:p text:style-name="Preformatted_20_Text"/>
      <text:p text:style-name="Preformatted_20_Text">love.draw = function()</text:p>
      <text:p text:style-name="Preformatted_20_Text"><text:s text:c="2"/>love.graphics.setCanvas(game_canvas)</text:p>
      <text:p text:style-name="Preformatted_20_Text"><text:s text:c="2"/>love.graphics.clear(0, 0, 0, 1)</text:p>
      <text:p text:style-name="Preformatted_20_Text"><text:s text:c="2"/>love.graphics.setColor(1, 1, 1, 1)</text:p>
      <text:p text:style-name="Preformatted_20_Text"><text:s text:c="2"/>love.graphics.setCanvas()</text:p>
      <text:p text:style-name="Preformatted_20_Text"><text:s text:c="2"/></text:p>
      <text:p text:style-name="Preformatted_20_Text"><text:s text:c="2"/>rs.push()</text:p>
      <text:p text:style-name="Preformatted_20_Text"><text:s text:c="4"/>love.graphics.draw(game_canvas)</text:p>
      <text:p text:style-name="Preformatted_20_Text"><text:s text:c="2"/>rs.pop()</text:p>
      <text:p text:style-name="Preformatted_20_Text">end</text:p>
      <text:h text:style-name="Heading_20_2" text:outline-level="2"><text:bookmark-start text:name="__RefHeading___Toc4386_2211320630"/>rs.resize<text:span text:style-name="T225">_c</text:span>allback()<text:bookmark-end text:name="__RefHeading___Toc4386_2211320630"/></text:h>
      <text:list text:continue-list="list3702344473" text:style-name="L19">
        <text:list-item>
          <text:p text:style-name="P237">Arguments: none.</text:p>
        </text:list-item>
      </text:list>
      <text:list text:style-name="L21">
        <text:list-item>
          <text:p text:style-name="P151">Returns: nothing.</text:p>
        </text:list-item>
      </text:list>
      <text:p text:style-name="P100">A function that is invoked every time rs.resize() is called. This function is useful if you need to hook into the library. For example, to rescale the UI. To do so, you can write your own rs.resize_callback() and insert your own code inside the function.</text:p>
      <text:p text:style-name="P46">Note: rs.resize_callback() is called after rs.resize() is finished updating the library.</text:p>
      <text:p text:style-name="P46">Example:</text:p>
      <text:p text:style-name="P86">local rs = require("resolution_solution")</text:p>
      <text:p text:style-name="P86">rs.conf({</text:p>
      <text:p text:style-name="P86"><text:s text:c="4"/>game_width = 640,</text:p>
      <text:p text:style-name="P86"><text:s text:c="4"/>game_height = 480,</text:p>
      <text:p text:style-name="P86"><text:s text:c="4"/>scale_mode = 1</text:p>
      <text:p text:style-name="P86"><text:s text:c="2"/>})</text:p>
      <text:p text:style-name="P86">love.graphics.setBackgroundColor(0.3, 0.5, 1)</text:p>
      <text:p text:style-name="P86">rs.setMode(rs.game_width, rs.game_height, {resizable = true})</text:p>
      <text:p text:style-name="P86"/>
      <text:p text:style-name="P86">local game_canvas = love.graphics.newCanvas(rs.get_game_size())</text:p>
      <text:p text:style-name="P86"/>
      <text:p text:style-name="P86">love.resize = function()</text:p>
      <text:p text:style-name="P86"><text:s text:c="2"/>rs.resize()</text:p>
      <text:p text:style-name="P86">end</text:p>
      <text:p text:style-name="P86"/>
      <text:p text:style-name="P86">rs.resize_callback = function()</text:p>
      <text:p text:style-name="P86"><text:s text:c="2"/>print("Library was resized!")</text:p>
      <text:p text:style-name="P86">end</text:p>
      <text:p text:style-name="P86"/>
      <text:p text:style-name="P86">love.draw = function()</text:p>
      <text:p text:style-name="P86"><text:s text:c="2"/>love.graphics.setCanvas(game_canvas)</text:p>
      <text:p text:style-name="P86"><text:s text:c="2"/>love.graphics.clear(0, 0, 0, 1)</text:p>
      <text:p text:style-name="P86"><text:s text:c="2"/>love.graphics.setColor(1, 1, 1, 1)</text:p>
      <text:p text:style-name="P86"><text:s text:c="2"/>love.graphics.setCanvas()</text:p>
      <text:p text:style-name="P86"><text:s text:c="2"/></text:p>
      <text:p text:style-name="P86"><text:s text:c="2"/>rs.push()</text:p>
      <text:p text:style-name="P86"><text:s text:c="4"/>love.graphics.draw(game_canvas)</text:p>
      <text:p text:style-name="P86"><text:s text:c="2"/>rs.pop()</text:p>
      <text:p text:style-name="P86">end</text:p>
      <text:h text:style-name="Heading_20_2" text:outline-level="2"><text:bookmark-start text:name="__RefHeading___Toc629_3684838377"/>rs.<text:span text:style-name="T226">push</text:span><text:span text:style-name="T144">()</text:span><text:bookmark-end text:name="__RefHeading___Toc629_3684838377"/></text:h>
      <text:list xml:id="list722816328" text:style-name="L22">
        <text:list-item>
          <text:p text:style-name="P238">Arguments: none.</text:p>
        </text:list-item>
        <text:list-item>
          <text:p text:style-name="P238">Returns: nothing.</text:p>
        </text:list-item>
      </text:list>
      <text:p text:style-name="P48">A function that scales your game. Also see <text:span text:style-name="T3">rs.pop()</text:span>.</text:p>
      <text:p text:style-name="P61">Example:</text:p>
      <text:p text:style-name="Preformatted_20_Text">-- <text:span text:style-name="T256">Basic usage</text:span></text:p>
      <text:p text:style-name="Preformatted_20_Text">local rs = require("resolution_solution")</text:p>
      <text:p text:style-name="Preformatted_20_Text">rs.conf({</text:p>
      <text:p text:style-name="Preformatted_20_Text"><text:s text:c="4"/>game_width = 640,</text:p>
      <text:p text:style-name="Preformatted_20_Text"><text:s text:c="4"/>game_height = 480,</text:p>
      <text:p text:style-name="Preformatted_20_Text"><text:s text:c="4"/>scale_mode = 1</text:p>
      <text:p text:style-name="Preformatted_20_Text"><text:s text:c="2"/>})</text:p>
      <text:p text:style-name="Preformatted_20_Text">love.graphics.setBackgroundColor(0.3, 0.5, 1)</text:p>
      <text:p text:style-name="Preformatted_20_Text">rs.setMode(rs.game_width, rs.game_height, {resizable = true})</text:p>
      <text:p text:style-name="Preformatted_20_Text"/>
      <text:p text:style-name="Preformatted_20_Text">local game_canvas = love.graphics.newCanvas(rs.get_game_size())</text:p>
      <text:p text:style-name="Preformatted_20_Text"/>
      <text:p text:style-name="Preformatted_20_Text">love.resize = function()</text:p>
      <text:p text:style-name="Preformatted_20_Text"><text:s text:c="2"/>rs.resize()</text:p>
      <text:p text:style-name="Preformatted_20_Text">end</text:p>
      <text:p text:style-name="Preformatted_20_Text"/>
      <text:p text:style-name="Preformatted_20_Text">love.draw = function()</text:p>
      <text:p text:style-name="Preformatted_20_Text"><text:s text:c="2"/>love.graphics.setCanvas(game_canvas)</text:p>
      <text:p text:style-name="Preformatted_20_Text"><text:s text:c="2"/>love.graphics.clear(0, 0, 0, 1)</text:p>
      <text:p text:style-name="Preformatted_20_Text"><text:s text:c="2"/>love.graphics.setColor(1, 1, 1, 1)</text:p>
      <text:p text:style-name="Preformatted_20_Text"><text:s text:c="2"/>love.graphics.setCanvas()</text:p>
      <text:p text:style-name="Preformatted_20_Text"><text:s text:c="2"/></text:p>
      <text:p text:style-name="Preformatted_20_Text"><text:s text:c="2"/>rs.push()</text:p>
      <text:p text:style-name="Preformatted_20_Text"><text:s text:c="4"/>love.graphics.draw(game_canvas)</text:p>
      <text:p text:style-name="Preformatted_20_Text"><text:s text:c="2"/>rs.pop()</text:p>
      <text:p text:style-name="Preformatted_20_Text">end</text:p>
      <text:h text:style-name="Heading_20_2" text:outline-level="2"><text:bookmark-start text:name="__RefHeading___Toc4465_2211320630"/>rs.<text:span text:style-name="T227">pop</text:span><text:span text:style-name="T143">()</text:span><text:bookmark-end text:name="__RefHeading___Toc4465_2211320630"/></text:h>
      <text:list text:continue-numbering="true" text:style-name="L22">
        <text:list-item>
          <text:p text:style-name="P239">Arguments: none.</text:p>
        </text:list-item>
        <text:list-item>
          <text:p text:style-name="P239">Returns: nothing.</text:p>
        </text:list-item>
      </text:list>
      <text:p text:style-name="P49">A function that closes rs.push(). Also see <text:span text:style-name="T3">rs.push()</text:span></text:p>
      <text:p text:style-name="P62">Example:</text:p>
      <text:p text:style-name="P50">local rs = require("resolution_solution")</text:p>
      <text:p text:style-name="P50">rs.conf({</text:p>
      <text:p text:style-name="P50"><text:s text:c="4"/>game_width = 640,</text:p>
      <text:p text:style-name="P50"><text:s text:c="4"/>game_height = 480,</text:p>
      <text:p text:style-name="P50"><text:s text:c="4"/>scale_mode = 1</text:p>
      <text:p text:style-name="P50"><text:s text:c="2"/>})</text:p>
      <text:p text:style-name="P50">love.graphics.setBackgroundColor(0.3, 0.5, 1)</text:p>
      <text:p text:style-name="P50">rs.setMode(rs.game_width, rs.game_height, {resizable = true})</text:p>
      <text:p text:style-name="P50"/>
      <text:p text:style-name="P50">local game_canvas = love.graphics.newCanvas(rs.get_game_size())</text:p>
      <text:p text:style-name="P50"/>
      <text:p text:style-name="P50">love.resize = function()</text:p>
      <text:p text:style-name="P50"><text:s text:c="2"/>rs.resize()</text:p>
      <text:p text:style-name="P50">end</text:p>
      <text:p text:style-name="P50"/>
      <text:p text:style-name="P50">love.draw = function()</text:p>
      <text:p text:style-name="P50"><text:s text:c="2"/>love.graphics.setCanvas(game_canvas)</text:p>
      <text:p text:style-name="P50"><text:s text:c="2"/>love.graphics.clear(0, 0, 0, 1)</text:p>
      <text:p text:style-name="P50"><text:s text:c="2"/>love.graphics.setColor(1, 1, 1, 1)</text:p>
      <text:p text:style-name="P50"><text:s text:c="2"/>love.graphics.setCanvas()</text:p>
      <text:p text:style-name="P50"><text:s text:c="2"/></text:p>
      <text:p text:style-name="P50"><text:s text:c="2"/>rs.push()</text:p>
      <text:p text:style-name="P50"><text:s text:c="4"/>love.graphics.draw(game_canvas)</text:p>
      <text:p text:style-name="P50"><text:s text:c="2"/>rs.pop()</text:p>
      <text:p text:style-name="P50">end</text:p>
      <text:h text:style-name="Heading_20_2" text:outline-level="2" text:is-list-header="true"><text:bookmark-start text:name="__RefHeading___Toc647_3684838377"/>rs.get<text:span text:style-name="T232">_both_s</text:span>cale<text:span text:style-name="T232">s</text:span><text:span text:style-name="T137">()</text:span><text:bookmark-end text:name="__RefHeading___Toc647_3684838377"/></text:h>
      <text:list xml:id="list172352492425601" text:continue-list="list172354162864924" text:style-name="L9">
        <text:list-item>
          <text:p text:style-name="P224">Arguments: none.</text:p>
        </text:list-item>
      </text:list>
      <text:list xml:id="list1855647569" text:style-name="L23">
        <text:list-item>
          <text:p text:style-name="P140">Returns:</text:p>
        </text:list-item>
      </text:list>
      <text:list xml:id="list369445899" text:style-name="L24">
        <text:list-item>
          <text:list>
            <text:list-item>
              <text:p text:style-name="P129">rs.scale_width</text:p>
            </text:list-item>
          </text:list>
        </text:list-item>
      </text:list>
      <text:list xml:id="list172353780309108" text:continue-list="list1855647569" text:style-name="L23">
        <text:list-item>
          <text:list>
            <text:list-item>
              <text:list>
                <text:list-item>
                  <text:p text:style-name="P141"><text:span text:style-name="T176">Type</text:span>: <text:span text:style-name="T28">number</text:span><text:span text:style-name="T161">.</text:span></text:p>
                </text:list-item>
              </text:list>
            </text:list-item>
          </text:list>
        </text:list-item>
      </text:list>
      <text:list text:continue-list="list369445899" text:style-name="L24">
        <text:list-item>
          <text:list>
            <text:list-item>
              <text:p text:style-name="P130">rs.scale_<text:span text:style-name="T233">height</text:span></text:p>
            </text:list-item>
          </text:list>
        </text:list-item>
      </text:list>
      <text:list text:continue-list="list172353780309108" text:style-name="L23">
        <text:list-item>
          <text:list>
            <text:list-item>
              <text:list>
                <text:list-item>
                  <text:p text:style-name="P142"><text:span text:style-name="T176">Type</text:span>: <text:span text:style-name="T27">number</text:span><text:span text:style-name="T162">.</text:span></text:p>
                </text:list-item>
              </text:list>
            </text:list-item>
          </text:list>
        </text:list-item>
      </text:list>
      <text:p text:style-name="P19">A shortcut function that returns <text:span text:style-name="T3">rs.scale_width</text:span> and <text:span text:style-name="T3">rs.scale_height</text:span>.</text:p>
      <text:p text:style-name="P22">Example:</text:p>
      <text:p text:style-name="Preformatted_20_Text">-- <text:span text:style-name="T207">Basic usage.</text:span></text:p>
      <text:p text:style-name="Preformatted_20_Text">local x<text:span text:style-name="T234">_s</text:span>cale, y<text:span text:style-name="T234">_s</text:span>cale = rs.get_both_scales()</text:p>
      <text:h text:style-name="Heading_20_2" text:outline-level="2"><text:bookmark-start text:name="__RefHeading___Toc655_3684838377"/>rs.is<text:span text:style-name="T231">_it_i</text:span>nside<text:span text:style-name="T140">()</text:span><text:bookmark-end text:name="__RefHeading___Toc655_3684838377"/></text:h>
      <text:list text:continue-list="list172352492425601" text:style-name="L9">
        <text:list-item>
          <text:p text:style-name="P225">Arguments: none.</text:p>
        </text:list-item>
      </text:list>
      <text:list xml:id="list85277280" text:style-name="L25">
        <text:list-item>
          <text:p text:style-name="P143">Returns:</text:p>
        </text:list-item>
      </text:list>
      <text:list text:style-name="L26">
        <text:list-item>
          <text:list>
            <text:list-item>
              <text:p text:style-name="P153"><text:span text:style-name="T65">i</text:span><text:span text:style-name="T54">s mouse inside game zone</text:span></text:p>
            </text:list-item>
          </text:list>
        </text:list-item>
      </text:list>
      <text:list text:continue-list="list85277280" text:style-name="L25">
        <text:list-item>
          <text:list>
            <text:list-item>
              <text:list>
                <text:list-item>
                  <text:p text:style-name="P152"><text:span text:style-name="T65">Type</text:span><text:span text:style-name="T156">: </text:span><text:span text:style-name="T32">boolean</text:span><text:span text:style-name="T88">.</text:span></text:p>
                </text:list-item>
                <text:list-item>
                  <text:p text:style-name="P136">Returns <text:span text:style-name="T3">true</text:span> if cursor <text:span text:style-name="T3">inside</text:span> game zone.</text:p>
                </text:list-item>
                <text:list-item>
                  <text:p text:style-name="P136">Returns <text:span text:style-name="T3">false</text:span> if cursor <text:span text:style-name="T3">outside</text:span> of game zone.</text:p>
                </text:list-item>
              </text:list>
            </text:list-item>
          </text:list>
        </text:list-item>
      </text:list>
      <text:p text:style-name="P17">A function to determine if given coordinates are inside the game zone. This is useful if you develop games with mouse or touchscreen support that has controls on the screen and outside the game zone.</text:p>
      <text:p text:style-name="P32"><text:span text:style-name="T68">H</text:span><text:span text:style-name="T54">ere quick visualization:</text:span></text:p>
      <table:table table:name="Table14" table:style-name="Table14">
        <table:table-column table:style-name="Table14.A"/>
        <table:table-row>
          <table:table-cell table:style-name="Table14.A1" office:value-type="string">
            <text:p text:style-name="P6"><draw:frame draw:style-name="fr1" draw:name="Image23" text:anchor-type="as-char" svg:width="9.407cm" svg:height="6.705cm" draw:z-index="9"><draw:image xlink:href="Pictures/100000000000045700000318A21C775E19244BD9.png" xlink:type="simple" xlink:show="embed" xlink:actuate="onLoad" draw:mime-type="image/png"/></draw:frame></text:p>
          </table:table-cell>
        </table:table-row>
        <table:table-row>
          <table:table-cell table:style-name="Table14.A2" office:value-type="string">
            <text:p text:style-name="P52">Quick reminder what considered “game zone” and what “outside of game zone”.</text:p>
          </table:table-cell>
        </table:table-row>
        <text:soft-page-break/>
        <table:table-row>
          <table:table-cell table:style-name="Table14.A1" office:value-type="string">
            <text:p text:style-name="P6"><draw:frame draw:style-name="fr1" draw:name="Image24" text:anchor-type="as-char" svg:width="9.407cm" svg:height="6.705cm" draw:z-index="10"><draw:image xlink:href="Pictures/1000000100000457000003180255090F09C8D736.png" xlink:type="simple" xlink:show="embed" xlink:actuate="onLoad" draw:mime-type="image/png"/></draw:frame></text:p>
          </table:table-cell>
        </table:table-row>
        <table:table-row>
          <table:table-cell table:style-name="Table14.A2" office:value-type="string">
            <text:p text:style-name="P53">Cursor inside game zone, so <text:span text:style-name="T3">rs.is</text:span><text:span text:style-name="T51">_it_i</text:span><text:span text:style-name="T3">nside(</text:span><text:span text:style-name="T51">love.mouse.getPosition()</text:span><text:span text:style-name="T3">)</text:span> <text:span text:style-name="T187">will return </text:span><text:span text:style-name="T33">true</text:span><text:span text:style-name="T187">.</text:span></text:p>
          </table:table-cell>
        </table:table-row>
        <table:table-row>
          <table:table-cell table:style-name="Table14.A1" office:value-type="string">
            <text:p text:style-name="P6"><draw:frame draw:style-name="fr1" draw:name="Image25" text:anchor-type="as-char" svg:width="9.407cm" svg:height="6.705cm" draw:z-index="11"><draw:image xlink:href="Pictures/100000010000045700000318D4D87E33220F72D2.png" xlink:type="simple" xlink:show="embed" xlink:actuate="onLoad" draw:mime-type="image/png"/></draw:frame></text:p>
          </table:table-cell>
        </table:table-row>
        <table:table-row>
          <table:table-cell table:style-name="Table14.A2" office:value-type="string">
            <text:p text:style-name="P54">Cursor <text:span text:style-name="T188">outside of</text:span> game zone, so <text:span text:style-name="T3">rs.is</text:span><text:span text:style-name="T51">_it_i</text:span><text:span text:style-name="T3">nside(</text:span><text:span text:style-name="T51">love.mouse.getPosition()</text:span><text:span text:style-name="T3">)</text:span> <text:span text:style-name="T187">will return </text:span><text:span text:style-name="T34">false</text:span><text:span text:style-name="T187">.</text:span></text:p>
          </table:table-cell>
        </table:table-row>
      </table:table>
      <text:p text:style-name="P9"/>
      <text:p text:style-name="P18">This is especially useful if you develop games with scrolling worlds or camera movements. Click the black bars should manipulate controls and not objects in the game world. When scale mode == 2, the function will always return true because there won't be any black bars.</text:p>
      <text:p text:style-name="P33">Example:</text:p>
      <text:p text:style-name="Preformatted_20_Text">-- <text:span text:style-name="T253">Basic usage.</text:span></text:p>
      <text:p text:style-name="Preformatted_20_Text">local rs = require("resolution_solution")</text:p>
      <text:p text:style-name="Preformatted_20_Text">rs.conf({</text:p>
      <text:p text:style-name="Preformatted_20_Text"><text:soft-page-break/><text:s text:c="4"/>game_width = 640,</text:p>
      <text:p text:style-name="Preformatted_20_Text"><text:s text:c="4"/>game_height = 480,</text:p>
      <text:p text:style-name="Preformatted_20_Text"><text:s text:c="4"/>scale_mode = 1</text:p>
      <text:p text:style-name="Preformatted_20_Text"><text:s text:c="2"/>})</text:p>
      <text:p text:style-name="Preformatted_20_Text">love.graphics.setBackgroundColor(0.3, 0.5, 1)</text:p>
      <text:p text:style-name="Preformatted_20_Text">rs.setMode(rs.game_width, rs.game_height, {resizable = true})</text:p>
      <text:p text:style-name="Preformatted_20_Text"/>
      <text:p text:style-name="Preformatted_20_Text">local game_canvas = love.graphics.newCanvas(rs.get_game_size())</text:p>
      <text:p text:style-name="Preformatted_20_Text"/>
      <text:p text:style-name="Preformatted_20_Text">local is_inside = false</text:p>
      <text:p text:style-name="Preformatted_20_Text"/>
      <text:p text:style-name="Preformatted_20_Text">love.load = function()</text:p>
      <text:p text:style-name="Preformatted_20_Text"><text:s text:c="2"/>image = love.graphics.newImage("image.png")</text:p>
      <text:p text:style-name="Preformatted_20_Text">end</text:p>
      <text:p text:style-name="Preformatted_20_Text"/>
      <text:p text:style-name="Preformatted_20_Text">love.resize = function()</text:p>
      <text:p text:style-name="Preformatted_20_Text"><text:s text:c="2"/>rs.resize()</text:p>
      <text:p text:style-name="Preformatted_20_Text">end</text:p>
      <text:p text:style-name="Preformatted_20_Text"/>
      <text:p text:style-name="Preformatted_20_Text">love.update = function()</text:p>
      <text:p text:style-name="Preformatted_20_Text"><text:s text:c="2"/>is_inside = rs.is_it_inside(love.mouse.getPosition())</text:p>
      <text:p text:style-name="Preformatted_20_Text">end</text:p>
      <text:p text:style-name="Preformatted_20_Text"/>
      <text:p text:style-name="Preformatted_20_Text">love.draw = function()</text:p>
      <text:p text:style-name="Preformatted_20_Text"><text:s text:c="2"/>love.graphics.setCanvas(game_canvas)</text:p>
      <text:p text:style-name="Preformatted_20_Text"><text:s text:c="2"/>love.graphics.clear(0, 0, 0, 1)</text:p>
      <text:p text:style-name="Preformatted_20_Text"><text:s text:c="2"/></text:p>
      <text:p text:style-name="Preformatted_20_Text"><text:s text:c="2"/>if is_inside then</text:p>
      <text:p text:style-name="Preformatted_20_Text"><text:s text:c="4"/>love.graphics.setColor(0, 1, 0, 1)</text:p>
      <text:p text:style-name="Preformatted_20_Text"><text:s text:c="4"/>love.graphics.print("Cursor inside game zone.", rs.game_width / 2, rs.game_height / 2)</text:p>
      <text:p text:style-name="Preformatted_20_Text"><text:s text:c="2"/>else</text:p>
      <text:p text:style-name="Preformatted_20_Text"><text:s text:c="4"/>love.graphics.setColor(1, 0, 0, 1)</text:p>
      <text:p text:style-name="Preformatted_20_Text"><text:s text:c="4"/>love.graphics.print("Cursor outside game zone.", rs.game_width / 2, rs.game_height / 2)</text:p>
      <text:p text:style-name="Preformatted_20_Text"><text:s text:c="2"/>end</text:p>
      <text:p text:style-name="Preformatted_20_Text"><text:s text:c="2"/></text:p>
      <text:p text:style-name="Preformatted_20_Text"><text:s text:c="2"/>love.graphics.setColor(1, 1, 1, 1)</text:p>
      <text:p text:style-name="Preformatted_20_Text"><text:s text:c="2"/>love.graphics.setCanvas()</text:p>
      <text:p text:style-name="Preformatted_20_Text"><text:s text:c="2"/></text:p>
      <text:p text:style-name="Preformatted_20_Text"><text:s text:c="2"/>rs.push()</text:p>
      <text:p text:style-name="Preformatted_20_Text"><text:s text:c="4"/>love.graphics.draw(game_canvas)</text:p>
      <text:p text:style-name="Preformatted_20_Text"><text:s text:c="2"/>rs.pop()</text:p>
      <text:p text:style-name="Preformatted_20_Text">end</text:p>
      <text:h text:style-name="P176" text:outline-level="2"><text:bookmark-start text:name="__RefHeading___Toc657_3684838377"/>rs.to<text:span text:style-name="T230">_g</text:span>ame<text:span text:style-name="T139">(</text:span><text:span text:style-name="T185">x: number, y: number</text:span><text:span text:style-name="T139">)</text:span><text:bookmark-end text:name="__RefHeading___Toc657_3684838377"/></text:h>
      <text:p text:style-name="First_20_line_20_indent">Arguments:</text:p>
      <text:list xml:id="list2327283377" text:style-name="L27">
        <text:list-item>
          <text:list>
            <text:list-item>
              <text:p text:style-name="P201">x</text:p>
            </text:list-item>
          </text:list>
        </text:list-item>
      </text:list>
      <text:list xml:id="list120469183" text:style-name="L28">
        <text:list-item>
          <text:list>
            <text:list-item>
              <text:list>
                <text:list-item>
                  <text:p text:style-name="P202"><text:span text:style-name="T54">Type: </text:span>number<text:span text:style-name="T54">.</text:span></text:p>
                </text:list-item>
              </text:list>
            </text:list-item>
          </text:list>
        </text:list-item>
      </text:list>
      <text:list text:continue-list="list2327283377" text:style-name="L27">
        <text:list-item>
          <text:list>
            <text:list-item>
              <text:p text:style-name="P205">y</text:p>
            </text:list-item>
          </text:list>
        </text:list-item>
      </text:list>
      <text:list text:continue-list="list120469183" text:style-name="L28">
        <text:list-item>
          <text:list>
            <text:list-item>
              <text:list>
                <text:list-item>
                  <text:p text:style-name="P207"><text:span text:style-name="T54">Type: </text:span>number<text:span text:style-name="T54">.</text:span></text:p>
                </text:list-item>
              </text:list>
            </text:list-item>
          </text:list>
        </text:list-item>
      </text:list>
      <text:p text:style-name="P70">Returns:</text:p>
      <text:list xml:id="list3196399218" text:style-name="L29">
        <text:list-item>
          <text:list>
            <text:list-item>
              <text:p text:style-name="P154"><text:span text:style-name="T216">scaled to game </text:span><text:span text:style-name="T44">X</text:span></text:p>
            </text:list-item>
          </text:list>
        </text:list-item>
      </text:list>
      <text:list text:style-name="L30">
        <text:list-item>
          <text:p text:style-name="P155">Type: <text:span text:style-name="T3">number</text:span>.</text:p>
        </text:list-item>
      </text:list>
      <text:list text:continue-list="list3196399218" text:style-name="L29">
        <text:list-item>
          <text:list>
            <text:list-item>
              <text:p text:style-name="P156">Scaled to game <text:span text:style-name="T44">Y</text:span></text:p>
            </text:list-item>
          </text:list>
        </text:list-item>
      </text:list>
      <text:list text:style-name="L31">
        <text:list-item>
          <text:list>
            <text:list-item>
              <text:list>
                <text:list-item>
                  <text:p text:style-name="P157">Type: <text:span text:style-name="T3">number</text:span>.</text:p>
                </text:list-item>
              </text:list>
            </text:list-item>
          </text:list>
        </text:list-item>
      </text:list>
      <text:p text:style-name="P78">A function to translate coordinates from the window to the game zone. This can be used to translate cursor coordinates so you can check collisions with objects inside the game zone. </text:p>
      <text:p text:style-name="P79">If you pass only one argument e.g. <text:span text:style-name="T3">rs.to_game(x)</text:span> then the function will return the scaled <text:span text:style-name="T3">x</text:span> value.</text:p>
      <text:p text:style-name="P89">scaled_X = rs.to_game(x)</text:p>
      <text:p text:style-name="P81"><text:span text:style-name="T92">if you pass the 2nd argument e.g. </text:span><text:span text:style-name="T52">rs.to_game(nil, y)</text:span><text:span text:style-name="T92"> then the function will return the scaled </text:span><text:span text:style-name="T52">y</text:span><text:span text:style-name="T92"> value.</text:span></text:p>
      <text:p text:style-name="P12">scaled_y = rs.to_game(nil, y)</text:p>
      <text:p text:style-name="P82"><text:span text:style-name="T52">rs.to_game(x, y)</text:span><text:span text:style-name="T92"> will return both values.</text:span></text:p>
      <text:p text:style-name="P90"><text:span text:style-name="T93">scaled_x, </text:span><text:span text:style-name="T92">scaled_y = rs.to_game(</text:span><text:span text:style-name="T93">x</text:span><text:span text:style-name="T92">, y)</text:span></text:p>
      <text:p text:style-name="P69">Example:</text:p>
      <text:p text:style-name="Preformatted_20_Text">local rs = require("resolution_solution")</text:p>
      <text:p text:style-name="Preformatted_20_Text">rs.conf({</text:p>
      <text:p text:style-name="Preformatted_20_Text"><text:s text:c="4"/>game_width = 640,</text:p>
      <text:p text:style-name="Preformatted_20_Text"><text:s text:c="4"/>game_height = 480,</text:p>
      <text:p text:style-name="Preformatted_20_Text"><text:s text:c="4"/>scale_mode = 1</text:p>
      <text:p text:style-name="Preformatted_20_Text"><text:s text:c="2"/>})</text:p>
      <text:p text:style-name="Preformatted_20_Text">love.graphics.setBackgroundColor(0.3, 0.5, 1)</text:p>
      <text:p text:style-name="Preformatted_20_Text">rs.setMode(rs.game_width, rs.game_height, {resizable = true})</text:p>
      <text:p text:style-name="Preformatted_20_Text"/>
      <text:p text:style-name="Preformatted_20_Text"><text:soft-page-break/>local game_canvas = love.graphics.newCanvas(rs.get_game_size())</text:p>
      <text:p text:style-name="Preformatted_20_Text"/>
      <text:p text:style-name="Preformatted_20_Text">local is_touching = false</text:p>
      <text:p text:style-name="Preformatted_20_Text">local rectangle = {x = 200, y = 200, w = 100, h = 100}</text:p>
      <text:p text:style-name="Preformatted_20_Text"/>
      <text:p text:style-name="Preformatted_20_Text">love.resize = function()</text:p>
      <text:p text:style-name="Preformatted_20_Text"><text:s text:c="2"/>rs.resize()</text:p>
      <text:p text:style-name="Preformatted_20_Text">end</text:p>
      <text:p text:style-name="Preformatted_20_Text"/>
      <text:p text:style-name="Preformatted_20_Text">love.update = function()</text:p>
      <text:p text:style-name="Preformatted_20_Text"><text:s text:c="2"/>-- Get cursor position.</text:p>
      <text:p text:style-name="Preformatted_20_Text"><text:s text:c="2"/>local mx, my = love.mouse.getPosition()</text:p>
      <text:p text:style-name="Preformatted_20_Text"><text:s text:c="2"/></text:p>
      <text:p text:style-name="Preformatted_20_Text"><text:s text:c="2"/>-- Translate it to game.</text:p>
      <text:p text:style-name="Preformatted_20_Text"><text:s text:c="2"/>mx, my = rs.to_game(mx, my)</text:p>
      <text:p text:style-name="Preformatted_20_Text"><text:s text:c="2"/>if <text:s text:c="4"/>mx <text:s text:c="3"/>&gt;= rectangle.x <text:s text:c="18"/>and -- left</text:p>
      <text:p text:style-name="Preformatted_20_Text"><text:s text:c="9"/>my <text:s text:c="3"/>&gt;= rectangle.y <text:s text:c="18"/>and -- top</text:p>
      <text:p text:style-name="Preformatted_20_Text"><text:s text:c="9"/>mx <text:s text:c="3"/>&lt;= rectangle.x <text:s text:c="8"/>+ <text:s text:c="3"/>rectangle.w <text:s/>and -- right</text:p>
      <text:p text:style-name="Preformatted_20_Text"><text:s text:c="9"/>my <text:s text:c="3"/>&lt;= rectangle.y <text:s text:c="8"/>+ <text:s text:c="3"/>rectangle.h <text:s/>then -- bottom</text:p>
      <text:p text:style-name="Preformatted_20_Text"><text:s text:c="8"/>is_touching = true</text:p>
      <text:p text:style-name="Preformatted_20_Text"><text:s text:c="6"/>else</text:p>
      <text:p text:style-name="Preformatted_20_Text"><text:s text:c="8"/>is_touching = false</text:p>
      <text:p text:style-name="Preformatted_20_Text"><text:s text:c="6"/>end</text:p>
      <text:p text:style-name="Preformatted_20_Text">end</text:p>
      <text:p text:style-name="Preformatted_20_Text"/>
      <text:p text:style-name="Preformatted_20_Text">love.draw = function()</text:p>
      <text:p text:style-name="Preformatted_20_Text"><text:s text:c="2"/>love.graphics.setCanvas(game_canvas)</text:p>
      <text:p text:style-name="Preformatted_20_Text"><text:s text:c="2"/>love.graphics.clear(0, 0, 0, 1)</text:p>
      <text:p text:style-name="Preformatted_20_Text"><text:s text:c="2"/>love.graphics.setColor(1, 1, 1, 1)</text:p>
      <text:p text:style-name="Preformatted_20_Text"><text:s text:c="2"/></text:p>
      <text:p text:style-name="Preformatted_20_Text"><text:s text:c="2"/>if is_touching then</text:p>
      <text:p text:style-name="Preformatted_20_Text"><text:s text:c="4"/>-- Green color, means that we touch rectangle.</text:p>
      <text:p text:style-name="Preformatted_20_Text"><text:s text:c="4"/>love.graphics.setColor(0, 1, 0, 1)</text:p>
      <text:p text:style-name="Preformatted_20_Text"><text:s text:c="2"/>else</text:p>
      <text:p text:style-name="Preformatted_20_Text"><text:s text:c="4"/>-- Red color, means that we don't touch rectangle.</text:p>
      <text:p text:style-name="Preformatted_20_Text"><text:s text:c="4"/>love.graphics.setColor(1, 0, 0, 1)</text:p>
      <text:p text:style-name="Preformatted_20_Text"><text:s text:c="2"/>end</text:p>
      <text:p text:style-name="Preformatted_20_Text"><text:s text:c="2"/></text:p>
      <text:p text:style-name="Preformatted_20_Text"><text:s text:c="2"/>love.graphics.rectangle("line", rectangle.x, rectangle.y, rectangle.w, rectangle.h)</text:p>
      <text:p text:style-name="Preformatted_20_Text"><text:s text:c="2"/></text:p>
      <text:p text:style-name="Preformatted_20_Text"><text:s text:c="2"/>love.graphics.setCanvas()</text:p>
      <text:p text:style-name="Preformatted_20_Text"><text:s text:c="2"/></text:p>
      <text:p text:style-name="Preformatted_20_Text"><text:s text:c="2"/>rs.push()</text:p>
      <text:p text:style-name="Preformatted_20_Text"><text:s text:c="4"/>love.graphics.draw(game_canvas)</text:p>
      <text:p text:style-name="Preformatted_20_Text"><text:s text:c="2"/>rs.pop()</text:p>
      <text:p text:style-name="Preformatted_20_Text">end</text:p>
      <text:h text:style-name="Heading_20_2" text:outline-level="2"><text:bookmark-start text:name="__RefHeading___Toc663_3684838377"/>rs.to<text:span text:style-name="T228">_window</text:span><text:span text:style-name="T141">(</text:span><text:span text:style-name="T186">x: number, y: number</text:span><text:span text:style-name="T141">)</text:span><text:bookmark-end text:name="__RefHeading___Toc663_3684838377"/></text:h>
      <text:p text:style-name="P72">Arguments:</text:p>
      <text:list xml:id="list3630674991" text:style-name="L32">
        <text:list-item>
          <text:p text:style-name="P203">x</text:p>
        </text:list-item>
      </text:list>
      <text:list xml:id="list1871730370" text:style-name="L33">
        <text:list-item>
          <text:list>
            <text:list-item>
              <text:list>
                <text:list-item>
                  <text:p text:style-name="P204"><text:span text:style-name="T54">Type: </text:span>number<text:span text:style-name="T54">.</text:span></text:p>
                </text:list-item>
              </text:list>
            </text:list-item>
          </text:list>
        </text:list-item>
      </text:list>
      <text:list text:continue-list="list3630674991" text:style-name="L32">
        <text:list-item>
          <text:p text:style-name="P206">y</text:p>
        </text:list-item>
      </text:list>
      <text:list text:continue-list="list1871730370" text:style-name="L33">
        <text:list-item>
          <text:list>
            <text:list-item>
              <text:list>
                <text:list-item>
                  <text:p text:style-name="P208"><text:span text:style-name="T54">Type: </text:span>number<text:span text:style-name="T54">.</text:span></text:p>
                </text:list-item>
              </text:list>
            </text:list-item>
          </text:list>
        </text:list-item>
      </text:list>
      <text:p text:style-name="P71">Returns:</text:p>
      <text:list xml:id="list439674164" text:style-name="L34">
        <text:list-item>
          <text:p text:style-name="P160"><text:span text:style-name="T216">scaled </text:span><text:span text:style-name="T218">from</text:span><text:span text:style-name="T216"> game </text:span><text:span text:style-name="T254">to window </text:span><text:span text:style-name="T44">X</text:span></text:p>
        </text:list-item>
      </text:list>
      <text:list text:style-name="L35">
        <text:list-item>
          <text:p text:style-name="P158">Type: <text:span text:style-name="T3">number</text:span>.</text:p>
        </text:list-item>
      </text:list>
      <text:list text:continue-list="list439674164" text:style-name="L34">
        <text:list-item>
          <text:p text:style-name="P160"><text:span text:style-name="T217">Scaled </text:span><text:span text:style-name="T218">from</text:span><text:span text:style-name="T217"> game </text:span><text:span text:style-name="T254">to window </text:span><text:span text:style-name="T44">Y</text:span></text:p>
        </text:list-item>
      </text:list>
      <text:list text:style-name="L36">
        <text:list-item>
          <text:list>
            <text:list-item>
              <text:list>
                <text:list-item>
                  <text:p text:style-name="P159">Type: <text:span text:style-name="T3">number</text:span>.</text:p>
                </text:list-item>
              </text:list>
            </text:list-item>
          </text:list>
        </text:list-item>
      </text:list>
      <text:p text:style-name="P85">A function similar to <text:span text:style-name="T3">rs.to_game</text:span> but reversed. It translates coordinates from the game world to the window. For example, when you want to move the cursor to an object inside the game zone.</text:p>
      <text:p text:style-name="P80">If you pass only one argument e.g. rs.to_window(x) then the function will return the scaled <text:span text:style-name="T3">x </text:span>value.</text:p>
      <text:p text:style-name="P91"><text:span text:style-name="T262">x</text:span> = rs.to_<text:span text:style-name="T263">window</text:span>(<text:span text:style-name="T261">scaled_</text:span>x)</text:p>
      <text:p text:style-name="P83"><text:span text:style-name="T92">if you pass the 2nd argument e.g. </text:span><text:span text:style-name="T52">rs.to_window(nil, y)</text:span><text:span text:style-name="T92"> then the function will return the scaled </text:span><text:span text:style-name="T52">y</text:span><text:span text:style-name="T92"> value.</text:span></text:p>
      <text:p text:style-name="P91"><text:span text:style-name="T92">y = rs.to_</text:span><text:span text:style-name="T96">window</text:span><text:span text:style-name="T92">(nil, </text:span><text:span text:style-name="T95">scaled_</text:span><text:span text:style-name="T92">y)</text:span></text:p>
      <text:p text:style-name="P84"><text:span text:style-name="T52">rs.to_window(x, y)</text:span><text:span text:style-name="T92"> will return both values.</text:span></text:p>
      <text:p text:style-name="P91"><text:span text:style-name="T93">x, </text:span><text:span text:style-name="T92">y = rs.to_window(</text:span><text:span text:style-name="T94">scaled_</text:span><text:span text:style-name="T93">x</text:span><text:span text:style-name="T92">, </text:span><text:span text:style-name="T94">scaled_</text:span><text:span text:style-name="T92">y)</text:span></text:p>
      <text:p text:style-name="P73">Example:</text:p>
      <text:p text:style-name="Preformatted_20_Text">-- Basic example.</text:p>
      <text:p text:style-name="Preformatted_20_Text">-- Press left button of mouse to teleport cur<text:span text:style-name="T219">s</text:span>or to center or rectangle</text:p>
      <text:p text:style-name="Preformatted_20_Text">-- that you can see <text:span text:style-name="T255">in center of</text:span> window.</text:p>
      <text:p text:style-name="Preformatted_20_Text">-- Note: might not work if you use Linux with Wayland.</text:p>
      <text:p text:style-name="Preformatted_20_Text">local rs = require("resolution_solution")</text:p>
      <text:p text:style-name="Preformatted_20_Text">rs.conf({</text:p>
      <text:p text:style-name="Preformatted_20_Text"><text:s text:c="4"/>game_width = 640,</text:p>
      <text:p text:style-name="Preformatted_20_Text"><text:s text:c="4"/>game_height = 480,</text:p>
      <text:p text:style-name="Preformatted_20_Text"><text:s text:c="4"/>scale_mode = 1</text:p>
      <text:p text:style-name="Preformatted_20_Text"><text:soft-page-break/><text:s text:c="2"/>})</text:p>
      <text:p text:style-name="Preformatted_20_Text">love.graphics.setBackgroundColor(0.3, 0.5, 1)</text:p>
      <text:p text:style-name="Preformatted_20_Text">rs.setMode(rs.game_width, rs.game_height, {resizable = true})</text:p>
      <text:p text:style-name="Preformatted_20_Text"/>
      <text:p text:style-name="Preformatted_20_Text">local game_canvas = love.graphics.newCanvas(rs.get_game_size())</text:p>
      <text:p text:style-name="Preformatted_20_Text"/>
      <text:p text:style-name="Preformatted_20_Text">love.resize = function()</text:p>
      <text:p text:style-name="Preformatted_20_Text"><text:s text:c="2"/>rs.resize()</text:p>
      <text:p text:style-name="Preformatted_20_Text">end</text:p>
      <text:p text:style-name="Preformatted_20_Text"/>
      <text:p text:style-name="Preformatted_20_Text">love.mousepressed = function(x, y, button)</text:p>
      <text:p text:style-name="Preformatted_20_Text"><text:s text:c="3"/>if button == 1 then</text:p>
      <text:p text:style-name="Preformatted_20_Text"><text:s text:c="6"/>love.mouse.setPosition(</text:p>
      <text:p text:style-name="Preformatted_20_Text"><text:s text:c="8"/>rs.toScreen(</text:p>
      <text:p text:style-name="Preformatted_20_Text"><text:s text:c="10"/>(rs.game_width / 2), -- Translate X.</text:p>
      <text:p text:style-name="Preformatted_20_Text"><text:s text:c="10"/>(rs.game_height / 2) -- Translate y.</text:p>
      <text:p text:style-name="Preformatted_20_Text"><text:s text:c="10"/>)</text:p>
      <text:p text:style-name="Preformatted_20_Text"><text:s text:c="8"/>)</text:p>
      <text:p text:style-name="Preformatted_20_Text"><text:s text:c="3"/>end</text:p>
      <text:p text:style-name="Preformatted_20_Text">end</text:p>
      <text:p text:style-name="Preformatted_20_Text"/>
      <text:p text:style-name="Preformatted_20_Text">love.draw = function()</text:p>
      <text:p text:style-name="Preformatted_20_Text"><text:s text:c="2"/>love.graphics.setCanvas(game_canvas)</text:p>
      <text:p text:style-name="Preformatted_20_Text"><text:s text:c="2"/>love.graphics.clear(0, 0, 0, 1)</text:p>
      <text:p text:style-name="Preformatted_20_Text"><text:s text:c="2"/>love.graphics.setColor(1, 1, 1, 1)</text:p>
      <text:p text:style-name="Preformatted_20_Text"><text:s text:c="2"/>-- Place 100x100 rectangle in center of game zone.</text:p>
      <text:p text:style-name="Preformatted_20_Text"><text:s text:c="2"/>love.graphics.rectangle("line", (rs.game_width / 2) - 50, (rs.game_height / 2) - 50, 100, 100)</text:p>
      <text:p text:style-name="Preformatted_20_Text"><text:s text:c="2"/>love.graphics.rectangle("line", (rs.game_width / 2) - 4, (rs.game_height / 2) - 4, 4, 4)</text:p>
      <text:p text:style-name="Preformatted_20_Text"><text:s text:c="2"/>love.graphics.setCanvas()</text:p>
      <text:p text:style-name="Preformatted_20_Text"><text:s text:c="2"/></text:p>
      <text:p text:style-name="Preformatted_20_Text"><text:s text:c="2"/>rs.push()</text:p>
      <text:p text:style-name="Preformatted_20_Text"><text:s text:c="4"/>love.graphics.draw(game_canvas)</text:p>
      <text:p text:style-name="Preformatted_20_Text"><text:s text:c="2"/>rs.pop()</text:p>
      <text:p text:style-name="Preformatted_20_Text">end</text:p>
      <text:h text:style-name="Heading_20_1" text:outline-level="1"><text:bookmark-start text:name="__RefHeading___Toc669_3684838377"/>Tips and Tricks<text:bookmark-end text:name="__RefHeading___Toc669_3684838377"/></text:h>
      <text:p text:style-name="P102"><text:span text:style-name="T286">This is a collection of code snippets and examples of useful things that you can do with this library. </text:span><text:span text:style-name="T285">For more complex examples, go to Resolution Solution repository, </text:span><text:span text:style-name="T287">examples folder</text:span><text:span text:style-name="T285">.</text:span></text:p>
      <text:list text:style-name="L37">
        <text:list-item>
          <text:p text:style-name="P161"><text:span text:style-name="T264">H</text:span>o<text:span text:style-name="T264">w to</text:span> get resolution of screen on which window with game placed. Just keep in mind, that there people who uses their system with several monitors.</text:p>
        </text:list-item>
      </text:list>
      <text:p text:style-name="P74">So for example, if user have 2 monitors: 1 is 1366x768; 2 is 1920x1080. If you would try this:</text:p>
      <text:p text:style-name="P76"><text:span text:style-name="T124">width, height = </text:span>love.window.getDesktopDimensions<text:span text:style-name="T220">(1)</text:span></text:p>
      <text:p text:style-name="P74">You would make annoying (to user) mistake, because user might place game window on 2<text:span text:style-name="T120">nd</text:span> monitor, so game would get 1366x768 instead of 1920x1080 that user might expected.</text:p>
      <text:p text:style-name="P75">So, instead do this:</text:p>
      <text:p text:style-name="P64"><text:span text:style-name="T124">width, height = </text:span>love.window.getDesktopDimensions(</text:p>
      <text:p text:style-name="P64">select(3, love.window.getMode()).display)</text:p>
      <text:p text:style-name="P75">This function would get index of screen on which game window and placed and pass it, so now game will correctly get 1920x1080 if it placed on 2<text:span text:style-name="T120">nd</text:span> monitor and 1366x768 if on 1<text:span text:style-name="T120">st</text:span>.</text:p>
      <text:p text:style-name="Horizontal_20_Line"/>
      <text:list xml:id="list172352784022748" text:continue-numbering="true" text:style-name="L37">
        <text:list-item>
          <text:p text:style-name="P183"><text:span text:style-name="T268">When you going to work with Pixel Perfect scaling, you might notice that </text:span><text:span text:style-name="T269">when game window has non even sizes (like 801x600) you would have </text:span><text:span text:style-name="T270">pixel bleeding, because due to calculations, rs.x_offset and rs.y_offset would become float</text:span><text:span text:style-name="T280">s</text:span><text:span text:style-name="T270"> rather then int</text:span><text:span text:style-name="T280">s</text:span><text:span text:style-name="T270">. The best course of actions here would be:</text:span></text:p>
        </text:list-item>
      </text:list>
      <text:list text:style-name="L38">
        <text:list-item>
          <text:list>
            <text:list-item>
              <text:p text:style-name="P184"><text:span text:style-name="T273">A</text:span><text:span text:style-name="T270">sk user to play in fullscreen (because all monitors have even resolutions) </text:span><text:span text:style-name="T273">for best experience.</text:span></text:p>
            </text:list-item>
          </text:list>
        </text:list-item>
      </text:list>
      <text:list text:style-name="L39">
        <text:list-item>
          <text:list>
            <text:list-item>
              <text:p text:style-name="P185"><text:span text:style-name="T273">D</text:span><text:span text:style-name="T270">on’t allow window resizing by user and present to them list of supported window sizes that they can use instead.</text:span></text:p>
            </text:list-item>
            <text:list-item>
              <text:p text:style-name="P185"><text:span text:style-name="T274">J</text:span><text:span text:style-name="T270">ust leave it as it.</text:span></text:p>
            </text:list-item>
            <text:list-item>
              <text:p text:style-name="P186">You could try this:</text:p>
            </text:list-item>
          </text:list>
        </text:list-item>
      </text:list>
      <text:p text:style-name="Preformatted_20_Text">force_even_window = function()</text:p>
      <text:p text:style-name="Preformatted_20_Text">-- <text:s/>local window_width, window_height = love.graphics.getWidth(), love.graphics.getHeight()</text:p>
      <text:p text:style-name="Preformatted_20_Text">-- <text:s/>local is_width_even = (window_width % 2 == 0) -- false == width is not even</text:p>
      <text:p text:style-name="Preformatted_20_Text">-- <text:s/>local is_height_even = (window_height % 2 == 0) -- false == height is not even</text:p>
      <text:p text:style-name="Preformatted_20_Text"><text:s text:c="2"/></text:p>
      <text:p text:style-name="Preformatted_20_Text">-- <text:s/>if not is_width_even then</text:p>
      <text:p text:style-name="Preformatted_20_Text">-- <text:s text:c="3"/>window_width = window_width + 1</text:p>
      <text:p text:style-name="Preformatted_20_Text">-- <text:s/>end</text:p>
      <text:p text:style-name="Preformatted_20_Text"><text:s text:c="4"/></text:p>
      <text:p text:style-name="Preformatted_20_Text"><text:soft-page-break/>-- <text:s/>if not is_height_even then</text:p>
      <text:p text:style-name="Preformatted_20_Text">-- <text:s text:c="3"/>window_height = window_height + 1</text:p>
      <text:p text:style-name="Preformatted_20_Text">-- <text:s/>end</text:p>
      <text:p text:style-name="Preformatted_20_Text"><text:s text:c="4"/></text:p>
      <text:p text:style-name="Preformatted_20_Text">-- <text:s/>if not is_width_even or not is_height_even then</text:p>
      <text:p text:style-name="Preformatted_20_Text">-- <text:s text:c="3"/>love.window.updateMode(window_width, window_height)</text:p>
      <text:p text:style-name="Preformatted_20_Text">-- <text:s/>end</text:p>
      <text:p text:style-name="Preformatted_20_Text"/>
      <text:p text:style-name="Preformatted_20_Text">-- <text:s/>rs.resize()</text:p>
      <text:p text:style-name="Preformatted_20_Text">--end</text:p>
      <text:p text:style-name="P97">This function will round window width and height to nearest biggest even number<text:span text:style-name="T282">s</text:span>. For example, if width is 801 then function will <text:span text:style-name="T281">change</text:span> it to 802.</text:p>
      <text:p text:style-name="P96">The question here <text:span text:style-name="T274">will be </text:span>is when to run this function. <text:span text:style-name="T271">Calling it during love.resize() or love.update() is out of window, since only way to change window size in love is love.window.set/updateMode() and this functions will re-create window every time when you </text:span><text:span text:style-name="T272">call them, which would stop </text:span><text:span text:style-name="T273">u</text:span><text:span text:style-name="T272">ser from resizing window.</text:span></text:p>
      <text:p text:style-name="P98">Because of that, I strongly don’t recommend this solution. <text:span text:style-name="T283">Use it only if you REALLY needs game to be scaled as pixel-perfect as possible.</text:span></text:p>
      <text:p text:style-name="Horizontal_20_Line"/>
      <text:list text:continue-list="list172352784022748" text:style-name="L37">
        <text:list-item>
          <text:p text:style-name="P162">For pixel-art it is also <text:span text:style-name="T3">love.graphics.setDefaultFilter("nearest", "nearest")</text:span> is must-have. <text:span text:style-name="T275">For Stretch Scaling and Aspect Scaling </text:span><text:span text:style-name="T53">love.graphics.setDefaultFilter("linear", "linear")</text:span><text:span text:style-name="T275"> suits better, but it’s up to you to decide.</text:span></text:p>
        </text:list-item>
        <text:list-item>
          <text:p text:style-name="P163">If you use this library, all calculations should be based around <text:span text:style-name="T3">rs.game_width</text:span> and <text:span text:style-name="T3">rs.game_height</text:span><text:span text:style-name="T54"> for everything that should be subject of scaling, rather then window size.</text:span></text:p>
        </text:list-item>
      </text:list>
      <text:h text:style-name="P167" text:outline-level="1"><text:bookmark-start text:name="__RefHeading___Toc465_3684838377"/>Changelog<text:bookmark-end text:name="__RefHeading___Toc465_3684838377"/></text:h>
      <text:h text:style-name="New_20_entry_20_in_20_changelog" text:outline-level="2"><text:bookmark-start text:name="__RefHeading___Toc474_3684838377"/><text:span text:style-name="T127">v</text:span>1000, 7 January 2021<text:bookmark-end text:name="__RefHeading___Toc474_3684838377"/></text:h>
      <text:p text:style-name="First_20_line_20_indent">Initial release! <text:span text:style-name="T131">Yay!</text:span></text:p>
      <text:h text:style-name="New_20_entry_20_in_20_changelog" text:outline-level="2"><text:bookmark-start text:name="__RefHeading___Toc476_3684838377"/><text:span text:style-name="T127">v</text:span>1001, 6 February 2022<text:bookmark-end text:name="__RefHeading___Toc476_3684838377"/></text:h>
      <text:p text:style-name="P25">New:</text:p>
      <text:list text:style-name="L40">
        <text:list-item>
          <text:p text:style-name="P240">Added comments for "Simple demo".</text:p>
        </text:list-item>
        <text:list-item>
          <text:p text:style-name="P240">Added more comments for functions and variables in library.</text:p>
        </text:list-item>
      </text:list>
      <text:p text:style-name="sub-groups_20_in_20_changelog">Changed / <text:span text:style-name="T184">Fixed</text:span>:</text:p>
      <text:list text:style-name="L41">
        <text:list-item>
          <text:p text:style-name="P241">Now, <text:span text:style-name="T3">scaling.stop()</text:span> will remember color that was set before it and return it back after.</text:p>
        </text:list-item>
        <text:list-item>
          <text:p text:style-name="P242">Fixed typo<text:span text:style-name="T208">s</text:span> in "Simple demo".</text:p>
        </text:list-item>
      </text:list>
      <text:h text:style-name="New_20_entry_20_in_20_changelog" text:outline-level="2"><text:bookmark-start text:name="__RefHeading___Toc478_3684838377"/><text:span text:style-name="T128">v</text:span>1002, 8 February 2022<text:bookmark-end text:name="__RefHeading___Toc478_3684838377"/></text:h>
      <text:p text:style-name="sub-groups_20_in_20_changelog">Changed / <text:span text:style-name="T209">Fixed</text:span>:</text:p>
      <text:list text:style-name="L42">
        <text:list-item>
          <text:p text:style-name="P244">Fixed (probably) edge cases in <text:span text:style-name="T45">rs.</text:span><text:span text:style-name="T3">isMouseInside()</text:span> function, so now it should correctly deal with non integer offsets provided by <text:span text:style-name="T3">scaling.xOff</text:span><text:span text:style-name="T54"> </text:span><text:span text:style-name="T89">and </text:span><text:span text:style-name="T40">scaling.yOff</text:span>.</text:p>
        </text:list-item>
        <text:list-item>
          <text:p text:style-name="P243">Now <text:span text:style-name="T15">rs.</text:span><text:span text:style-name="T3">isMouseInside()</text:span> return always true if scale mode is == 2, since there is no black bars in that scaling method <text:span text:style-name="T110">so no need to wast CPU time on that.</text:span></text:p>
        </text:list-item>
        <text:list-item>
          <text:p text:style-name="P245"><text:span text:style-name="T109">U</text:span>pdated <text:span text:style-name="T16">rs.</text:span><text:span text:style-name="T3">isMouseInside() </text:span>comments.</text:p>
        </text:list-item>
        <text:list-item>
          <text:p text:style-name="P246"><text:span text:style-name="T109">R</text:span>ewritten "Simple demo", now it uses modified demo from github page.</text:p>
        </text:list-item>
        <text:list-item>
          <text:p text:style-name="P243">Fixed typos, rewritten/rephrased comments.</text:p>
        </text:list-item>
        <text:list-item>
          <text:p text:style-name="P243">Added note in <text:span text:style-name="T14">rs</text:span><text:span text:style-name="T3">.toGame/</text:span><text:span text:style-name="T14">rs</text:span><text:span text:style-name="T3">.toScreen</text:span> about rounding/mismatching.</text:p>
        </text:list-item>
        <text:list-item>
          <text:p text:style-name="P243">Added note about <text:span text:style-name="T14">rs</text:span><text:span text:style-name="T3">.isMouseInside</text:span><text:span text:style-name="T14">()</text:span><text:span text:style-name="T57">.</text:span></text:p>
        </text:list-item>
      </text:list>
      <text:h text:style-name="New_20_entry_20_in_20_changelog" text:outline-level="2"><text:bookmark-start text:name="__RefHeading___Toc480_3684838377"/><text:span text:style-name="T128">v</text:span>1003, 12 February 2022<text:bookmark-end text:name="__RefHeading___Toc480_3684838377"/></text:h>
      <text:p text:style-name="sub-groups_20_in_20_changelog">New:</text:p>
      <text:list text:style-name="L43">
        <text:list-item>
          <text:p text:style-name="P247">Added library license text in <text:span text:style-name="T3">rs._LICENSE_TEXT</text:span><text:span text:style-name="T54">.</text:span></text:p>
        </text:list-item>
        <text:list-item>
          <text:p text:style-name="P247">Added auto-completion API for Zerobrane Studio!</text:p>
        </text:list-item>
      </text:list>
      <text:p text:style-name="sub-groups_20_in_20_changelog">Changed / <text:span text:style-name="T183">Fixed</text:span>:</text:p>
      <text:list text:continue-numbering="true" text:style-name="L43">
        <text:list-item>
          <text:p text:style-name="P247">Updated comments.</text:p>
        </text:list-item>
      </text:list>
      <text:h text:style-name="New_20_entry_20_in_20_changelog" text:outline-level="2"><text:bookmark-start text:name="__RefHeading___Toc482_3684838377"/><text:span text:style-name="T128">v</text:span>1004, 19 <text:span text:style-name="T132">M</text:span>ay 2022<text:bookmark-end text:name="__RefHeading___Toc482_3684838377"/></text:h>
      <text:p text:style-name="sub-groups_20_in_20_changelog">Renamed:</text:p>
      <text:list text:style-name="L44">
        <text:list-item>
          <text:p text:style-name="P248"><text:span text:style-name="T3">rs.widthScale</text:span> -&gt; <text:span text:style-name="T3">rs.scaleWidth</text:span><text:span text:style-name="T54">.</text:span></text:p>
        </text:list-item>
        <text:list-item>
          <text:p text:style-name="P248"><text:span text:style-name="T17">r</text:span><text:span text:style-name="T3">s.heightScale </text:span>-&gt; <text:span text:style-name="T3">rs.scaleHeight</text:span><text:span text:style-name="T54">.</text:span></text:p>
        </text:list-item>
      </text:list>
      <text:h text:style-name="New_20_entry_20_in_20_changelog" text:outline-level="2"><text:bookmark-start text:name="__RefHeading___Toc484_3684838377"/><text:span text:style-name="T129">v</text:span>1005, 19 <text:span text:style-name="T133">M</text:span>ay 2022<text:bookmark-end text:name="__RefHeading___Toc484_3684838377"/></text:h>
      <text:p text:style-name="sub-groups_20_in_20_changelog">New:</text:p>
      <text:list text:style-name="L45">
        <text:list-item>
          <text:p text:style-name="P249"><text:span text:style-name="T3">rs.gameZone </text:span><text:span text:style-name="T7">table</text:span>, which contains x, y, w, h coordinates of scaled area.<text:line-break/><text:line-break/>You might need it when you want to draw UI, which shouldn't be scaled by lib<text:span text:style-name="T108">rary </text:span>regardless of current scaling mode (stretching or with black bars), because to draw UI you need to know where starts/ends scaled area on window. And it might help for camera libraries, which uses <text:span text:style-name="T3">love.graphics.setScissors</text:span><text:span text:style-name="T41">()</text:span>.</text:p>
        </text:list-item>
      </text:list>
      <text:h text:style-name="New_20_entry_20_in_20_changelog" text:outline-level="2"><text:bookmark-start text:name="__RefHeading___Toc486_3684838377"/>v1006, 20 <text:span text:style-name="T134">May</text:span> 2022<text:bookmark-end text:name="__RefHeading___Toc486_3684838377"/></text:h>
      <text:p text:style-name="sub-groups_20_in_20_changelog">New:</text:p>
      <text:list text:style-name="L46">
        <text:list-item>
          <text:p text:style-name="P250"><text:span text:style-name="T3">rs.drawBlackBars</text:span><text:span text:style-name="T8">()</text:span> added. <text:line-break/>So now you can call it to draw black bar outside of <text:span text:style-name="T3">rs.start</text:span><text:span text:style-name="T6">()</text:span> and <text:span text:style-name="T3">rs.stop</text:span><text:span text:style-name="T6">()</text:span>. Some libraries, especially that use love's scissors functionality might broke b<text:span text:style-name="T210">l</text:span>ack bars rendering;<text:line-break/><text:span text:style-name="T107"><text:line-break/></text:span>Or camera (or any <text:span text:style-name="T211">other library that relies graphics transformations</text:span>) libraries might mess with coordinate translating. Which might end up in broken graphics and frustration.<text:line-break/><text:line-break/>Also, this function uses same rules as <text:span text:style-name="T3">rs.stop</text:span><text:span text:style-name="T9">()</text:span>, meaning <text:span text:style-name="T10">r</text:span><text:span text:style-name="T3">s.drawBars</text:span> <text:span text:style-name="T221">=</text:span>= <text:span text:style-name="T3">false</text:span> will result in <text:span text:style-name="T3">rs.drawBlackBars</text:span><text:span text:style-name="T11">()</text:span> will be not rendered.</text:p>
        </text:list-item>
        <text:list-item>
          <text:p text:style-name="P250">Now <text:span text:style-name="T3">rs.stop</text:span><text:span text:style-name="T12">()</text:span> will draw black bars via <text:span text:style-name="T3">rs.drawBlackBars</text:span><text:span text:style-name="T13">()</text:span><text:span text:style-name="T55"> </text:span><text:span text:style-name="T56">function</text:span>.</text:p>
        </text:list-item>
      </text:list>
      <text:h text:style-name="New_20_entry_20_in_20_changelog" text:outline-level="2"><text:bookmark-start text:name="__RefHeading___Toc488_3684838377"/><text:span text:style-name="T130">v</text:span>2000, 27 December 2022<text:bookmark-end text:name="__RefHeading___Toc488_3684838377"/></text:h>
      <text:p text:style-name="P63">Big rewrite! Check source file for all detailed changes. Some functionality in this version is not compatible with old versions.</text:p>
      <text:p text:style-name="P63">Source file, at almost top, now include some tips and "tricks", check them out.</text:p>
      <text:p text:style-name="sub-groups_20_in_20_changelog">New:</text:p>
      <text:list text:style-name="L47">
        <text:list-item>
          <text:p text:style-name="P251">Pixel Perfect scaling - <text:span text:style-name="T3">rs.setScaleMode(3)</text:span> to check it out!</text:p>
        </text:list-item>
        <text:list-item>
          <text:p text:style-name="P252"><text:span text:style-name="T3">rs.init(options)</text:span> - before, to change some options in library, you could update value directly from rs.* table or use provided built-in functions. Now, considering new "insides" of library, changing options directly as <text:span text:style-name="T3">rs.scaleMode</text:span> =<text:span text:style-name="T135">=</text:span> 1 will do nothing, because library will be updated only on <text:span text:style-name="T3">rs.resize()</text:span> or via newly (and old one) provided functions, including <text:span text:style-name="T3">rs.init()</text:span>.<text:line-break/><text:line-break/>You should call <text:span text:style-name="T3">rs.init()</text:span> at least once, even if you don't need to update anything in options, otherwise until first <text:span text:style-name="T3">rs.resize()</text:span>, you will see black screen.<text:line-break/><text:line-break/>You can pass argument as table with options, or pass nothing to just update.</text:p>
        </text:list-item>
        <text:list-item>
          <text:p text:style-name="P251"><text:span text:style-name="T3">rs.setScaleMode()</text:span> - allow you to change scale mode via number. Pass 1, 2, 3 to change.</text:p>
        </text:list-item>
        <text:list-item>
          <text:p text:style-name="P251"><text:span text:style-name="T3">rs.debug</text:span> - boolean, which controls if <text:span text:style-name="T3">rs.debugFunc()</text:span> will be rendered or not.</text:p>
        </text:list-item>
        <text:list-item>
          <text:p text:style-name="P251"><text:span text:style-name="T3">rs.debugFunc()</text:span> - function that will show some data that useful for debug. Call it somewhere in love.draw() as <text:span text:style-name="T3">rs.debugFunc()</text:span>.</text:p>
        </text:list-item>
        <text:list-item>
          <text:p text:style-name="P251"><text:span text:style-name="T3">rs.switchDebug()</text:span> - switch <text:span text:style-name="T3">rs.debug</text:span>, from true to false and vice-versa.</text:p>
        </text:list-item>
      </text:list>
      <text:p text:style-name="sub-groups_20_in_20_changelog">Removed:</text:p>
      <text:list text:style-name="L48">
        <text:list-item>
          <text:p text:style-name="P253"><text:span text:style-name="T3">rs.windowChanged()</text:span> - because now there no need in this callback.</text:p>
        </text:list-item>
        <text:list-item>
          <text:p text:style-name="P254"><text:span text:style-name="T3">rs.gameChanged()</text:span> - also not really useful anymore.</text:p>
        </text:list-item>
        <text:list-item>
          <text:p text:style-name="P253"><text:span text:style-name="T3">rs.gameAspect</text:span> - it was not really useful anyway.</text:p>
        </text:list-item>
        <text:list-item>
          <text:p text:style-name="P253"><text:span text:style-name="T3">rs.windowAspect</text:span> - also not useful.</text:p>
        </text:list-item>
        <text:list-item>
          <text:p text:style-name="P253"><text:span text:style-name="T3">rs.update()</text:span> - explained below.</text:p>
        </text:list-item>
      </text:list>
      <text:p text:style-name="sub-groups_20_in_20_changelog">Changed / <text:span text:style-name="T182">Fixed</text:span>:</text:p>
      <text:list text:style-name="L49">
        <text:list-item>
          <text:p text:style-name="P255"><text:soft-page-break/>Before, there was only 2 bars: <text:span text:style-name="T212">l</text:span>eft/right or top/bottom and they was available only at <text:span text:style-name="T42">rs.</text:span><text:span text:style-name="T3">scaleMode</text:span> <text:span text:style-name="T213">== </text:span>1. With introduced 3rd scale method, Pixel <text:span text:style-name="T106">P</text:span>erfect, that has bars at top/bottom/left/right at same time, their functionality changed. You can still access them as: rs.x1, rs.y1, rs.w1, rs.h1 (from 1 to 4, rs.x1, rs.x2, rs.x3...), but order changed:</text:p>
        </text:list-item>
      </text:list>
      <text:list text:style-name="L50">
        <text:list-item>
          <text:list>
            <text:list-item>
              <text:p text:style-name="P256">top bar</text:p>
            </text:list-item>
            <text:list-item>
              <text:p text:style-name="P256"><text:span text:style-name="T105">l</text:span>eft bar</text:p>
            </text:list-item>
            <text:list-item>
              <text:p text:style-name="P256">for right bar</text:p>
            </text:list-item>
            <text:list-item>
              <text:p text:style-name="P256">for bottom bar</text:p>
            </text:list-item>
          </text:list>
        </text:list-item>
      </text:list>
      <text:list text:style-name="L51">
        <text:list-item>
          <text:p text:style-name="P257">Apparently, rs.gameZone table was never updated, because <text:span text:style-name="T214">I </text:span>forgot to do so in rs.update... <text:span text:style-name="T214">Whops!</text:span></text:p>
        </text:list-item>
      </text:list>
      <text:list text:style-name="L52">
        <text:list-item>
          <text:p text:style-name="P258">Now all functions, that expects arguments, have error messages to point out if you passed something wrong. Yay!</text:p>
        </text:list-item>
      </text:list>
      <text:list text:style-name="L53">
        <text:list-item>
          <text:p text:style-name="P259"><text:span text:style-name="T3">rs.resize</text:span> - now library update loop was designed around love.resize() function, instead of love.update(), like other scaling libs do. So less wasted frame time, yay! Don't forget to pass w and h from love.resize(w, h) to library as rs.resize(w, h). For comparability sake, it should be possible to put rs.resize at love.update and just pass rs.resize(love.graphics.getWidth(), love.graphics.getHeight()). It was not tested properly, but i believe there shouldn't be any problem with it, except maybe performance.</text:p>
        </text:list-item>
        <text:list-item>
          <text:p text:style-name="P259"><text:span text:style-name="T3">rs.switchScaleMode()</text:span> - before until 3rd scaling method, there was only 2 methods and this function acted more like "boolean". Now, you can pass 1 or -1 to choose how you want to switch methods: 1 -&gt; 2 -&gt; 3 -&gt; 1... or 3 -&gt; 2 -&gt; 1 -&gt; 1. If you pass nothing, function will act as you passed 1.</text:p>
        </text:list-item>
      </text:list>
      <text:list text:style-name="L54">
        <text:list-item>
          <text:p text:style-name="P260"><text:span text:style-name="T104">Demo was rewritten</text:span>.</text:p>
        </text:list-item>
        <text:list-item>
          <text:p text:style-name="P261">From now on, i will include minified version of library, with removed comments and minified code, that will make filesize lesser. https://mothereff.in/lua-minifier.</text:p>
        </text:list-item>
      </text:list>
      <text:p text:style-name="sub-groups_20_in_20_changelog">Renamed:</text:p>
      <text:list text:style-name="L55">
        <text:list-item>
          <text:p text:style-name="P262"><text:span text:style-name="T3">rs.drawBars</text:span> -&gt; <text:span text:style-name="T3">rs.bars</text:span><text:span text:style-name="T54">.</text:span></text:p>
        </text:list-item>
        <text:list-item>
          <text:p text:style-name="P262"><text:span text:style-name="T3">rs.drawBlackBars</text:span> -&gt; <text:span text:style-name="T3">rs.drawBars</text:span><text:span text:style-name="T54">.</text:span></text:p>
        </text:list-item>
        <text:list-item>
          <text:p text:style-name="P262"><text:span text:style-name="T3">rs.switchDrawBars</text:span> -&gt; <text:span text:style-name="T3">rs.switchBars</text:span><text:span text:style-name="T54">.</text:span></text:p>
        </text:list-item>
      </text:list>
      <text:h text:style-name="New_20_entry_20_in_20_changelog" text:outline-level="2"><text:bookmark-start text:name="__RefHeading___Toc467_3684838377"/>v2001, 31 December 2022<text:bookmark-end text:name="__RefHeading___Toc467_3684838377"/></text:h>
      <text:p text:style-name="First_20_line_20_indent">Small update, that add some QoL features, and hack for Pixel Perfect Scaling. Check source code (specifically <text:span text:style-name="T3">rs.pixelPerfectOffsetsHack</text:span> and <text:span text:style-name="T3">rs.resize</text:span><text:span text:style-name="T21">()</text:span>) and this update log for more info.</text:p>
      <text:p text:style-name="First_20_line_20_indent">Happy new year!</text:p>
      <text:p text:style-name="sub-groups_20_in_20_changelog">New:</text:p>
      <text:list text:style-name="L56">
        <text:list-item>
          <text:p text:style-name="P263"><text:span text:style-name="T5">rs.</text:span><text:span text:style-name="T3">nearestFilter(filter, anisotropy)</text:span> - this function is easier to use wrapper for <text:span text:style-name="T3">love.graphics.setDefaultFilter()</text:span>. It expects 2 optional arguments:</text:p>
        </text:list-item>
      </text:list>
      <text:list text:style-name="L57">
        <text:list-item>
          <text:list>
            <text:list-item>
              <text:list>
                <text:list-item>
                  <text:p text:style-name="P264">true/false or nil. true/nil results in nearest filtering, while false is linear.</text:p>
                </text:list-item>
                <text:list-item>
                  <text:p text:style-name="P264"><text:span text:style-name="T103">A</text:span>nisotropy. It can be number or nil. If number, function will simply use it to slap into <text:span text:style-name="T3">love.graphics.setDefaultFilter()</text:span>, but if nil, then library will simply get anisotropy value from <text:span text:style-name="T3">love.graphics.getDefaultFilter()</text:span> and will use it instead. Current love uses 1 as default.<text:line-break/><text:line-break/>If this function was never run, library will never touch or edit <text:span text:style-name="T3">love.graphics.setDefaultFilter()</text:span>.</text:p>
                </text:list-item>
              </text:list>
            </text:list-item>
          </text:list>
        </text:list-item>
      </text:list>
      <text:list text:style-name="L58">
        <text:list-item>
          <text:p text:style-name="P265"><text:span text:style-name="T3">rs.pixelPerfectOffsetsHack</text:span> = false/true - very experimental feature, that aim to fix pixel bleeding in perfect scaling mode when window size is not even. It result in always "clean" pixels, b<text:span text:style-name="T102">u</text:span>t comes with side effects such as:</text:p>
        </text:list-item>
      </text:list>
      <text:list text:style-name="L59">
        <text:list-item>
          <text:list>
            <text:list-item>
              <text:list>
                <text:list-item>
                  <text:p text:style-name="P266"><text:span text:style-name="T3">rs.windowWidth</text:span> and <text:span text:style-name="T3">rs.windowHeight</text:span> will be wrong by 1 if window is non even. The workaround is to use <text:span text:style-name="T3">love.graphics.getWidth</text:span><text:span text:style-name="T43">()</text:span><text:span text:style-name="T90"> and </text:span><text:span text:style-name="T43">love.graphics.getheight()</text:span> instead.</text:p>
                </text:list-item>
                <text:list-item>
                  <text:p text:style-name="P267">On non even window size, offset from left and top will place game content on 1 pixel left/upper. But if you never ever draw anything inside <text:span text:style-name="T3">rs.unscaleStart()</text:span> and <text:span text:style-name="T3">rs.unscaleStop()</text:span> and outside of <text:span text:style-name="T3">rs.start()</text:span> and <text:span text:style-name="T22">rs.</text:span><text:span text:style-name="T3">stop()</text:span>, then you should probably fine using this hack.</text:p>
                </text:list-item>
              </text:list>
            </text:list-item>
          </text:list>
        </text:list-item>
      </text:list>
      <text:list text:style-name="L60">
        <text:list-item>
          <text:p text:style-name="P268"><text:span text:style-name="T3">rs.switchPixelHack()</text:span> - turn on/off mentioned hack.</text:p>
        </text:list-item>
        <text:list-item>
          <text:p text:style-name="P268"><text:span text:style-name="T3">rs.setMode()</text:span> - wrapper around love.window.setMode(). You should use this functions instead, since using love.window.setMode() might don't trigger love.resize<text:span text:style-name="T136">()</text:span> and therefore <text:span text:style-name="T3">rs.resize</text:span><text:span text:style-name="T19">()</text:span><text:span text:style-name="T60"> </text:span><text:span text:style-name="T61">and as result scaling calculations will be wrong.</text:span></text:p>
        </text:list-item>
      </text:list>
      <text:p text:style-name="sub-groups_20_in_20_changelog"><text:soft-page-break/><text:span text:style-name="T181">Changed / Fixed</text:span>:</text:p>
      <text:list text:style-name="L61">
        <text:list-item>
          <text:p text:style-name="P269">Updated demo to include all new functions and values.</text:p>
        </text:list-item>
        <text:list-item>
          <text:p text:style-name="P269">Updated <text:span text:style-name="T3">rs.debugFunc</text:span><text:span text:style-name="T18">()</text:span> to include all new values and functions.</text:p>
        </text:list-item>
      </text:list>
      <text:h text:style-name="New_20_entry_20_in_20_changelog" text:outline-level="2"><text:bookmark-start text:name="__RefHeading___Toc469_3684838377"/><text:span text:style-name="T229">v3000</text:span><text:span text:style-name="T101">,</text:span> <text:span text:style-name="T293">19</text:span> <text:span text:style-name="T293">November</text:span> <text:span text:style-name="T101">2023</text:span><text:bookmark-end text:name="__RefHeading___Toc469_3684838377"/></text:h>
      <text:p text:style-name="P103">Yet another big library rewrite.</text:p>
      <text:p text:style-name="P103">This version is not compatibility with v2001, so <text:span text:style-name="T3">major rewriting required.</text:span></text:p>
      <text:p text:style-name="P110"/>
      <text:p text:style-name="P110">Main idea behind this rewrite was quite simple: library was doing too much of unnecessary stuff, resulting in bloated library, tons not very useful features that I need to maintain, and I was in general not very satisfied with what library become.</text:p>
      <text:p text:style-name="P110">Before, library was focusing too much on “black bars” concept. In fact, around 50% of all functions were only about them. So, now, library become lightweight and focused on SCALING, then anything else. Now library proposes you to implement scaling using canvas, scissors or good old black bars. You not forced to only choose one method and monkeypatch your way through. Now everything should be easy for everyone.</text:p>
      <text:p text:style-name="P111"><text:tab/>So.. what now?</text:p>
      <text:p text:style-name="P111"><text:tab/>Library moves to maintenance-only mode, so no new features or rewrites in not planned. Only bug fixes (if users will raise them, of course), version bumping and updating library to new love version, more examples in repository.</text:p>
      <text:p text:style-name="P111"/>
      <text:p text:style-name="P112">Thanks everyone, who uses this library!</text:p>
      <text:p text:style-name="P104">New:</text:p>
      <text:list text:style-name="L62">
        <text:list-item>
          <text:p text:style-name="P270">Added complete documentation, as PDF file, which includes examples, screenshots, explanations of some concepts, tips and tricks, and more.</text:p>
        </text:list-item>
      </text:list>
      <text:p text:style-name="P113"><text:tab/><text:span text:style-name="T292">(+ source .odt file)</text:span></text:p>
      <text:list text:continue-numbering="true" text:style-name="L62">
        <text:list-item>
          <text:p text:style-name="P271">Added folder with examples in repository.</text:p>
        </text:list-item>
      </text:list>
      <text:p text:style-name="P105"><text:span text:style-name="T288">Changed / </text:span><text:span text:style-name="T289">Fixed</text:span>:</text:p>
      <text:list text:style-name="L63">
        <text:list-item>
          <text:p text:style-name="P273">Most functions or values were removed or reworked.</text:p>
        </text:list-item>
        <text:list-item>
          <text:p text:style-name="P275">Reworked readme in repository.</text:p>
        </text:list-item>
      </text:list>
      <text:p text:style-name="P106"><text:span text:style-name="T290">Renamed</text:span>:</text:p>
      <text:list text:continue-numbering="true" text:style-name="L63">
        <text:list-item>
          <text:p text:style-name="P276"><text:soft-page-break/>All functions and variables now use s<text:span text:style-name="T291">n</text:span>ake_case.</text:p>
        </text:list-item>
      </text:list>
      <text:p text:style-name="P107">Removed:</text:p>
      <text:list text:continue-numbering="true" text:style-name="L63">
        <text:list-item>
          <text:p text:style-name="P274">Most functions or values were removed or reworked.</text:p>
        </text:list-item>
        <text:list-item>
          <text:p text:style-name="P277">Since ZeroBrane API was unmaintained for some time, it was fully removed from repository.</text:p>
        </text:list-item>
        <text:list-item>
          <text:p text:style-name="P278">I don’t provide minified version of library anymore, <text:span text:style-name="T291">so it was removed from repository.</text:span></text:p>
        </text:list-item>
      </text:list>
      <text:h text:style-name="P180" text:outline-level="2"><text:bookmark-start text:name="__RefHeading___Toc469_3684838377 Copy 1"/><text:span text:style-name="T229">v300</text:span><text:span text:style-name="T301">1</text:span><text:span text:style-name="T101">,</text:span> <text:span text:style-name="T295">3</text:span> <text:span text:style-name="T295">December</text:span> <text:span text:style-name="T101">2023</text:span><text:bookmark-end text:name="__RefHeading___Toc469_3684838377 Copy 1"/></text:h>
      <text:list text:continue-numbering="true" text:style-name="L63">
        <text:list-header>
          <text:p text:style-name="P164">Bump to love 11.5, no new features o<text:span text:style-name="T297">r fixes</text:span>, mostly changes for internals, like updated comments, <text:span text:style-name="T299">shake_case for internals in debug_info function</text:span>. <text:span text:style-name="T296">This even resulted in smaller library size!</text:span></text:p>
        </text:list-header>
      </text:list>
      <text:p text:style-name="P117"/>
      <text:p text:style-name="P117"><text:tab/><text:span text:style-name="T297">Compatible with v3000 without any additional code changes (unless you relie</text:span><text:span text:style-name="T298">d</text:span><text:span text:style-name="T297"> on _DOCUMENTATION variable, </text:span><text:span text:style-name="T298">for some reason</text:span><text:span text:style-name="T297">).</text:span></text:p>
      <text:p text:style-name="P108">New:</text:p>
      <text:list text:continue-numbering="true" text:style-name="L63">
        <text:list-item>
          <text:p text:style-name="P272"><text:span text:style-name="T155">_DOCUMENTATION</text:span> <text:span text:style-name="T296">now has link to documentation pdf file that I forget to add during v3000 update.</text:span></text:p>
        </text:list-item>
      </text:list>
      <text:p text:style-name="P109"><text:span text:style-name="T300">Changed</text:span>:</text:p>
      <text:list text:style-name="L64">
        <text:list-item>
          <text:p text:style-name="P279">Internal variables in <text:span text:style-name="T299">debug_info </text:span>now used snake_case that I forget to update during v3000 update.</text:p>
        </text:list-item>
        <text:list-item>
          <text:p text:style-name="P280">Updated README, mostly better wording and links.</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style:page-number="auto" fo:break-before="page"/>
      <style:text-properties style:font-name="Liberation Serif1" fo:font-family="'Liberation Serif'" style:font-style-name="Bold" style:font-family-generic="roman" style:font-pitch="variable"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fo:text-align="center" style:justify-single-word="false" style:page-number="auto" fo:break-before="page"/>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fo:text-align="center" style:justify-single-word="false" style:page-number="auto" fo:break-before="pag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ub-groups_20_in_20_changelog" style:display-name="sub-groups in changelog" style:family="paragraph" style:parent-style-name="First_20_line_20_indent" style:next-style-name="Text_20_body">
      <style:text-properties fo:font-weight="bold"/>
    </style:style>
    <style:style style:name="New_20_entry_20_in_20_changelog" style:display-name="New entry in changelog" style:family="paragraph" style:parent-style-name="Heading_20_2" style:next-style-name="Text_20_body" style:default-outline-level="" style:list-style-name="" style:master-page-name="">
      <style:paragraph-properties style:page-number="auto" fo:break-before="page"/>
    </style:style>
    <style:style style:name="Figure" style:family="paragraph" style:parent-style-name="Caption" style:class="extra"/>
    <style:style style:name="Frame_20_contents" style:display-name="Frame contents" style:family="paragraph" style:parent-style-name="Standard" style:class="extra"/>
    <style:style style:name="Text" style:family="paragraph" style:parent-style-name="Caption" style:class="extra"/>
    <style:style style:name="Preformatted_20_Text" style:display-name="Preformatted Text" style:family="paragraph" style:parent-style-name="Standard" style:class="html" style:master-page-name="">
      <style:paragraph-properties fo:margin-top="0cm" fo:margin-bottom="0cm" style:contextual-spacing="false" fo:text-align="start" style:justify-single-word="false" style:page-number="auto"/>
      <style:text-properties style:font-name="Liberation Mono" fo:font-family="'Liberation Mono'" style:font-family-generic="modern" style:font-pitch="fixed" fo:font-size="10pt" fo:background-color="#ddddd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ist_20_Indent" style:display-name="List Indent" style:family="paragraph" style:parent-style-name="Text_20_body" style:class="text">
      <style:paragraph-properties fo:margin-left="5.001cm" fo:text-indent="-4.5cm" style:auto-text-indent="false">
        <style:tab-stops>
          <style:tab-stop style:position="0cm"/>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5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1T00:20:53.073271863</meta:creation-date>
    <meta:generator>LibreOffice/7.6.3.2$Linux_X86_64 LibreOffice_project/29d686fea9f6705b262d369fede658f824154cc0</meta:generator>
    <dc:date>2023-12-03T17:23:51.810107969</dc:date>
    <meta:editing-duration>P2DT16H50M43S</meta:editing-duration>
    <meta:editing-cycles>2075</meta:editing-cycles>
    <dc:title>Resolution Solution documentation</dc:title>
    <dc:description>https://github.com/Vovkiv/resolution_solution - library</dc:description>
    <meta:print-date>2023-12-03T17:23:47.710180956</meta:print-date>
    <meta:printed-by>PDF files</meta:printed-by>
    <meta:document-statistic meta:table-count="8" meta:image-count="17" meta:object-count="0" meta:page-count="55" meta:paragraph-count="723" meta:word-count="4847" meta:character-count="32038" meta:non-whitespace-character-count="27456"/>
  </office:meta>
</office:document-meta>
</file>